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aths_sq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ea_lad</text:p>
          </table:table-cell>
          <table:table-cell office:value-type="string" calcext:value-type="string">
            <text:p>SELECT WC</text:p>
          </table:table-cell>
        </table:table-row>
        <table:table-row table:style-name="ro1">
          <table:table-cell office:value-type="string" calcext:value-type="string">
            <text:p>E06000001</text:p>
          </table:table-cell>
          <table:table-cell table:formula="of:=&quot;, SUM(CASE WHEN area_cd = '&quot;&amp;[.A2]&amp;&quot;' THEN val ELSE 0 END( AS &quot;&amp;[.A2]" office:value-type="string" office:string-value=", SUM(CASE WHEN area_cd = 'E06000001' THEN val ELSE 0 END( AS E06000001" calcext:value-type="string">
            <text:p>, SUM(CASE WHEN area_cd = 'E06000001' THEN val ELSE 0 END( AS E06000001</text:p>
          </table:table-cell>
        </table:table-row>
        <table:table-row table:style-name="ro1">
          <table:table-cell office:value-type="string" calcext:value-type="string">
            <text:p>E06000002</text:p>
          </table:table-cell>
          <table:table-cell table:formula="of:=&quot;, SUM(CASE WHEN area_cd = '&quot;&amp;[.A3]&amp;&quot;' THEN val ELSE 0 END( AS &quot;&amp;[.A3]" office:value-type="string" office:string-value=", SUM(CASE WHEN area_cd = 'E06000002' THEN val ELSE 0 END( AS E06000002" calcext:value-type="string">
            <text:p>, SUM(CASE WHEN area_cd = 'E06000002' THEN val ELSE 0 END( AS E06000002</text:p>
          </table:table-cell>
        </table:table-row>
        <table:table-row table:style-name="ro1">
          <table:table-cell office:value-type="string" calcext:value-type="string">
            <text:p>E06000003</text:p>
          </table:table-cell>
          <table:table-cell table:formula="of:=&quot;, SUM(CASE WHEN area_cd = '&quot;&amp;[.A4]&amp;&quot;' THEN val ELSE 0 END( AS &quot;&amp;[.A4]" office:value-type="string" office:string-value=", SUM(CASE WHEN area_cd = 'E06000003' THEN val ELSE 0 END( AS E06000003" calcext:value-type="string">
            <text:p>, SUM(CASE WHEN area_cd = 'E06000003' THEN val ELSE 0 END( AS E06000003</text:p>
          </table:table-cell>
        </table:table-row>
        <table:table-row table:style-name="ro1">
          <table:table-cell office:value-type="string" calcext:value-type="string">
            <text:p>E06000004</text:p>
          </table:table-cell>
          <table:table-cell table:formula="of:=&quot;, SUM(CASE WHEN area_cd = '&quot;&amp;[.A5]&amp;&quot;' THEN val ELSE 0 END( AS &quot;&amp;[.A5]" office:value-type="string" office:string-value=", SUM(CASE WHEN area_cd = 'E06000004' THEN val ELSE 0 END( AS E06000004" calcext:value-type="string">
            <text:p>, SUM(CASE WHEN area_cd = 'E06000004' THEN val ELSE 0 END( AS E06000004</text:p>
          </table:table-cell>
        </table:table-row>
        <table:table-row table:style-name="ro1">
          <table:table-cell office:value-type="string" calcext:value-type="string">
            <text:p>E06000005</text:p>
          </table:table-cell>
          <table:table-cell table:formula="of:=&quot;, SUM(CASE WHEN area_cd = '&quot;&amp;[.A6]&amp;&quot;' THEN val ELSE 0 END( AS &quot;&amp;[.A6]" office:value-type="string" office:string-value=", SUM(CASE WHEN area_cd = 'E06000005' THEN val ELSE 0 END( AS E06000005" calcext:value-type="string">
            <text:p>, SUM(CASE WHEN area_cd = 'E06000005' THEN val ELSE 0 END( AS E06000005</text:p>
          </table:table-cell>
        </table:table-row>
        <table:table-row table:style-name="ro1">
          <table:table-cell office:value-type="string" calcext:value-type="string">
            <text:p>E06000006</text:p>
          </table:table-cell>
          <table:table-cell table:formula="of:=&quot;, SUM(CASE WHEN area_cd = '&quot;&amp;[.A7]&amp;&quot;' THEN val ELSE 0 END( AS &quot;&amp;[.A7]" office:value-type="string" office:string-value=", SUM(CASE WHEN area_cd = 'E06000006' THEN val ELSE 0 END( AS E06000006" calcext:value-type="string">
            <text:p>, SUM(CASE WHEN area_cd = 'E06000006' THEN val ELSE 0 END( AS E06000006</text:p>
          </table:table-cell>
        </table:table-row>
        <table:table-row table:style-name="ro1">
          <table:table-cell office:value-type="string" calcext:value-type="string">
            <text:p>E06000007</text:p>
          </table:table-cell>
          <table:table-cell table:formula="of:=&quot;, SUM(CASE WHEN area_cd = '&quot;&amp;[.A8]&amp;&quot;' THEN val ELSE 0 END( AS &quot;&amp;[.A8]" office:value-type="string" office:string-value=", SUM(CASE WHEN area_cd = 'E06000007' THEN val ELSE 0 END( AS E06000007" calcext:value-type="string">
            <text:p>, SUM(CASE WHEN area_cd = 'E06000007' THEN val ELSE 0 END( AS E06000007</text:p>
          </table:table-cell>
        </table:table-row>
        <table:table-row table:style-name="ro1">
          <table:table-cell office:value-type="string" calcext:value-type="string">
            <text:p>E06000008</text:p>
          </table:table-cell>
          <table:table-cell table:formula="of:=&quot;, SUM(CASE WHEN area_cd = '&quot;&amp;[.A9]&amp;&quot;' THEN val ELSE 0 END( AS &quot;&amp;[.A9]" office:value-type="string" office:string-value=", SUM(CASE WHEN area_cd = 'E06000008' THEN val ELSE 0 END( AS E06000008" calcext:value-type="string">
            <text:p>, SUM(CASE WHEN area_cd = 'E06000008' THEN val ELSE 0 END( AS E06000008</text:p>
          </table:table-cell>
        </table:table-row>
        <table:table-row table:style-name="ro1">
          <table:table-cell office:value-type="string" calcext:value-type="string">
            <text:p>E06000009</text:p>
          </table:table-cell>
          <table:table-cell table:formula="of:=&quot;, SUM(CASE WHEN area_cd = '&quot;&amp;[.A10]&amp;&quot;' THEN val ELSE 0 END( AS &quot;&amp;[.A10]" office:value-type="string" office:string-value=", SUM(CASE WHEN area_cd = 'E06000009' THEN val ELSE 0 END( AS E06000009" calcext:value-type="string">
            <text:p>, SUM(CASE WHEN area_cd = 'E06000009' THEN val ELSE 0 END( AS E06000009</text:p>
          </table:table-cell>
        </table:table-row>
        <table:table-row table:style-name="ro1">
          <table:table-cell office:value-type="string" calcext:value-type="string">
            <text:p>E06000010</text:p>
          </table:table-cell>
          <table:table-cell table:formula="of:=&quot;, SUM(CASE WHEN area_cd = '&quot;&amp;[.A11]&amp;&quot;' THEN val ELSE 0 END( AS &quot;&amp;[.A11]" office:value-type="string" office:string-value=", SUM(CASE WHEN area_cd = 'E06000010' THEN val ELSE 0 END( AS E06000010" calcext:value-type="string">
            <text:p>, SUM(CASE WHEN area_cd = 'E06000010' THEN val ELSE 0 END( AS E06000010</text:p>
          </table:table-cell>
        </table:table-row>
        <table:table-row table:style-name="ro1">
          <table:table-cell office:value-type="string" calcext:value-type="string">
            <text:p>E06000011</text:p>
          </table:table-cell>
          <table:table-cell table:formula="of:=&quot;, SUM(CASE WHEN area_cd = '&quot;&amp;[.A12]&amp;&quot;' THEN val ELSE 0 END( AS &quot;&amp;[.A12]" office:value-type="string" office:string-value=", SUM(CASE WHEN area_cd = 'E06000011' THEN val ELSE 0 END( AS E06000011" calcext:value-type="string">
            <text:p>, SUM(CASE WHEN area_cd = 'E06000011' THEN val ELSE 0 END( AS E06000011</text:p>
          </table:table-cell>
        </table:table-row>
        <table:table-row table:style-name="ro1">
          <table:table-cell office:value-type="string" calcext:value-type="string">
            <text:p>E06000012</text:p>
          </table:table-cell>
          <table:table-cell table:formula="of:=&quot;, SUM(CASE WHEN area_cd = '&quot;&amp;[.A13]&amp;&quot;' THEN val ELSE 0 END( AS &quot;&amp;[.A13]" office:value-type="string" office:string-value=", SUM(CASE WHEN area_cd = 'E06000012' THEN val ELSE 0 END( AS E06000012" calcext:value-type="string">
            <text:p>, SUM(CASE WHEN area_cd = 'E06000012' THEN val ELSE 0 END( AS E06000012</text:p>
          </table:table-cell>
        </table:table-row>
        <table:table-row table:style-name="ro1">
          <table:table-cell office:value-type="string" calcext:value-type="string">
            <text:p>E06000013</text:p>
          </table:table-cell>
          <table:table-cell table:formula="of:=&quot;, SUM(CASE WHEN area_cd = '&quot;&amp;[.A14]&amp;&quot;' THEN val ELSE 0 END( AS &quot;&amp;[.A14]" office:value-type="string" office:string-value=", SUM(CASE WHEN area_cd = 'E06000013' THEN val ELSE 0 END( AS E06000013" calcext:value-type="string">
            <text:p>, SUM(CASE WHEN area_cd = 'E06000013' THEN val ELSE 0 END( AS E06000013</text:p>
          </table:table-cell>
        </table:table-row>
        <table:table-row table:style-name="ro1">
          <table:table-cell office:value-type="string" calcext:value-type="string">
            <text:p>E06000014</text:p>
          </table:table-cell>
          <table:table-cell table:formula="of:=&quot;, SUM(CASE WHEN area_cd = '&quot;&amp;[.A15]&amp;&quot;' THEN val ELSE 0 END( AS &quot;&amp;[.A15]" office:value-type="string" office:string-value=", SUM(CASE WHEN area_cd = 'E06000014' THEN val ELSE 0 END( AS E06000014" calcext:value-type="string">
            <text:p>, SUM(CASE WHEN area_cd = 'E06000014' THEN val ELSE 0 END( AS E06000014</text:p>
          </table:table-cell>
        </table:table-row>
        <table:table-row table:style-name="ro1">
          <table:table-cell office:value-type="string" calcext:value-type="string">
            <text:p>E06000015</text:p>
          </table:table-cell>
          <table:table-cell table:formula="of:=&quot;, SUM(CASE WHEN area_cd = '&quot;&amp;[.A16]&amp;&quot;' THEN val ELSE 0 END( AS &quot;&amp;[.A16]" office:value-type="string" office:string-value=", SUM(CASE WHEN area_cd = 'E06000015' THEN val ELSE 0 END( AS E06000015" calcext:value-type="string">
            <text:p>, SUM(CASE WHEN area_cd = 'E06000015' THEN val ELSE 0 END( AS E06000015</text:p>
          </table:table-cell>
        </table:table-row>
        <table:table-row table:style-name="ro1">
          <table:table-cell office:value-type="string" calcext:value-type="string">
            <text:p>E06000016</text:p>
          </table:table-cell>
          <table:table-cell table:formula="of:=&quot;, SUM(CASE WHEN area_cd = '&quot;&amp;[.A17]&amp;&quot;' THEN val ELSE 0 END( AS &quot;&amp;[.A17]" office:value-type="string" office:string-value=", SUM(CASE WHEN area_cd = 'E06000016' THEN val ELSE 0 END( AS E06000016" calcext:value-type="string">
            <text:p>, SUM(CASE WHEN area_cd = 'E06000016' THEN val ELSE 0 END( AS E06000016</text:p>
          </table:table-cell>
        </table:table-row>
        <table:table-row table:style-name="ro1">
          <table:table-cell office:value-type="string" calcext:value-type="string">
            <text:p>E06000017</text:p>
          </table:table-cell>
          <table:table-cell table:formula="of:=&quot;, SUM(CASE WHEN area_cd = '&quot;&amp;[.A18]&amp;&quot;' THEN val ELSE 0 END( AS &quot;&amp;[.A18]" office:value-type="string" office:string-value=", SUM(CASE WHEN area_cd = 'E06000017' THEN val ELSE 0 END( AS E06000017" calcext:value-type="string">
            <text:p>, SUM(CASE WHEN area_cd = 'E06000017' THEN val ELSE 0 END( AS E06000017</text:p>
          </table:table-cell>
        </table:table-row>
        <table:table-row table:style-name="ro1">
          <table:table-cell office:value-type="string" calcext:value-type="string">
            <text:p>E06000018</text:p>
          </table:table-cell>
          <table:table-cell table:formula="of:=&quot;, SUM(CASE WHEN area_cd = '&quot;&amp;[.A19]&amp;&quot;' THEN val ELSE 0 END( AS &quot;&amp;[.A19]" office:value-type="string" office:string-value=", SUM(CASE WHEN area_cd = 'E06000018' THEN val ELSE 0 END( AS E06000018" calcext:value-type="string">
            <text:p>, SUM(CASE WHEN area_cd = 'E06000018' THEN val ELSE 0 END( AS E06000018</text:p>
          </table:table-cell>
        </table:table-row>
        <table:table-row table:style-name="ro1">
          <table:table-cell office:value-type="string" calcext:value-type="string">
            <text:p>E06000019</text:p>
          </table:table-cell>
          <table:table-cell table:formula="of:=&quot;, SUM(CASE WHEN area_cd = '&quot;&amp;[.A20]&amp;&quot;' THEN val ELSE 0 END( AS &quot;&amp;[.A20]" office:value-type="string" office:string-value=", SUM(CASE WHEN area_cd = 'E06000019' THEN val ELSE 0 END( AS E06000019" calcext:value-type="string">
            <text:p>, SUM(CASE WHEN area_cd = 'E06000019' THEN val ELSE 0 END( AS E06000019</text:p>
          </table:table-cell>
        </table:table-row>
        <table:table-row table:style-name="ro1">
          <table:table-cell office:value-type="string" calcext:value-type="string">
            <text:p>E06000020</text:p>
          </table:table-cell>
          <table:table-cell table:formula="of:=&quot;, SUM(CASE WHEN area_cd = '&quot;&amp;[.A21]&amp;&quot;' THEN val ELSE 0 END( AS &quot;&amp;[.A21]" office:value-type="string" office:string-value=", SUM(CASE WHEN area_cd = 'E06000020' THEN val ELSE 0 END( AS E06000020" calcext:value-type="string">
            <text:p>, SUM(CASE WHEN area_cd = 'E06000020' THEN val ELSE 0 END( AS E06000020</text:p>
          </table:table-cell>
        </table:table-row>
        <table:table-row table:style-name="ro1">
          <table:table-cell office:value-type="string" calcext:value-type="string">
            <text:p>E06000021</text:p>
          </table:table-cell>
          <table:table-cell table:formula="of:=&quot;, SUM(CASE WHEN area_cd = '&quot;&amp;[.A22]&amp;&quot;' THEN val ELSE 0 END( AS &quot;&amp;[.A22]" office:value-type="string" office:string-value=", SUM(CASE WHEN area_cd = 'E06000021' THEN val ELSE 0 END( AS E06000021" calcext:value-type="string">
            <text:p>, SUM(CASE WHEN area_cd = 'E06000021' THEN val ELSE 0 END( AS E06000021</text:p>
          </table:table-cell>
        </table:table-row>
        <table:table-row table:style-name="ro1">
          <table:table-cell office:value-type="string" calcext:value-type="string">
            <text:p>E06000022</text:p>
          </table:table-cell>
          <table:table-cell table:formula="of:=&quot;, SUM(CASE WHEN area_cd = '&quot;&amp;[.A23]&amp;&quot;' THEN val ELSE 0 END( AS &quot;&amp;[.A23]" office:value-type="string" office:string-value=", SUM(CASE WHEN area_cd = 'E06000022' THEN val ELSE 0 END( AS E06000022" calcext:value-type="string">
            <text:p>, SUM(CASE WHEN area_cd = 'E06000022' THEN val ELSE 0 END( AS E06000022</text:p>
          </table:table-cell>
        </table:table-row>
        <table:table-row table:style-name="ro1">
          <table:table-cell office:value-type="string" calcext:value-type="string">
            <text:p>E06000023</text:p>
          </table:table-cell>
          <table:table-cell table:formula="of:=&quot;, SUM(CASE WHEN area_cd = '&quot;&amp;[.A24]&amp;&quot;' THEN val ELSE 0 END( AS &quot;&amp;[.A24]" office:value-type="string" office:string-value=", SUM(CASE WHEN area_cd = 'E06000023' THEN val ELSE 0 END( AS E06000023" calcext:value-type="string">
            <text:p>, SUM(CASE WHEN area_cd = 'E06000023' THEN val ELSE 0 END( AS E06000023</text:p>
          </table:table-cell>
        </table:table-row>
        <table:table-row table:style-name="ro1">
          <table:table-cell office:value-type="string" calcext:value-type="string">
            <text:p>E06000024</text:p>
          </table:table-cell>
          <table:table-cell table:formula="of:=&quot;, SUM(CASE WHEN area_cd = '&quot;&amp;[.A25]&amp;&quot;' THEN val ELSE 0 END( AS &quot;&amp;[.A25]" office:value-type="string" office:string-value=", SUM(CASE WHEN area_cd = 'E06000024' THEN val ELSE 0 END( AS E06000024" calcext:value-type="string">
            <text:p>, SUM(CASE WHEN area_cd = 'E06000024' THEN val ELSE 0 END( AS E06000024</text:p>
          </table:table-cell>
        </table:table-row>
        <table:table-row table:style-name="ro1">
          <table:table-cell office:value-type="string" calcext:value-type="string">
            <text:p>E06000025</text:p>
          </table:table-cell>
          <table:table-cell table:formula="of:=&quot;, SUM(CASE WHEN area_cd = '&quot;&amp;[.A26]&amp;&quot;' THEN val ELSE 0 END( AS &quot;&amp;[.A26]" office:value-type="string" office:string-value=", SUM(CASE WHEN area_cd = 'E06000025' THEN val ELSE 0 END( AS E06000025" calcext:value-type="string">
            <text:p>, SUM(CASE WHEN area_cd = 'E06000025' THEN val ELSE 0 END( AS E06000025</text:p>
          </table:table-cell>
        </table:table-row>
        <table:table-row table:style-name="ro1">
          <table:table-cell office:value-type="string" calcext:value-type="string">
            <text:p>E06000026</text:p>
          </table:table-cell>
          <table:table-cell table:formula="of:=&quot;, SUM(CASE WHEN area_cd = '&quot;&amp;[.A27]&amp;&quot;' THEN val ELSE 0 END( AS &quot;&amp;[.A27]" office:value-type="string" office:string-value=", SUM(CASE WHEN area_cd = 'E06000026' THEN val ELSE 0 END( AS E06000026" calcext:value-type="string">
            <text:p>, SUM(CASE WHEN area_cd = 'E06000026' THEN val ELSE 0 END( AS E06000026</text:p>
          </table:table-cell>
        </table:table-row>
        <table:table-row table:style-name="ro1">
          <table:table-cell office:value-type="string" calcext:value-type="string">
            <text:p>E06000027</text:p>
          </table:table-cell>
          <table:table-cell table:formula="of:=&quot;, SUM(CASE WHEN area_cd = '&quot;&amp;[.A28]&amp;&quot;' THEN val ELSE 0 END( AS &quot;&amp;[.A28]" office:value-type="string" office:string-value=", SUM(CASE WHEN area_cd = 'E06000027' THEN val ELSE 0 END( AS E06000027" calcext:value-type="string">
            <text:p>, SUM(CASE WHEN area_cd = 'E06000027' THEN val ELSE 0 END( AS E06000027</text:p>
          </table:table-cell>
        </table:table-row>
        <table:table-row table:style-name="ro1">
          <table:table-cell office:value-type="string" calcext:value-type="string">
            <text:p>E06000030</text:p>
          </table:table-cell>
          <table:table-cell table:formula="of:=&quot;, SUM(CASE WHEN area_cd = '&quot;&amp;[.A29]&amp;&quot;' THEN val ELSE 0 END( AS &quot;&amp;[.A29]" office:value-type="string" office:string-value=", SUM(CASE WHEN area_cd = 'E06000030' THEN val ELSE 0 END( AS E06000030" calcext:value-type="string">
            <text:p>, SUM(CASE WHEN area_cd = 'E06000030' THEN val ELSE 0 END( AS E06000030</text:p>
          </table:table-cell>
        </table:table-row>
        <table:table-row table:style-name="ro1">
          <table:table-cell office:value-type="string" calcext:value-type="string">
            <text:p>E06000031</text:p>
          </table:table-cell>
          <table:table-cell table:formula="of:=&quot;, SUM(CASE WHEN area_cd = '&quot;&amp;[.A30]&amp;&quot;' THEN val ELSE 0 END( AS &quot;&amp;[.A30]" office:value-type="string" office:string-value=", SUM(CASE WHEN area_cd = 'E06000031' THEN val ELSE 0 END( AS E06000031" calcext:value-type="string">
            <text:p>, SUM(CASE WHEN area_cd = 'E06000031' THEN val ELSE 0 END( AS E06000031</text:p>
          </table:table-cell>
        </table:table-row>
        <table:table-row table:style-name="ro1">
          <table:table-cell office:value-type="string" calcext:value-type="string">
            <text:p>E06000032</text:p>
          </table:table-cell>
          <table:table-cell table:formula="of:=&quot;, SUM(CASE WHEN area_cd = '&quot;&amp;[.A31]&amp;&quot;' THEN val ELSE 0 END( AS &quot;&amp;[.A31]" office:value-type="string" office:string-value=", SUM(CASE WHEN area_cd = 'E06000032' THEN val ELSE 0 END( AS E06000032" calcext:value-type="string">
            <text:p>, SUM(CASE WHEN area_cd = 'E06000032' THEN val ELSE 0 END( AS E06000032</text:p>
          </table:table-cell>
        </table:table-row>
        <table:table-row table:style-name="ro1">
          <table:table-cell office:value-type="string" calcext:value-type="string">
            <text:p>E06000033</text:p>
          </table:table-cell>
          <table:table-cell table:formula="of:=&quot;, SUM(CASE WHEN area_cd = '&quot;&amp;[.A32]&amp;&quot;' THEN val ELSE 0 END( AS &quot;&amp;[.A32]" office:value-type="string" office:string-value=", SUM(CASE WHEN area_cd = 'E06000033' THEN val ELSE 0 END( AS E06000033" calcext:value-type="string">
            <text:p>, SUM(CASE WHEN area_cd = 'E06000033' THEN val ELSE 0 END( AS E06000033</text:p>
          </table:table-cell>
        </table:table-row>
        <table:table-row table:style-name="ro1">
          <table:table-cell office:value-type="string" calcext:value-type="string">
            <text:p>E06000034</text:p>
          </table:table-cell>
          <table:table-cell table:formula="of:=&quot;, SUM(CASE WHEN area_cd = '&quot;&amp;[.A33]&amp;&quot;' THEN val ELSE 0 END( AS &quot;&amp;[.A33]" office:value-type="string" office:string-value=", SUM(CASE WHEN area_cd = 'E06000034' THEN val ELSE 0 END( AS E06000034" calcext:value-type="string">
            <text:p>, SUM(CASE WHEN area_cd = 'E06000034' THEN val ELSE 0 END( AS E06000034</text:p>
          </table:table-cell>
        </table:table-row>
        <table:table-row table:style-name="ro1">
          <table:table-cell office:value-type="string" calcext:value-type="string">
            <text:p>E06000035</text:p>
          </table:table-cell>
          <table:table-cell table:formula="of:=&quot;, SUM(CASE WHEN area_cd = '&quot;&amp;[.A34]&amp;&quot;' THEN val ELSE 0 END( AS &quot;&amp;[.A34]" office:value-type="string" office:string-value=", SUM(CASE WHEN area_cd = 'E06000035' THEN val ELSE 0 END( AS E06000035" calcext:value-type="string">
            <text:p>, SUM(CASE WHEN area_cd = 'E06000035' THEN val ELSE 0 END( AS E06000035</text:p>
          </table:table-cell>
        </table:table-row>
        <table:table-row table:style-name="ro1">
          <table:table-cell office:value-type="string" calcext:value-type="string">
            <text:p>E06000036</text:p>
          </table:table-cell>
          <table:table-cell table:formula="of:=&quot;, SUM(CASE WHEN area_cd = '&quot;&amp;[.A35]&amp;&quot;' THEN val ELSE 0 END( AS &quot;&amp;[.A35]" office:value-type="string" office:string-value=", SUM(CASE WHEN area_cd = 'E06000036' THEN val ELSE 0 END( AS E06000036" calcext:value-type="string">
            <text:p>, SUM(CASE WHEN area_cd = 'E06000036' THEN val ELSE 0 END( AS E06000036</text:p>
          </table:table-cell>
        </table:table-row>
        <table:table-row table:style-name="ro1">
          <table:table-cell office:value-type="string" calcext:value-type="string">
            <text:p>E06000037</text:p>
          </table:table-cell>
          <table:table-cell table:formula="of:=&quot;, SUM(CASE WHEN area_cd = '&quot;&amp;[.A36]&amp;&quot;' THEN val ELSE 0 END( AS &quot;&amp;[.A36]" office:value-type="string" office:string-value=", SUM(CASE WHEN area_cd = 'E06000037' THEN val ELSE 0 END( AS E06000037" calcext:value-type="string">
            <text:p>, SUM(CASE WHEN area_cd = 'E06000037' THEN val ELSE 0 END( AS E06000037</text:p>
          </table:table-cell>
        </table:table-row>
        <table:table-row table:style-name="ro1">
          <table:table-cell office:value-type="string" calcext:value-type="string">
            <text:p>E06000038</text:p>
          </table:table-cell>
          <table:table-cell table:formula="of:=&quot;, SUM(CASE WHEN area_cd = '&quot;&amp;[.A37]&amp;&quot;' THEN val ELSE 0 END( AS &quot;&amp;[.A37]" office:value-type="string" office:string-value=", SUM(CASE WHEN area_cd = 'E06000038' THEN val ELSE 0 END( AS E06000038" calcext:value-type="string">
            <text:p>, SUM(CASE WHEN area_cd = 'E06000038' THEN val ELSE 0 END( AS E06000038</text:p>
          </table:table-cell>
        </table:table-row>
        <table:table-row table:style-name="ro1">
          <table:table-cell office:value-type="string" calcext:value-type="string">
            <text:p>E06000039</text:p>
          </table:table-cell>
          <table:table-cell table:formula="of:=&quot;, SUM(CASE WHEN area_cd = '&quot;&amp;[.A38]&amp;&quot;' THEN val ELSE 0 END( AS &quot;&amp;[.A38]" office:value-type="string" office:string-value=", SUM(CASE WHEN area_cd = 'E06000039' THEN val ELSE 0 END( AS E06000039" calcext:value-type="string">
            <text:p>, SUM(CASE WHEN area_cd = 'E06000039' THEN val ELSE 0 END( AS E06000039</text:p>
          </table:table-cell>
        </table:table-row>
        <table:table-row table:style-name="ro1">
          <table:table-cell office:value-type="string" calcext:value-type="string">
            <text:p>E06000040</text:p>
          </table:table-cell>
          <table:table-cell table:formula="of:=&quot;, SUM(CASE WHEN area_cd = '&quot;&amp;[.A39]&amp;&quot;' THEN val ELSE 0 END( AS &quot;&amp;[.A39]" office:value-type="string" office:string-value=", SUM(CASE WHEN area_cd = 'E06000040' THEN val ELSE 0 END( AS E06000040" calcext:value-type="string">
            <text:p>, SUM(CASE WHEN area_cd = 'E06000040' THEN val ELSE 0 END( AS E06000040</text:p>
          </table:table-cell>
        </table:table-row>
        <table:table-row table:style-name="ro1">
          <table:table-cell office:value-type="string" calcext:value-type="string">
            <text:p>E06000041</text:p>
          </table:table-cell>
          <table:table-cell table:formula="of:=&quot;, SUM(CASE WHEN area_cd = '&quot;&amp;[.A40]&amp;&quot;' THEN val ELSE 0 END( AS &quot;&amp;[.A40]" office:value-type="string" office:string-value=", SUM(CASE WHEN area_cd = 'E06000041' THEN val ELSE 0 END( AS E06000041" calcext:value-type="string">
            <text:p>, SUM(CASE WHEN area_cd = 'E06000041' THEN val ELSE 0 END( AS E06000041</text:p>
          </table:table-cell>
        </table:table-row>
        <table:table-row table:style-name="ro1">
          <table:table-cell office:value-type="string" calcext:value-type="string">
            <text:p>E06000042</text:p>
          </table:table-cell>
          <table:table-cell table:formula="of:=&quot;, SUM(CASE WHEN area_cd = '&quot;&amp;[.A41]&amp;&quot;' THEN val ELSE 0 END( AS &quot;&amp;[.A41]" office:value-type="string" office:string-value=", SUM(CASE WHEN area_cd = 'E06000042' THEN val ELSE 0 END( AS E06000042" calcext:value-type="string">
            <text:p>, SUM(CASE WHEN area_cd = 'E06000042' THEN val ELSE 0 END( AS E06000042</text:p>
          </table:table-cell>
        </table:table-row>
        <table:table-row table:style-name="ro1">
          <table:table-cell office:value-type="string" calcext:value-type="string">
            <text:p>E06000043</text:p>
          </table:table-cell>
          <table:table-cell table:formula="of:=&quot;, SUM(CASE WHEN area_cd = '&quot;&amp;[.A42]&amp;&quot;' THEN val ELSE 0 END( AS &quot;&amp;[.A42]" office:value-type="string" office:string-value=", SUM(CASE WHEN area_cd = 'E06000043' THEN val ELSE 0 END( AS E06000043" calcext:value-type="string">
            <text:p>, SUM(CASE WHEN area_cd = 'E06000043' THEN val ELSE 0 END( AS E06000043</text:p>
          </table:table-cell>
        </table:table-row>
        <table:table-row table:style-name="ro1">
          <table:table-cell office:value-type="string" calcext:value-type="string">
            <text:p>E06000044</text:p>
          </table:table-cell>
          <table:table-cell table:formula="of:=&quot;, SUM(CASE WHEN area_cd = '&quot;&amp;[.A43]&amp;&quot;' THEN val ELSE 0 END( AS &quot;&amp;[.A43]" office:value-type="string" office:string-value=", SUM(CASE WHEN area_cd = 'E06000044' THEN val ELSE 0 END( AS E06000044" calcext:value-type="string">
            <text:p>, SUM(CASE WHEN area_cd = 'E06000044' THEN val ELSE 0 END( AS E06000044</text:p>
          </table:table-cell>
        </table:table-row>
        <table:table-row table:style-name="ro1">
          <table:table-cell office:value-type="string" calcext:value-type="string">
            <text:p>E06000045</text:p>
          </table:table-cell>
          <table:table-cell table:formula="of:=&quot;, SUM(CASE WHEN area_cd = '&quot;&amp;[.A44]&amp;&quot;' THEN val ELSE 0 END( AS &quot;&amp;[.A44]" office:value-type="string" office:string-value=", SUM(CASE WHEN area_cd = 'E06000045' THEN val ELSE 0 END( AS E06000045" calcext:value-type="string">
            <text:p>, SUM(CASE WHEN area_cd = 'E06000045' THEN val ELSE 0 END( AS E06000045</text:p>
          </table:table-cell>
        </table:table-row>
        <table:table-row table:style-name="ro1">
          <table:table-cell office:value-type="string" calcext:value-type="string">
            <text:p>E06000046</text:p>
          </table:table-cell>
          <table:table-cell table:formula="of:=&quot;, SUM(CASE WHEN area_cd = '&quot;&amp;[.A45]&amp;&quot;' THEN val ELSE 0 END( AS &quot;&amp;[.A45]" office:value-type="string" office:string-value=", SUM(CASE WHEN area_cd = 'E06000046' THEN val ELSE 0 END( AS E06000046" calcext:value-type="string">
            <text:p>, SUM(CASE WHEN area_cd = 'E06000046' THEN val ELSE 0 END( AS E06000046</text:p>
          </table:table-cell>
        </table:table-row>
        <table:table-row table:style-name="ro1">
          <table:table-cell office:value-type="string" calcext:value-type="string">
            <text:p>E06000047</text:p>
          </table:table-cell>
          <table:table-cell table:formula="of:=&quot;, SUM(CASE WHEN area_cd = '&quot;&amp;[.A46]&amp;&quot;' THEN val ELSE 0 END( AS &quot;&amp;[.A46]" office:value-type="string" office:string-value=", SUM(CASE WHEN area_cd = 'E06000047' THEN val ELSE 0 END( AS E06000047" calcext:value-type="string">
            <text:p>, SUM(CASE WHEN area_cd = 'E06000047' THEN val ELSE 0 END( AS E06000047</text:p>
          </table:table-cell>
        </table:table-row>
        <table:table-row table:style-name="ro1">
          <table:table-cell office:value-type="string" calcext:value-type="string">
            <text:p>E06000049</text:p>
          </table:table-cell>
          <table:table-cell table:formula="of:=&quot;, SUM(CASE WHEN area_cd = '&quot;&amp;[.A47]&amp;&quot;' THEN val ELSE 0 END( AS &quot;&amp;[.A47]" office:value-type="string" office:string-value=", SUM(CASE WHEN area_cd = 'E06000049' THEN val ELSE 0 END( AS E06000049" calcext:value-type="string">
            <text:p>, SUM(CASE WHEN area_cd = 'E06000049' THEN val ELSE 0 END( AS E06000049</text:p>
          </table:table-cell>
        </table:table-row>
        <table:table-row table:style-name="ro1">
          <table:table-cell office:value-type="string" calcext:value-type="string">
            <text:p>E06000050</text:p>
          </table:table-cell>
          <table:table-cell table:formula="of:=&quot;, SUM(CASE WHEN area_cd = '&quot;&amp;[.A48]&amp;&quot;' THEN val ELSE 0 END( AS &quot;&amp;[.A48]" office:value-type="string" office:string-value=", SUM(CASE WHEN area_cd = 'E06000050' THEN val ELSE 0 END( AS E06000050" calcext:value-type="string">
            <text:p>, SUM(CASE WHEN area_cd = 'E06000050' THEN val ELSE 0 END( AS E06000050</text:p>
          </table:table-cell>
        </table:table-row>
        <table:table-row table:style-name="ro1">
          <table:table-cell office:value-type="string" calcext:value-type="string">
            <text:p>E06000051</text:p>
          </table:table-cell>
          <table:table-cell table:formula="of:=&quot;, SUM(CASE WHEN area_cd = '&quot;&amp;[.A49]&amp;&quot;' THEN val ELSE 0 END( AS &quot;&amp;[.A49]" office:value-type="string" office:string-value=", SUM(CASE WHEN area_cd = 'E06000051' THEN val ELSE 0 END( AS E06000051" calcext:value-type="string">
            <text:p>, SUM(CASE WHEN area_cd = 'E06000051' THEN val ELSE 0 END( AS E06000051</text:p>
          </table:table-cell>
        </table:table-row>
        <table:table-row table:style-name="ro1">
          <table:table-cell office:value-type="string" calcext:value-type="string">
            <text:p>E06000052</text:p>
          </table:table-cell>
          <table:table-cell table:formula="of:=&quot;, SUM(CASE WHEN area_cd = '&quot;&amp;[.A50]&amp;&quot;' THEN val ELSE 0 END( AS &quot;&amp;[.A50]" office:value-type="string" office:string-value=", SUM(CASE WHEN area_cd = 'E06000052' THEN val ELSE 0 END( AS E06000052" calcext:value-type="string">
            <text:p>, SUM(CASE WHEN area_cd = 'E06000052' THEN val ELSE 0 END( AS E06000052</text:p>
          </table:table-cell>
        </table:table-row>
        <table:table-row table:style-name="ro1">
          <table:table-cell office:value-type="string" calcext:value-type="string">
            <text:p>E06000053</text:p>
          </table:table-cell>
          <table:table-cell table:formula="of:=&quot;, SUM(CASE WHEN area_cd = '&quot;&amp;[.A51]&amp;&quot;' THEN val ELSE 0 END( AS &quot;&amp;[.A51]" office:value-type="string" office:string-value=", SUM(CASE WHEN area_cd = 'E06000053' THEN val ELSE 0 END( AS E06000053" calcext:value-type="string">
            <text:p>, SUM(CASE WHEN area_cd = 'E06000053' THEN val ELSE 0 END( AS E06000053</text:p>
          </table:table-cell>
        </table:table-row>
        <table:table-row table:style-name="ro1">
          <table:table-cell office:value-type="string" calcext:value-type="string">
            <text:p>E06000054</text:p>
          </table:table-cell>
          <table:table-cell table:formula="of:=&quot;, SUM(CASE WHEN area_cd = '&quot;&amp;[.A52]&amp;&quot;' THEN val ELSE 0 END( AS &quot;&amp;[.A52]" office:value-type="string" office:string-value=", SUM(CASE WHEN area_cd = 'E06000054' THEN val ELSE 0 END( AS E06000054" calcext:value-type="string">
            <text:p>, SUM(CASE WHEN area_cd = 'E06000054' THEN val ELSE 0 END( AS E06000054</text:p>
          </table:table-cell>
        </table:table-row>
        <table:table-row table:style-name="ro1">
          <table:table-cell office:value-type="string" calcext:value-type="string">
            <text:p>E06000055</text:p>
          </table:table-cell>
          <table:table-cell table:formula="of:=&quot;, SUM(CASE WHEN area_cd = '&quot;&amp;[.A53]&amp;&quot;' THEN val ELSE 0 END( AS &quot;&amp;[.A53]" office:value-type="string" office:string-value=", SUM(CASE WHEN area_cd = 'E06000055' THEN val ELSE 0 END( AS E06000055" calcext:value-type="string">
            <text:p>, SUM(CASE WHEN area_cd = 'E06000055' THEN val ELSE 0 END( AS E06000055</text:p>
          </table:table-cell>
        </table:table-row>
        <table:table-row table:style-name="ro1">
          <table:table-cell office:value-type="string" calcext:value-type="string">
            <text:p>E06000056</text:p>
          </table:table-cell>
          <table:table-cell table:formula="of:=&quot;, SUM(CASE WHEN area_cd = '&quot;&amp;[.A54]&amp;&quot;' THEN val ELSE 0 END( AS &quot;&amp;[.A54]" office:value-type="string" office:string-value=", SUM(CASE WHEN area_cd = 'E06000056' THEN val ELSE 0 END( AS E06000056" calcext:value-type="string">
            <text:p>, SUM(CASE WHEN area_cd = 'E06000056' THEN val ELSE 0 END( AS E06000056</text:p>
          </table:table-cell>
        </table:table-row>
        <table:table-row table:style-name="ro1">
          <table:table-cell office:value-type="string" calcext:value-type="string">
            <text:p>E06000057</text:p>
          </table:table-cell>
          <table:table-cell table:formula="of:=&quot;, SUM(CASE WHEN area_cd = '&quot;&amp;[.A55]&amp;&quot;' THEN val ELSE 0 END( AS &quot;&amp;[.A55]" office:value-type="string" office:string-value=", SUM(CASE WHEN area_cd = 'E06000057' THEN val ELSE 0 END( AS E06000057" calcext:value-type="string">
            <text:p>, SUM(CASE WHEN area_cd = 'E06000057' THEN val ELSE 0 END( AS E06000057</text:p>
          </table:table-cell>
        </table:table-row>
        <table:table-row table:style-name="ro1">
          <table:table-cell office:value-type="string" calcext:value-type="string">
            <text:p>E06000058</text:p>
          </table:table-cell>
          <table:table-cell table:formula="of:=&quot;, SUM(CASE WHEN area_cd = '&quot;&amp;[.A56]&amp;&quot;' THEN val ELSE 0 END( AS &quot;&amp;[.A56]" office:value-type="string" office:string-value=", SUM(CASE WHEN area_cd = 'E06000058' THEN val ELSE 0 END( AS E06000058" calcext:value-type="string">
            <text:p>, SUM(CASE WHEN area_cd = 'E06000058' THEN val ELSE 0 END( AS E06000058</text:p>
          </table:table-cell>
        </table:table-row>
        <table:table-row table:style-name="ro1">
          <table:table-cell office:value-type="string" calcext:value-type="string">
            <text:p>E06000059</text:p>
          </table:table-cell>
          <table:table-cell table:formula="of:=&quot;, SUM(CASE WHEN area_cd = '&quot;&amp;[.A57]&amp;&quot;' THEN val ELSE 0 END( AS &quot;&amp;[.A57]" office:value-type="string" office:string-value=", SUM(CASE WHEN area_cd = 'E06000059' THEN val ELSE 0 END( AS E06000059" calcext:value-type="string">
            <text:p>, SUM(CASE WHEN area_cd = 'E06000059' THEN val ELSE 0 END( AS E06000059</text:p>
          </table:table-cell>
        </table:table-row>
        <table:table-row table:style-name="ro1">
          <table:table-cell office:value-type="string" calcext:value-type="string">
            <text:p>E07000008</text:p>
          </table:table-cell>
          <table:table-cell table:formula="of:=&quot;, SUM(CASE WHEN area_cd = '&quot;&amp;[.A58]&amp;&quot;' THEN val ELSE 0 END( AS &quot;&amp;[.A58]" office:value-type="string" office:string-value=", SUM(CASE WHEN area_cd = 'E07000008' THEN val ELSE 0 END( AS E07000008" calcext:value-type="string">
            <text:p>, SUM(CASE WHEN area_cd = 'E07000008' THEN val ELSE 0 END( AS E07000008</text:p>
          </table:table-cell>
        </table:table-row>
        <table:table-row table:style-name="ro1">
          <table:table-cell office:value-type="string" calcext:value-type="string">
            <text:p>E07000009</text:p>
          </table:table-cell>
          <table:table-cell table:formula="of:=&quot;, SUM(CASE WHEN area_cd = '&quot;&amp;[.A59]&amp;&quot;' THEN val ELSE 0 END( AS &quot;&amp;[.A59]" office:value-type="string" office:string-value=", SUM(CASE WHEN area_cd = 'E07000009' THEN val ELSE 0 END( AS E07000009" calcext:value-type="string">
            <text:p>, SUM(CASE WHEN area_cd = 'E07000009' THEN val ELSE 0 END( AS E07000009</text:p>
          </table:table-cell>
        </table:table-row>
        <table:table-row table:style-name="ro1">
          <table:table-cell office:value-type="string" calcext:value-type="string">
            <text:p>E07000010</text:p>
          </table:table-cell>
          <table:table-cell table:formula="of:=&quot;, SUM(CASE WHEN area_cd = '&quot;&amp;[.A60]&amp;&quot;' THEN val ELSE 0 END( AS &quot;&amp;[.A60]" office:value-type="string" office:string-value=", SUM(CASE WHEN area_cd = 'E07000010' THEN val ELSE 0 END( AS E07000010" calcext:value-type="string">
            <text:p>, SUM(CASE WHEN area_cd = 'E07000010' THEN val ELSE 0 END( AS E07000010</text:p>
          </table:table-cell>
        </table:table-row>
        <table:table-row table:style-name="ro1">
          <table:table-cell office:value-type="string" calcext:value-type="string">
            <text:p>E07000011</text:p>
          </table:table-cell>
          <table:table-cell table:formula="of:=&quot;, SUM(CASE WHEN area_cd = '&quot;&amp;[.A61]&amp;&quot;' THEN val ELSE 0 END( AS &quot;&amp;[.A61]" office:value-type="string" office:string-value=", SUM(CASE WHEN area_cd = 'E07000011' THEN val ELSE 0 END( AS E07000011" calcext:value-type="string">
            <text:p>, SUM(CASE WHEN area_cd = 'E07000011' THEN val ELSE 0 END( AS E07000011</text:p>
          </table:table-cell>
        </table:table-row>
        <table:table-row table:style-name="ro1">
          <table:table-cell office:value-type="string" calcext:value-type="string">
            <text:p>E07000012</text:p>
          </table:table-cell>
          <table:table-cell table:formula="of:=&quot;, SUM(CASE WHEN area_cd = '&quot;&amp;[.A62]&amp;&quot;' THEN val ELSE 0 END( AS &quot;&amp;[.A62]" office:value-type="string" office:string-value=", SUM(CASE WHEN area_cd = 'E07000012' THEN val ELSE 0 END( AS E07000012" calcext:value-type="string">
            <text:p>, SUM(CASE WHEN area_cd = 'E07000012' THEN val ELSE 0 END( AS E07000012</text:p>
          </table:table-cell>
        </table:table-row>
        <table:table-row table:style-name="ro1">
          <table:table-cell office:value-type="string" calcext:value-type="string">
            <text:p>E07000026</text:p>
          </table:table-cell>
          <table:table-cell table:formula="of:=&quot;, SUM(CASE WHEN area_cd = '&quot;&amp;[.A63]&amp;&quot;' THEN val ELSE 0 END( AS &quot;&amp;[.A63]" office:value-type="string" office:string-value=", SUM(CASE WHEN area_cd = 'E07000026' THEN val ELSE 0 END( AS E07000026" calcext:value-type="string">
            <text:p>, SUM(CASE WHEN area_cd = 'E07000026' THEN val ELSE 0 END( AS E07000026</text:p>
          </table:table-cell>
        </table:table-row>
        <table:table-row table:style-name="ro1">
          <table:table-cell office:value-type="string" calcext:value-type="string">
            <text:p>E07000027</text:p>
          </table:table-cell>
          <table:table-cell table:formula="of:=&quot;, SUM(CASE WHEN area_cd = '&quot;&amp;[.A64]&amp;&quot;' THEN val ELSE 0 END( AS &quot;&amp;[.A64]" office:value-type="string" office:string-value=", SUM(CASE WHEN area_cd = 'E07000027' THEN val ELSE 0 END( AS E07000027" calcext:value-type="string">
            <text:p>, SUM(CASE WHEN area_cd = 'E07000027' THEN val ELSE 0 END( AS E07000027</text:p>
          </table:table-cell>
        </table:table-row>
        <table:table-row table:style-name="ro1">
          <table:table-cell office:value-type="string" calcext:value-type="string">
            <text:p>E07000028</text:p>
          </table:table-cell>
          <table:table-cell table:formula="of:=&quot;, SUM(CASE WHEN area_cd = '&quot;&amp;[.A65]&amp;&quot;' THEN val ELSE 0 END( AS &quot;&amp;[.A65]" office:value-type="string" office:string-value=", SUM(CASE WHEN area_cd = 'E07000028' THEN val ELSE 0 END( AS E07000028" calcext:value-type="string">
            <text:p>, SUM(CASE WHEN area_cd = 'E07000028' THEN val ELSE 0 END( AS E07000028</text:p>
          </table:table-cell>
        </table:table-row>
        <table:table-row table:style-name="ro1">
          <table:table-cell office:value-type="string" calcext:value-type="string">
            <text:p>E07000029</text:p>
          </table:table-cell>
          <table:table-cell table:formula="of:=&quot;, SUM(CASE WHEN area_cd = '&quot;&amp;[.A66]&amp;&quot;' THEN val ELSE 0 END( AS &quot;&amp;[.A66]" office:value-type="string" office:string-value=", SUM(CASE WHEN area_cd = 'E07000029' THEN val ELSE 0 END( AS E07000029" calcext:value-type="string">
            <text:p>, SUM(CASE WHEN area_cd = 'E07000029' THEN val ELSE 0 END( AS E07000029</text:p>
          </table:table-cell>
        </table:table-row>
        <table:table-row table:style-name="ro1">
          <table:table-cell office:value-type="string" calcext:value-type="string">
            <text:p>E07000030</text:p>
          </table:table-cell>
          <table:table-cell table:formula="of:=&quot;, SUM(CASE WHEN area_cd = '&quot;&amp;[.A67]&amp;&quot;' THEN val ELSE 0 END( AS &quot;&amp;[.A67]" office:value-type="string" office:string-value=", SUM(CASE WHEN area_cd = 'E07000030' THEN val ELSE 0 END( AS E07000030" calcext:value-type="string">
            <text:p>, SUM(CASE WHEN area_cd = 'E07000030' THEN val ELSE 0 END( AS E07000030</text:p>
          </table:table-cell>
        </table:table-row>
        <table:table-row table:style-name="ro1">
          <table:table-cell office:value-type="string" calcext:value-type="string">
            <text:p>E07000031</text:p>
          </table:table-cell>
          <table:table-cell table:formula="of:=&quot;, SUM(CASE WHEN area_cd = '&quot;&amp;[.A68]&amp;&quot;' THEN val ELSE 0 END( AS &quot;&amp;[.A68]" office:value-type="string" office:string-value=", SUM(CASE WHEN area_cd = 'E07000031' THEN val ELSE 0 END( AS E07000031" calcext:value-type="string">
            <text:p>, SUM(CASE WHEN area_cd = 'E07000031' THEN val ELSE 0 END( AS E07000031</text:p>
          </table:table-cell>
        </table:table-row>
        <table:table-row table:style-name="ro1">
          <table:table-cell office:value-type="string" calcext:value-type="string">
            <text:p>E07000032</text:p>
          </table:table-cell>
          <table:table-cell table:formula="of:=&quot;, SUM(CASE WHEN area_cd = '&quot;&amp;[.A69]&amp;&quot;' THEN val ELSE 0 END( AS &quot;&amp;[.A69]" office:value-type="string" office:string-value=", SUM(CASE WHEN area_cd = 'E07000032' THEN val ELSE 0 END( AS E07000032" calcext:value-type="string">
            <text:p>, SUM(CASE WHEN area_cd = 'E07000032' THEN val ELSE 0 END( AS E07000032</text:p>
          </table:table-cell>
        </table:table-row>
        <table:table-row table:style-name="ro1">
          <table:table-cell office:value-type="string" calcext:value-type="string">
            <text:p>E07000033</text:p>
          </table:table-cell>
          <table:table-cell table:formula="of:=&quot;, SUM(CASE WHEN area_cd = '&quot;&amp;[.A70]&amp;&quot;' THEN val ELSE 0 END( AS &quot;&amp;[.A70]" office:value-type="string" office:string-value=", SUM(CASE WHEN area_cd = 'E07000033' THEN val ELSE 0 END( AS E07000033" calcext:value-type="string">
            <text:p>, SUM(CASE WHEN area_cd = 'E07000033' THEN val ELSE 0 END( AS E07000033</text:p>
          </table:table-cell>
        </table:table-row>
        <table:table-row table:style-name="ro1">
          <table:table-cell office:value-type="string" calcext:value-type="string">
            <text:p>E07000034</text:p>
          </table:table-cell>
          <table:table-cell table:formula="of:=&quot;, SUM(CASE WHEN area_cd = '&quot;&amp;[.A71]&amp;&quot;' THEN val ELSE 0 END( AS &quot;&amp;[.A71]" office:value-type="string" office:string-value=", SUM(CASE WHEN area_cd = 'E07000034' THEN val ELSE 0 END( AS E07000034" calcext:value-type="string">
            <text:p>, SUM(CASE WHEN area_cd = 'E07000034' THEN val ELSE 0 END( AS E07000034</text:p>
          </table:table-cell>
        </table:table-row>
        <table:table-row table:style-name="ro1">
          <table:table-cell office:value-type="string" calcext:value-type="string">
            <text:p>E07000035</text:p>
          </table:table-cell>
          <table:table-cell table:formula="of:=&quot;, SUM(CASE WHEN area_cd = '&quot;&amp;[.A72]&amp;&quot;' THEN val ELSE 0 END( AS &quot;&amp;[.A72]" office:value-type="string" office:string-value=", SUM(CASE WHEN area_cd = 'E07000035' THEN val ELSE 0 END( AS E07000035" calcext:value-type="string">
            <text:p>, SUM(CASE WHEN area_cd = 'E07000035' THEN val ELSE 0 END( AS E07000035</text:p>
          </table:table-cell>
        </table:table-row>
        <table:table-row table:style-name="ro1">
          <table:table-cell office:value-type="string" calcext:value-type="string">
            <text:p>E07000036</text:p>
          </table:table-cell>
          <table:table-cell table:formula="of:=&quot;, SUM(CASE WHEN area_cd = '&quot;&amp;[.A73]&amp;&quot;' THEN val ELSE 0 END( AS &quot;&amp;[.A73]" office:value-type="string" office:string-value=", SUM(CASE WHEN area_cd = 'E07000036' THEN val ELSE 0 END( AS E07000036" calcext:value-type="string">
            <text:p>, SUM(CASE WHEN area_cd = 'E07000036' THEN val ELSE 0 END( AS E07000036</text:p>
          </table:table-cell>
        </table:table-row>
        <table:table-row table:style-name="ro1">
          <table:table-cell office:value-type="string" calcext:value-type="string">
            <text:p>E07000037</text:p>
          </table:table-cell>
          <table:table-cell table:formula="of:=&quot;, SUM(CASE WHEN area_cd = '&quot;&amp;[.A74]&amp;&quot;' THEN val ELSE 0 END( AS &quot;&amp;[.A74]" office:value-type="string" office:string-value=", SUM(CASE WHEN area_cd = 'E07000037' THEN val ELSE 0 END( AS E07000037" calcext:value-type="string">
            <text:p>, SUM(CASE WHEN area_cd = 'E07000037' THEN val ELSE 0 END( AS E07000037</text:p>
          </table:table-cell>
        </table:table-row>
        <table:table-row table:style-name="ro1">
          <table:table-cell office:value-type="string" calcext:value-type="string">
            <text:p>E07000038</text:p>
          </table:table-cell>
          <table:table-cell table:formula="of:=&quot;, SUM(CASE WHEN area_cd = '&quot;&amp;[.A75]&amp;&quot;' THEN val ELSE 0 END( AS &quot;&amp;[.A75]" office:value-type="string" office:string-value=", SUM(CASE WHEN area_cd = 'E07000038' THEN val ELSE 0 END( AS E07000038" calcext:value-type="string">
            <text:p>, SUM(CASE WHEN area_cd = 'E07000038' THEN val ELSE 0 END( AS E07000038</text:p>
          </table:table-cell>
        </table:table-row>
        <table:table-row table:style-name="ro1">
          <table:table-cell office:value-type="string" calcext:value-type="string">
            <text:p>E07000039</text:p>
          </table:table-cell>
          <table:table-cell table:formula="of:=&quot;, SUM(CASE WHEN area_cd = '&quot;&amp;[.A76]&amp;&quot;' THEN val ELSE 0 END( AS &quot;&amp;[.A76]" office:value-type="string" office:string-value=", SUM(CASE WHEN area_cd = 'E07000039' THEN val ELSE 0 END( AS E07000039" calcext:value-type="string">
            <text:p>, SUM(CASE WHEN area_cd = 'E07000039' THEN val ELSE 0 END( AS E07000039</text:p>
          </table:table-cell>
        </table:table-row>
        <table:table-row table:style-name="ro1">
          <table:table-cell office:value-type="string" calcext:value-type="string">
            <text:p>E07000040</text:p>
          </table:table-cell>
          <table:table-cell table:formula="of:=&quot;, SUM(CASE WHEN area_cd = '&quot;&amp;[.A77]&amp;&quot;' THEN val ELSE 0 END( AS &quot;&amp;[.A77]" office:value-type="string" office:string-value=", SUM(CASE WHEN area_cd = 'E07000040' THEN val ELSE 0 END( AS E07000040" calcext:value-type="string">
            <text:p>, SUM(CASE WHEN area_cd = 'E07000040' THEN val ELSE 0 END( AS E07000040</text:p>
          </table:table-cell>
        </table:table-row>
        <table:table-row table:style-name="ro1">
          <table:table-cell office:value-type="string" calcext:value-type="string">
            <text:p>E07000041</text:p>
          </table:table-cell>
          <table:table-cell table:formula="of:=&quot;, SUM(CASE WHEN area_cd = '&quot;&amp;[.A78]&amp;&quot;' THEN val ELSE 0 END( AS &quot;&amp;[.A78]" office:value-type="string" office:string-value=", SUM(CASE WHEN area_cd = 'E07000041' THEN val ELSE 0 END( AS E07000041" calcext:value-type="string">
            <text:p>, SUM(CASE WHEN area_cd = 'E07000041' THEN val ELSE 0 END( AS E07000041</text:p>
          </table:table-cell>
        </table:table-row>
        <table:table-row table:style-name="ro1">
          <table:table-cell office:value-type="string" calcext:value-type="string">
            <text:p>E07000042</text:p>
          </table:table-cell>
          <table:table-cell table:formula="of:=&quot;, SUM(CASE WHEN area_cd = '&quot;&amp;[.A79]&amp;&quot;' THEN val ELSE 0 END( AS &quot;&amp;[.A79]" office:value-type="string" office:string-value=", SUM(CASE WHEN area_cd = 'E07000042' THEN val ELSE 0 END( AS E07000042" calcext:value-type="string">
            <text:p>, SUM(CASE WHEN area_cd = 'E07000042' THEN val ELSE 0 END( AS E07000042</text:p>
          </table:table-cell>
        </table:table-row>
        <table:table-row table:style-name="ro1">
          <table:table-cell office:value-type="string" calcext:value-type="string">
            <text:p>E07000043</text:p>
          </table:table-cell>
          <table:table-cell table:formula="of:=&quot;, SUM(CASE WHEN area_cd = '&quot;&amp;[.A80]&amp;&quot;' THEN val ELSE 0 END( AS &quot;&amp;[.A80]" office:value-type="string" office:string-value=", SUM(CASE WHEN area_cd = 'E07000043' THEN val ELSE 0 END( AS E07000043" calcext:value-type="string">
            <text:p>, SUM(CASE WHEN area_cd = 'E07000043' THEN val ELSE 0 END( AS E07000043</text:p>
          </table:table-cell>
        </table:table-row>
        <table:table-row table:style-name="ro1">
          <table:table-cell office:value-type="string" calcext:value-type="string">
            <text:p>E07000044</text:p>
          </table:table-cell>
          <table:table-cell table:formula="of:=&quot;, SUM(CASE WHEN area_cd = '&quot;&amp;[.A81]&amp;&quot;' THEN val ELSE 0 END( AS &quot;&amp;[.A81]" office:value-type="string" office:string-value=", SUM(CASE WHEN area_cd = 'E07000044' THEN val ELSE 0 END( AS E07000044" calcext:value-type="string">
            <text:p>, SUM(CASE WHEN area_cd = 'E07000044' THEN val ELSE 0 END( AS E07000044</text:p>
          </table:table-cell>
        </table:table-row>
        <table:table-row table:style-name="ro1">
          <table:table-cell office:value-type="string" calcext:value-type="string">
            <text:p>E07000045</text:p>
          </table:table-cell>
          <table:table-cell table:formula="of:=&quot;, SUM(CASE WHEN area_cd = '&quot;&amp;[.A82]&amp;&quot;' THEN val ELSE 0 END( AS &quot;&amp;[.A82]" office:value-type="string" office:string-value=", SUM(CASE WHEN area_cd = 'E07000045' THEN val ELSE 0 END( AS E07000045" calcext:value-type="string">
            <text:p>, SUM(CASE WHEN area_cd = 'E07000045' THEN val ELSE 0 END( AS E07000045</text:p>
          </table:table-cell>
        </table:table-row>
        <table:table-row table:style-name="ro1">
          <table:table-cell office:value-type="string" calcext:value-type="string">
            <text:p>E07000046</text:p>
          </table:table-cell>
          <table:table-cell table:formula="of:=&quot;, SUM(CASE WHEN area_cd = '&quot;&amp;[.A83]&amp;&quot;' THEN val ELSE 0 END( AS &quot;&amp;[.A83]" office:value-type="string" office:string-value=", SUM(CASE WHEN area_cd = 'E07000046' THEN val ELSE 0 END( AS E07000046" calcext:value-type="string">
            <text:p>, SUM(CASE WHEN area_cd = 'E07000046' THEN val ELSE 0 END( AS E07000046</text:p>
          </table:table-cell>
        </table:table-row>
        <table:table-row table:style-name="ro1">
          <table:table-cell office:value-type="string" calcext:value-type="string">
            <text:p>E07000047</text:p>
          </table:table-cell>
          <table:table-cell table:formula="of:=&quot;, SUM(CASE WHEN area_cd = '&quot;&amp;[.A84]&amp;&quot;' THEN val ELSE 0 END( AS &quot;&amp;[.A84]" office:value-type="string" office:string-value=", SUM(CASE WHEN area_cd = 'E07000047' THEN val ELSE 0 END( AS E07000047" calcext:value-type="string">
            <text:p>, SUM(CASE WHEN area_cd = 'E07000047' THEN val ELSE 0 END( AS E07000047</text:p>
          </table:table-cell>
        </table:table-row>
        <table:table-row table:style-name="ro1">
          <table:table-cell office:value-type="string" calcext:value-type="string">
            <text:p>E07000061</text:p>
          </table:table-cell>
          <table:table-cell table:formula="of:=&quot;, SUM(CASE WHEN area_cd = '&quot;&amp;[.A85]&amp;&quot;' THEN val ELSE 0 END( AS &quot;&amp;[.A85]" office:value-type="string" office:string-value=", SUM(CASE WHEN area_cd = 'E07000061' THEN val ELSE 0 END( AS E07000061" calcext:value-type="string">
            <text:p>, SUM(CASE WHEN area_cd = 'E07000061' THEN val ELSE 0 END( AS E07000061</text:p>
          </table:table-cell>
        </table:table-row>
        <table:table-row table:style-name="ro1">
          <table:table-cell office:value-type="string" calcext:value-type="string">
            <text:p>E07000062</text:p>
          </table:table-cell>
          <table:table-cell table:formula="of:=&quot;, SUM(CASE WHEN area_cd = '&quot;&amp;[.A86]&amp;&quot;' THEN val ELSE 0 END( AS &quot;&amp;[.A86]" office:value-type="string" office:string-value=", SUM(CASE WHEN area_cd = 'E07000062' THEN val ELSE 0 END( AS E07000062" calcext:value-type="string">
            <text:p>, SUM(CASE WHEN area_cd = 'E07000062' THEN val ELSE 0 END( AS E07000062</text:p>
          </table:table-cell>
        </table:table-row>
        <table:table-row table:style-name="ro1">
          <table:table-cell office:value-type="string" calcext:value-type="string">
            <text:p>E07000063</text:p>
          </table:table-cell>
          <table:table-cell table:formula="of:=&quot;, SUM(CASE WHEN area_cd = '&quot;&amp;[.A87]&amp;&quot;' THEN val ELSE 0 END( AS &quot;&amp;[.A87]" office:value-type="string" office:string-value=", SUM(CASE WHEN area_cd = 'E07000063' THEN val ELSE 0 END( AS E07000063" calcext:value-type="string">
            <text:p>, SUM(CASE WHEN area_cd = 'E07000063' THEN val ELSE 0 END( AS E07000063</text:p>
          </table:table-cell>
        </table:table-row>
        <table:table-row table:style-name="ro1">
          <table:table-cell office:value-type="string" calcext:value-type="string">
            <text:p>E07000064</text:p>
          </table:table-cell>
          <table:table-cell table:formula="of:=&quot;, SUM(CASE WHEN area_cd = '&quot;&amp;[.A88]&amp;&quot;' THEN val ELSE 0 END( AS &quot;&amp;[.A88]" office:value-type="string" office:string-value=", SUM(CASE WHEN area_cd = 'E07000064' THEN val ELSE 0 END( AS E07000064" calcext:value-type="string">
            <text:p>, SUM(CASE WHEN area_cd = 'E07000064' THEN val ELSE 0 END( AS E07000064</text:p>
          </table:table-cell>
        </table:table-row>
        <table:table-row table:style-name="ro1">
          <table:table-cell office:value-type="string" calcext:value-type="string">
            <text:p>E07000065</text:p>
          </table:table-cell>
          <table:table-cell table:formula="of:=&quot;, SUM(CASE WHEN area_cd = '&quot;&amp;[.A89]&amp;&quot;' THEN val ELSE 0 END( AS &quot;&amp;[.A89]" office:value-type="string" office:string-value=", SUM(CASE WHEN area_cd = 'E07000065' THEN val ELSE 0 END( AS E07000065" calcext:value-type="string">
            <text:p>, SUM(CASE WHEN area_cd = 'E07000065' THEN val ELSE 0 END( AS E07000065</text:p>
          </table:table-cell>
        </table:table-row>
        <table:table-row table:style-name="ro1">
          <table:table-cell office:value-type="string" calcext:value-type="string">
            <text:p>E07000066</text:p>
          </table:table-cell>
          <table:table-cell table:formula="of:=&quot;, SUM(CASE WHEN area_cd = '&quot;&amp;[.A90]&amp;&quot;' THEN val ELSE 0 END( AS &quot;&amp;[.A90]" office:value-type="string" office:string-value=", SUM(CASE WHEN area_cd = 'E07000066' THEN val ELSE 0 END( AS E07000066" calcext:value-type="string">
            <text:p>, SUM(CASE WHEN area_cd = 'E07000066' THEN val ELSE 0 END( AS E07000066</text:p>
          </table:table-cell>
        </table:table-row>
        <table:table-row table:style-name="ro1">
          <table:table-cell office:value-type="string" calcext:value-type="string">
            <text:p>E07000067</text:p>
          </table:table-cell>
          <table:table-cell table:formula="of:=&quot;, SUM(CASE WHEN area_cd = '&quot;&amp;[.A91]&amp;&quot;' THEN val ELSE 0 END( AS &quot;&amp;[.A91]" office:value-type="string" office:string-value=", SUM(CASE WHEN area_cd = 'E07000067' THEN val ELSE 0 END( AS E07000067" calcext:value-type="string">
            <text:p>, SUM(CASE WHEN area_cd = 'E07000067' THEN val ELSE 0 END( AS E07000067</text:p>
          </table:table-cell>
        </table:table-row>
        <table:table-row table:style-name="ro1">
          <table:table-cell office:value-type="string" calcext:value-type="string">
            <text:p>E07000068</text:p>
          </table:table-cell>
          <table:table-cell table:formula="of:=&quot;, SUM(CASE WHEN area_cd = '&quot;&amp;[.A92]&amp;&quot;' THEN val ELSE 0 END( AS &quot;&amp;[.A92]" office:value-type="string" office:string-value=", SUM(CASE WHEN area_cd = 'E07000068' THEN val ELSE 0 END( AS E07000068" calcext:value-type="string">
            <text:p>, SUM(CASE WHEN area_cd = 'E07000068' THEN val ELSE 0 END( AS E07000068</text:p>
          </table:table-cell>
        </table:table-row>
        <table:table-row table:style-name="ro1">
          <table:table-cell office:value-type="string" calcext:value-type="string">
            <text:p>E07000069</text:p>
          </table:table-cell>
          <table:table-cell table:formula="of:=&quot;, SUM(CASE WHEN area_cd = '&quot;&amp;[.A93]&amp;&quot;' THEN val ELSE 0 END( AS &quot;&amp;[.A93]" office:value-type="string" office:string-value=", SUM(CASE WHEN area_cd = 'E07000069' THEN val ELSE 0 END( AS E07000069" calcext:value-type="string">
            <text:p>, SUM(CASE WHEN area_cd = 'E07000069' THEN val ELSE 0 END( AS E07000069</text:p>
          </table:table-cell>
        </table:table-row>
        <table:table-row table:style-name="ro1">
          <table:table-cell office:value-type="string" calcext:value-type="string">
            <text:p>E07000070</text:p>
          </table:table-cell>
          <table:table-cell table:formula="of:=&quot;, SUM(CASE WHEN area_cd = '&quot;&amp;[.A94]&amp;&quot;' THEN val ELSE 0 END( AS &quot;&amp;[.A94]" office:value-type="string" office:string-value=", SUM(CASE WHEN area_cd = 'E07000070' THEN val ELSE 0 END( AS E07000070" calcext:value-type="string">
            <text:p>, SUM(CASE WHEN area_cd = 'E07000070' THEN val ELSE 0 END( AS E07000070</text:p>
          </table:table-cell>
        </table:table-row>
        <table:table-row table:style-name="ro1">
          <table:table-cell office:value-type="string" calcext:value-type="string">
            <text:p>E07000071</text:p>
          </table:table-cell>
          <table:table-cell table:formula="of:=&quot;, SUM(CASE WHEN area_cd = '&quot;&amp;[.A95]&amp;&quot;' THEN val ELSE 0 END( AS &quot;&amp;[.A95]" office:value-type="string" office:string-value=", SUM(CASE WHEN area_cd = 'E07000071' THEN val ELSE 0 END( AS E07000071" calcext:value-type="string">
            <text:p>, SUM(CASE WHEN area_cd = 'E07000071' THEN val ELSE 0 END( AS E07000071</text:p>
          </table:table-cell>
        </table:table-row>
        <table:table-row table:style-name="ro1">
          <table:table-cell office:value-type="string" calcext:value-type="string">
            <text:p>E07000072</text:p>
          </table:table-cell>
          <table:table-cell table:formula="of:=&quot;, SUM(CASE WHEN area_cd = '&quot;&amp;[.A96]&amp;&quot;' THEN val ELSE 0 END( AS &quot;&amp;[.A96]" office:value-type="string" office:string-value=", SUM(CASE WHEN area_cd = 'E07000072' THEN val ELSE 0 END( AS E07000072" calcext:value-type="string">
            <text:p>, SUM(CASE WHEN area_cd = 'E07000072' THEN val ELSE 0 END( AS E07000072</text:p>
          </table:table-cell>
        </table:table-row>
        <table:table-row table:style-name="ro1">
          <table:table-cell office:value-type="string" calcext:value-type="string">
            <text:p>E07000073</text:p>
          </table:table-cell>
          <table:table-cell table:formula="of:=&quot;, SUM(CASE WHEN area_cd = '&quot;&amp;[.A97]&amp;&quot;' THEN val ELSE 0 END( AS &quot;&amp;[.A97]" office:value-type="string" office:string-value=", SUM(CASE WHEN area_cd = 'E07000073' THEN val ELSE 0 END( AS E07000073" calcext:value-type="string">
            <text:p>, SUM(CASE WHEN area_cd = 'E07000073' THEN val ELSE 0 END( AS E07000073</text:p>
          </table:table-cell>
        </table:table-row>
        <table:table-row table:style-name="ro1">
          <table:table-cell office:value-type="string" calcext:value-type="string">
            <text:p>E07000074</text:p>
          </table:table-cell>
          <table:table-cell table:formula="of:=&quot;, SUM(CASE WHEN area_cd = '&quot;&amp;[.A98]&amp;&quot;' THEN val ELSE 0 END( AS &quot;&amp;[.A98]" office:value-type="string" office:string-value=", SUM(CASE WHEN area_cd = 'E07000074' THEN val ELSE 0 END( AS E07000074" calcext:value-type="string">
            <text:p>, SUM(CASE WHEN area_cd = 'E07000074' THEN val ELSE 0 END( AS E07000074</text:p>
          </table:table-cell>
        </table:table-row>
        <table:table-row table:style-name="ro1">
          <table:table-cell office:value-type="string" calcext:value-type="string">
            <text:p>E07000075</text:p>
          </table:table-cell>
          <table:table-cell table:formula="of:=&quot;, SUM(CASE WHEN area_cd = '&quot;&amp;[.A99]&amp;&quot;' THEN val ELSE 0 END( AS &quot;&amp;[.A99]" office:value-type="string" office:string-value=", SUM(CASE WHEN area_cd = 'E07000075' THEN val ELSE 0 END( AS E07000075" calcext:value-type="string">
            <text:p>, SUM(CASE WHEN area_cd = 'E07000075' THEN val ELSE 0 END( AS E07000075</text:p>
          </table:table-cell>
        </table:table-row>
        <table:table-row table:style-name="ro1">
          <table:table-cell office:value-type="string" calcext:value-type="string">
            <text:p>E07000076</text:p>
          </table:table-cell>
          <table:table-cell table:formula="of:=&quot;, SUM(CASE WHEN area_cd = '&quot;&amp;[.A100]&amp;&quot;' THEN val ELSE 0 END( AS &quot;&amp;[.A100]" office:value-type="string" office:string-value=", SUM(CASE WHEN area_cd = 'E07000076' THEN val ELSE 0 END( AS E07000076" calcext:value-type="string">
            <text:p>, SUM(CASE WHEN area_cd = 'E07000076' THEN val ELSE 0 END( AS E07000076</text:p>
          </table:table-cell>
        </table:table-row>
        <table:table-row table:style-name="ro1">
          <table:table-cell office:value-type="string" calcext:value-type="string">
            <text:p>E07000077</text:p>
          </table:table-cell>
          <table:table-cell table:formula="of:=&quot;, SUM(CASE WHEN area_cd = '&quot;&amp;[.A101]&amp;&quot;' THEN val ELSE 0 END( AS &quot;&amp;[.A101]" office:value-type="string" office:string-value=", SUM(CASE WHEN area_cd = 'E07000077' THEN val ELSE 0 END( AS E07000077" calcext:value-type="string">
            <text:p>, SUM(CASE WHEN area_cd = 'E07000077' THEN val ELSE 0 END( AS E07000077</text:p>
          </table:table-cell>
        </table:table-row>
        <table:table-row table:style-name="ro1">
          <table:table-cell office:value-type="string" calcext:value-type="string">
            <text:p>E07000078</text:p>
          </table:table-cell>
          <table:table-cell table:formula="of:=&quot;, SUM(CASE WHEN area_cd = '&quot;&amp;[.A102]&amp;&quot;' THEN val ELSE 0 END( AS &quot;&amp;[.A102]" office:value-type="string" office:string-value=", SUM(CASE WHEN area_cd = 'E07000078' THEN val ELSE 0 END( AS E07000078" calcext:value-type="string">
            <text:p>, SUM(CASE WHEN area_cd = 'E07000078' THEN val ELSE 0 END( AS E07000078</text:p>
          </table:table-cell>
        </table:table-row>
        <table:table-row table:style-name="ro1">
          <table:table-cell office:value-type="string" calcext:value-type="string">
            <text:p>E07000079</text:p>
          </table:table-cell>
          <table:table-cell table:formula="of:=&quot;, SUM(CASE WHEN area_cd = '&quot;&amp;[.A103]&amp;&quot;' THEN val ELSE 0 END( AS &quot;&amp;[.A103]" office:value-type="string" office:string-value=", SUM(CASE WHEN area_cd = 'E07000079' THEN val ELSE 0 END( AS E07000079" calcext:value-type="string">
            <text:p>, SUM(CASE WHEN area_cd = 'E07000079' THEN val ELSE 0 END( AS E07000079</text:p>
          </table:table-cell>
        </table:table-row>
        <table:table-row table:style-name="ro1">
          <table:table-cell office:value-type="string" calcext:value-type="string">
            <text:p>E07000080</text:p>
          </table:table-cell>
          <table:table-cell table:formula="of:=&quot;, SUM(CASE WHEN area_cd = '&quot;&amp;[.A104]&amp;&quot;' THEN val ELSE 0 END( AS &quot;&amp;[.A104]" office:value-type="string" office:string-value=", SUM(CASE WHEN area_cd = 'E07000080' THEN val ELSE 0 END( AS E07000080" calcext:value-type="string">
            <text:p>, SUM(CASE WHEN area_cd = 'E07000080' THEN val ELSE 0 END( AS E07000080</text:p>
          </table:table-cell>
        </table:table-row>
        <table:table-row table:style-name="ro1">
          <table:table-cell office:value-type="string" calcext:value-type="string">
            <text:p>E07000081</text:p>
          </table:table-cell>
          <table:table-cell table:formula="of:=&quot;, SUM(CASE WHEN area_cd = '&quot;&amp;[.A105]&amp;&quot;' THEN val ELSE 0 END( AS &quot;&amp;[.A105]" office:value-type="string" office:string-value=", SUM(CASE WHEN area_cd = 'E07000081' THEN val ELSE 0 END( AS E07000081" calcext:value-type="string">
            <text:p>, SUM(CASE WHEN area_cd = 'E07000081' THEN val ELSE 0 END( AS E07000081</text:p>
          </table:table-cell>
        </table:table-row>
        <table:table-row table:style-name="ro1">
          <table:table-cell office:value-type="string" calcext:value-type="string">
            <text:p>E07000082</text:p>
          </table:table-cell>
          <table:table-cell table:formula="of:=&quot;, SUM(CASE WHEN area_cd = '&quot;&amp;[.A106]&amp;&quot;' THEN val ELSE 0 END( AS &quot;&amp;[.A106]" office:value-type="string" office:string-value=", SUM(CASE WHEN area_cd = 'E07000082' THEN val ELSE 0 END( AS E07000082" calcext:value-type="string">
            <text:p>, SUM(CASE WHEN area_cd = 'E07000082' THEN val ELSE 0 END( AS E07000082</text:p>
          </table:table-cell>
        </table:table-row>
        <table:table-row table:style-name="ro1">
          <table:table-cell office:value-type="string" calcext:value-type="string">
            <text:p>E07000083</text:p>
          </table:table-cell>
          <table:table-cell table:formula="of:=&quot;, SUM(CASE WHEN area_cd = '&quot;&amp;[.A107]&amp;&quot;' THEN val ELSE 0 END( AS &quot;&amp;[.A107]" office:value-type="string" office:string-value=", SUM(CASE WHEN area_cd = 'E07000083' THEN val ELSE 0 END( AS E07000083" calcext:value-type="string">
            <text:p>, SUM(CASE WHEN area_cd = 'E07000083' THEN val ELSE 0 END( AS E07000083</text:p>
          </table:table-cell>
        </table:table-row>
        <table:table-row table:style-name="ro1">
          <table:table-cell office:value-type="string" calcext:value-type="string">
            <text:p>E07000084</text:p>
          </table:table-cell>
          <table:table-cell table:formula="of:=&quot;, SUM(CASE WHEN area_cd = '&quot;&amp;[.A108]&amp;&quot;' THEN val ELSE 0 END( AS &quot;&amp;[.A108]" office:value-type="string" office:string-value=", SUM(CASE WHEN area_cd = 'E07000084' THEN val ELSE 0 END( AS E07000084" calcext:value-type="string">
            <text:p>, SUM(CASE WHEN area_cd = 'E07000084' THEN val ELSE 0 END( AS E07000084</text:p>
          </table:table-cell>
        </table:table-row>
        <table:table-row table:style-name="ro1">
          <table:table-cell office:value-type="string" calcext:value-type="string">
            <text:p>E07000085</text:p>
          </table:table-cell>
          <table:table-cell table:formula="of:=&quot;, SUM(CASE WHEN area_cd = '&quot;&amp;[.A109]&amp;&quot;' THEN val ELSE 0 END( AS &quot;&amp;[.A109]" office:value-type="string" office:string-value=", SUM(CASE WHEN area_cd = 'E07000085' THEN val ELSE 0 END( AS E07000085" calcext:value-type="string">
            <text:p>, SUM(CASE WHEN area_cd = 'E07000085' THEN val ELSE 0 END( AS E07000085</text:p>
          </table:table-cell>
        </table:table-row>
        <table:table-row table:style-name="ro1">
          <table:table-cell office:value-type="string" calcext:value-type="string">
            <text:p>E07000086</text:p>
          </table:table-cell>
          <table:table-cell table:formula="of:=&quot;, SUM(CASE WHEN area_cd = '&quot;&amp;[.A110]&amp;&quot;' THEN val ELSE 0 END( AS &quot;&amp;[.A110]" office:value-type="string" office:string-value=", SUM(CASE WHEN area_cd = 'E07000086' THEN val ELSE 0 END( AS E07000086" calcext:value-type="string">
            <text:p>, SUM(CASE WHEN area_cd = 'E07000086' THEN val ELSE 0 END( AS E07000086</text:p>
          </table:table-cell>
        </table:table-row>
        <table:table-row table:style-name="ro1">
          <table:table-cell office:value-type="string" calcext:value-type="string">
            <text:p>E07000087</text:p>
          </table:table-cell>
          <table:table-cell table:formula="of:=&quot;, SUM(CASE WHEN area_cd = '&quot;&amp;[.A111]&amp;&quot;' THEN val ELSE 0 END( AS &quot;&amp;[.A111]" office:value-type="string" office:string-value=", SUM(CASE WHEN area_cd = 'E07000087' THEN val ELSE 0 END( AS E07000087" calcext:value-type="string">
            <text:p>, SUM(CASE WHEN area_cd = 'E07000087' THEN val ELSE 0 END( AS E07000087</text:p>
          </table:table-cell>
        </table:table-row>
        <table:table-row table:style-name="ro1">
          <table:table-cell office:value-type="string" calcext:value-type="string">
            <text:p>E07000088</text:p>
          </table:table-cell>
          <table:table-cell table:formula="of:=&quot;, SUM(CASE WHEN area_cd = '&quot;&amp;[.A112]&amp;&quot;' THEN val ELSE 0 END( AS &quot;&amp;[.A112]" office:value-type="string" office:string-value=", SUM(CASE WHEN area_cd = 'E07000088' THEN val ELSE 0 END( AS E07000088" calcext:value-type="string">
            <text:p>, SUM(CASE WHEN area_cd = 'E07000088' THEN val ELSE 0 END( AS E07000088</text:p>
          </table:table-cell>
        </table:table-row>
        <table:table-row table:style-name="ro1">
          <table:table-cell office:value-type="string" calcext:value-type="string">
            <text:p>E07000089</text:p>
          </table:table-cell>
          <table:table-cell table:formula="of:=&quot;, SUM(CASE WHEN area_cd = '&quot;&amp;[.A113]&amp;&quot;' THEN val ELSE 0 END( AS &quot;&amp;[.A113]" office:value-type="string" office:string-value=", SUM(CASE WHEN area_cd = 'E07000089' THEN val ELSE 0 END( AS E07000089" calcext:value-type="string">
            <text:p>, SUM(CASE WHEN area_cd = 'E07000089' THEN val ELSE 0 END( AS E07000089</text:p>
          </table:table-cell>
        </table:table-row>
        <table:table-row table:style-name="ro1">
          <table:table-cell office:value-type="string" calcext:value-type="string">
            <text:p>E07000090</text:p>
          </table:table-cell>
          <table:table-cell table:formula="of:=&quot;, SUM(CASE WHEN area_cd = '&quot;&amp;[.A114]&amp;&quot;' THEN val ELSE 0 END( AS &quot;&amp;[.A114]" office:value-type="string" office:string-value=", SUM(CASE WHEN area_cd = 'E07000090' THEN val ELSE 0 END( AS E07000090" calcext:value-type="string">
            <text:p>, SUM(CASE WHEN area_cd = 'E07000090' THEN val ELSE 0 END( AS E07000090</text:p>
          </table:table-cell>
        </table:table-row>
        <table:table-row table:style-name="ro1">
          <table:table-cell office:value-type="string" calcext:value-type="string">
            <text:p>E07000091</text:p>
          </table:table-cell>
          <table:table-cell table:formula="of:=&quot;, SUM(CASE WHEN area_cd = '&quot;&amp;[.A115]&amp;&quot;' THEN val ELSE 0 END( AS &quot;&amp;[.A115]" office:value-type="string" office:string-value=", SUM(CASE WHEN area_cd = 'E07000091' THEN val ELSE 0 END( AS E07000091" calcext:value-type="string">
            <text:p>, SUM(CASE WHEN area_cd = 'E07000091' THEN val ELSE 0 END( AS E07000091</text:p>
          </table:table-cell>
        </table:table-row>
        <table:table-row table:style-name="ro1">
          <table:table-cell office:value-type="string" calcext:value-type="string">
            <text:p>E07000092</text:p>
          </table:table-cell>
          <table:table-cell table:formula="of:=&quot;, SUM(CASE WHEN area_cd = '&quot;&amp;[.A116]&amp;&quot;' THEN val ELSE 0 END( AS &quot;&amp;[.A116]" office:value-type="string" office:string-value=", SUM(CASE WHEN area_cd = 'E07000092' THEN val ELSE 0 END( AS E07000092" calcext:value-type="string">
            <text:p>, SUM(CASE WHEN area_cd = 'E07000092' THEN val ELSE 0 END( AS E07000092</text:p>
          </table:table-cell>
        </table:table-row>
        <table:table-row table:style-name="ro1">
          <table:table-cell office:value-type="string" calcext:value-type="string">
            <text:p>E07000093</text:p>
          </table:table-cell>
          <table:table-cell table:formula="of:=&quot;, SUM(CASE WHEN area_cd = '&quot;&amp;[.A117]&amp;&quot;' THEN val ELSE 0 END( AS &quot;&amp;[.A117]" office:value-type="string" office:string-value=", SUM(CASE WHEN area_cd = 'E07000093' THEN val ELSE 0 END( AS E07000093" calcext:value-type="string">
            <text:p>, SUM(CASE WHEN area_cd = 'E07000093' THEN val ELSE 0 END( AS E07000093</text:p>
          </table:table-cell>
        </table:table-row>
        <table:table-row table:style-name="ro1">
          <table:table-cell office:value-type="string" calcext:value-type="string">
            <text:p>E07000094</text:p>
          </table:table-cell>
          <table:table-cell table:formula="of:=&quot;, SUM(CASE WHEN area_cd = '&quot;&amp;[.A118]&amp;&quot;' THEN val ELSE 0 END( AS &quot;&amp;[.A118]" office:value-type="string" office:string-value=", SUM(CASE WHEN area_cd = 'E07000094' THEN val ELSE 0 END( AS E07000094" calcext:value-type="string">
            <text:p>, SUM(CASE WHEN area_cd = 'E07000094' THEN val ELSE 0 END( AS E07000094</text:p>
          </table:table-cell>
        </table:table-row>
        <table:table-row table:style-name="ro1">
          <table:table-cell office:value-type="string" calcext:value-type="string">
            <text:p>E07000095</text:p>
          </table:table-cell>
          <table:table-cell table:formula="of:=&quot;, SUM(CASE WHEN area_cd = '&quot;&amp;[.A119]&amp;&quot;' THEN val ELSE 0 END( AS &quot;&amp;[.A119]" office:value-type="string" office:string-value=", SUM(CASE WHEN area_cd = 'E07000095' THEN val ELSE 0 END( AS E07000095" calcext:value-type="string">
            <text:p>, SUM(CASE WHEN area_cd = 'E07000095' THEN val ELSE 0 END( AS E07000095</text:p>
          </table:table-cell>
        </table:table-row>
        <table:table-row table:style-name="ro1">
          <table:table-cell office:value-type="string" calcext:value-type="string">
            <text:p>E07000096</text:p>
          </table:table-cell>
          <table:table-cell table:formula="of:=&quot;, SUM(CASE WHEN area_cd = '&quot;&amp;[.A120]&amp;&quot;' THEN val ELSE 0 END( AS &quot;&amp;[.A120]" office:value-type="string" office:string-value=", SUM(CASE WHEN area_cd = 'E07000096' THEN val ELSE 0 END( AS E07000096" calcext:value-type="string">
            <text:p>, SUM(CASE WHEN area_cd = 'E07000096' THEN val ELSE 0 END( AS E07000096</text:p>
          </table:table-cell>
        </table:table-row>
        <table:table-row table:style-name="ro1">
          <table:table-cell office:value-type="string" calcext:value-type="string">
            <text:p>E07000098</text:p>
          </table:table-cell>
          <table:table-cell table:formula="of:=&quot;, SUM(CASE WHEN area_cd = '&quot;&amp;[.A121]&amp;&quot;' THEN val ELSE 0 END( AS &quot;&amp;[.A121]" office:value-type="string" office:string-value=", SUM(CASE WHEN area_cd = 'E07000098' THEN val ELSE 0 END( AS E07000098" calcext:value-type="string">
            <text:p>, SUM(CASE WHEN area_cd = 'E07000098' THEN val ELSE 0 END( AS E07000098</text:p>
          </table:table-cell>
        </table:table-row>
        <table:table-row table:style-name="ro1">
          <table:table-cell office:value-type="string" calcext:value-type="string">
            <text:p>E07000099</text:p>
          </table:table-cell>
          <table:table-cell table:formula="of:=&quot;, SUM(CASE WHEN area_cd = '&quot;&amp;[.A122]&amp;&quot;' THEN val ELSE 0 END( AS &quot;&amp;[.A122]" office:value-type="string" office:string-value=", SUM(CASE WHEN area_cd = 'E07000099' THEN val ELSE 0 END( AS E07000099" calcext:value-type="string">
            <text:p>, SUM(CASE WHEN area_cd = 'E07000099' THEN val ELSE 0 END( AS E07000099</text:p>
          </table:table-cell>
        </table:table-row>
        <table:table-row table:style-name="ro1">
          <table:table-cell office:value-type="string" calcext:value-type="string">
            <text:p>E07000102</text:p>
          </table:table-cell>
          <table:table-cell table:formula="of:=&quot;, SUM(CASE WHEN area_cd = '&quot;&amp;[.A123]&amp;&quot;' THEN val ELSE 0 END( AS &quot;&amp;[.A123]" office:value-type="string" office:string-value=", SUM(CASE WHEN area_cd = 'E07000102' THEN val ELSE 0 END( AS E07000102" calcext:value-type="string">
            <text:p>, SUM(CASE WHEN area_cd = 'E07000102' THEN val ELSE 0 END( AS E07000102</text:p>
          </table:table-cell>
        </table:table-row>
        <table:table-row table:style-name="ro1">
          <table:table-cell office:value-type="string" calcext:value-type="string">
            <text:p>E07000103</text:p>
          </table:table-cell>
          <table:table-cell table:formula="of:=&quot;, SUM(CASE WHEN area_cd = '&quot;&amp;[.A124]&amp;&quot;' THEN val ELSE 0 END( AS &quot;&amp;[.A124]" office:value-type="string" office:string-value=", SUM(CASE WHEN area_cd = 'E07000103' THEN val ELSE 0 END( AS E07000103" calcext:value-type="string">
            <text:p>, SUM(CASE WHEN area_cd = 'E07000103' THEN val ELSE 0 END( AS E07000103</text:p>
          </table:table-cell>
        </table:table-row>
        <table:table-row table:style-name="ro1">
          <table:table-cell office:value-type="string" calcext:value-type="string">
            <text:p>E07000105</text:p>
          </table:table-cell>
          <table:table-cell table:formula="of:=&quot;, SUM(CASE WHEN area_cd = '&quot;&amp;[.A125]&amp;&quot;' THEN val ELSE 0 END( AS &quot;&amp;[.A125]" office:value-type="string" office:string-value=", SUM(CASE WHEN area_cd = 'E07000105' THEN val ELSE 0 END( AS E07000105" calcext:value-type="string">
            <text:p>, SUM(CASE WHEN area_cd = 'E07000105' THEN val ELSE 0 END( AS E07000105</text:p>
          </table:table-cell>
        </table:table-row>
        <table:table-row table:style-name="ro1">
          <table:table-cell office:value-type="string" calcext:value-type="string">
            <text:p>E07000106</text:p>
          </table:table-cell>
          <table:table-cell table:formula="of:=&quot;, SUM(CASE WHEN area_cd = '&quot;&amp;[.A126]&amp;&quot;' THEN val ELSE 0 END( AS &quot;&amp;[.A126]" office:value-type="string" office:string-value=", SUM(CASE WHEN area_cd = 'E07000106' THEN val ELSE 0 END( AS E07000106" calcext:value-type="string">
            <text:p>, SUM(CASE WHEN area_cd = 'E07000106' THEN val ELSE 0 END( AS E07000106</text:p>
          </table:table-cell>
        </table:table-row>
        <table:table-row table:style-name="ro1">
          <table:table-cell office:value-type="string" calcext:value-type="string">
            <text:p>E07000107</text:p>
          </table:table-cell>
          <table:table-cell table:formula="of:=&quot;, SUM(CASE WHEN area_cd = '&quot;&amp;[.A127]&amp;&quot;' THEN val ELSE 0 END( AS &quot;&amp;[.A127]" office:value-type="string" office:string-value=", SUM(CASE WHEN area_cd = 'E07000107' THEN val ELSE 0 END( AS E07000107" calcext:value-type="string">
            <text:p>, SUM(CASE WHEN area_cd = 'E07000107' THEN val ELSE 0 END( AS E07000107</text:p>
          </table:table-cell>
        </table:table-row>
        <table:table-row table:style-name="ro1">
          <table:table-cell office:value-type="string" calcext:value-type="string">
            <text:p>E07000108</text:p>
          </table:table-cell>
          <table:table-cell table:formula="of:=&quot;, SUM(CASE WHEN area_cd = '&quot;&amp;[.A128]&amp;&quot;' THEN val ELSE 0 END( AS &quot;&amp;[.A128]" office:value-type="string" office:string-value=", SUM(CASE WHEN area_cd = 'E07000108' THEN val ELSE 0 END( AS E07000108" calcext:value-type="string">
            <text:p>, SUM(CASE WHEN area_cd = 'E07000108' THEN val ELSE 0 END( AS E07000108</text:p>
          </table:table-cell>
        </table:table-row>
        <table:table-row table:style-name="ro1">
          <table:table-cell office:value-type="string" calcext:value-type="string">
            <text:p>E07000109</text:p>
          </table:table-cell>
          <table:table-cell table:formula="of:=&quot;, SUM(CASE WHEN area_cd = '&quot;&amp;[.A129]&amp;&quot;' THEN val ELSE 0 END( AS &quot;&amp;[.A129]" office:value-type="string" office:string-value=", SUM(CASE WHEN area_cd = 'E07000109' THEN val ELSE 0 END( AS E07000109" calcext:value-type="string">
            <text:p>, SUM(CASE WHEN area_cd = 'E07000109' THEN val ELSE 0 END( AS E07000109</text:p>
          </table:table-cell>
        </table:table-row>
        <table:table-row table:style-name="ro1">
          <table:table-cell office:value-type="string" calcext:value-type="string">
            <text:p>E07000110</text:p>
          </table:table-cell>
          <table:table-cell table:formula="of:=&quot;, SUM(CASE WHEN area_cd = '&quot;&amp;[.A130]&amp;&quot;' THEN val ELSE 0 END( AS &quot;&amp;[.A130]" office:value-type="string" office:string-value=", SUM(CASE WHEN area_cd = 'E07000110' THEN val ELSE 0 END( AS E07000110" calcext:value-type="string">
            <text:p>, SUM(CASE WHEN area_cd = 'E07000110' THEN val ELSE 0 END( AS E07000110</text:p>
          </table:table-cell>
        </table:table-row>
        <table:table-row table:style-name="ro1">
          <table:table-cell office:value-type="string" calcext:value-type="string">
            <text:p>E07000111</text:p>
          </table:table-cell>
          <table:table-cell table:formula="of:=&quot;, SUM(CASE WHEN area_cd = '&quot;&amp;[.A131]&amp;&quot;' THEN val ELSE 0 END( AS &quot;&amp;[.A131]" office:value-type="string" office:string-value=", SUM(CASE WHEN area_cd = 'E07000111' THEN val ELSE 0 END( AS E07000111" calcext:value-type="string">
            <text:p>, SUM(CASE WHEN area_cd = 'E07000111' THEN val ELSE 0 END( AS E07000111</text:p>
          </table:table-cell>
        </table:table-row>
        <table:table-row table:style-name="ro1">
          <table:table-cell office:value-type="string" calcext:value-type="string">
            <text:p>E07000112</text:p>
          </table:table-cell>
          <table:table-cell table:formula="of:=&quot;, SUM(CASE WHEN area_cd = '&quot;&amp;[.A132]&amp;&quot;' THEN val ELSE 0 END( AS &quot;&amp;[.A132]" office:value-type="string" office:string-value=", SUM(CASE WHEN area_cd = 'E07000112' THEN val ELSE 0 END( AS E07000112" calcext:value-type="string">
            <text:p>, SUM(CASE WHEN area_cd = 'E07000112' THEN val ELSE 0 END( AS E07000112</text:p>
          </table:table-cell>
        </table:table-row>
        <table:table-row table:style-name="ro1">
          <table:table-cell office:value-type="string" calcext:value-type="string">
            <text:p>E07000113</text:p>
          </table:table-cell>
          <table:table-cell table:formula="of:=&quot;, SUM(CASE WHEN area_cd = '&quot;&amp;[.A133]&amp;&quot;' THEN val ELSE 0 END( AS &quot;&amp;[.A133]" office:value-type="string" office:string-value=", SUM(CASE WHEN area_cd = 'E07000113' THEN val ELSE 0 END( AS E07000113" calcext:value-type="string">
            <text:p>, SUM(CASE WHEN area_cd = 'E07000113' THEN val ELSE 0 END( AS E07000113</text:p>
          </table:table-cell>
        </table:table-row>
        <table:table-row table:style-name="ro1">
          <table:table-cell office:value-type="string" calcext:value-type="string">
            <text:p>E07000114</text:p>
          </table:table-cell>
          <table:table-cell table:formula="of:=&quot;, SUM(CASE WHEN area_cd = '&quot;&amp;[.A134]&amp;&quot;' THEN val ELSE 0 END( AS &quot;&amp;[.A134]" office:value-type="string" office:string-value=", SUM(CASE WHEN area_cd = 'E07000114' THEN val ELSE 0 END( AS E07000114" calcext:value-type="string">
            <text:p>, SUM(CASE WHEN area_cd = 'E07000114' THEN val ELSE 0 END( AS E07000114</text:p>
          </table:table-cell>
        </table:table-row>
        <table:table-row table:style-name="ro1">
          <table:table-cell office:value-type="string" calcext:value-type="string">
            <text:p>E07000115</text:p>
          </table:table-cell>
          <table:table-cell table:formula="of:=&quot;, SUM(CASE WHEN area_cd = '&quot;&amp;[.A135]&amp;&quot;' THEN val ELSE 0 END( AS &quot;&amp;[.A135]" office:value-type="string" office:string-value=", SUM(CASE WHEN area_cd = 'E07000115' THEN val ELSE 0 END( AS E07000115" calcext:value-type="string">
            <text:p>, SUM(CASE WHEN area_cd = 'E07000115' THEN val ELSE 0 END( AS E07000115</text:p>
          </table:table-cell>
        </table:table-row>
        <table:table-row table:style-name="ro1">
          <table:table-cell office:value-type="string" calcext:value-type="string">
            <text:p>E07000116</text:p>
          </table:table-cell>
          <table:table-cell table:formula="of:=&quot;, SUM(CASE WHEN area_cd = '&quot;&amp;[.A136]&amp;&quot;' THEN val ELSE 0 END( AS &quot;&amp;[.A136]" office:value-type="string" office:string-value=", SUM(CASE WHEN area_cd = 'E07000116' THEN val ELSE 0 END( AS E07000116" calcext:value-type="string">
            <text:p>, SUM(CASE WHEN area_cd = 'E07000116' THEN val ELSE 0 END( AS E07000116</text:p>
          </table:table-cell>
        </table:table-row>
        <table:table-row table:style-name="ro1">
          <table:table-cell office:value-type="string" calcext:value-type="string">
            <text:p>E07000117</text:p>
          </table:table-cell>
          <table:table-cell table:formula="of:=&quot;, SUM(CASE WHEN area_cd = '&quot;&amp;[.A137]&amp;&quot;' THEN val ELSE 0 END( AS &quot;&amp;[.A137]" office:value-type="string" office:string-value=", SUM(CASE WHEN area_cd = 'E07000117' THEN val ELSE 0 END( AS E07000117" calcext:value-type="string">
            <text:p>, SUM(CASE WHEN area_cd = 'E07000117' THEN val ELSE 0 END( AS E07000117</text:p>
          </table:table-cell>
        </table:table-row>
        <table:table-row table:style-name="ro1">
          <table:table-cell office:value-type="string" calcext:value-type="string">
            <text:p>E07000118</text:p>
          </table:table-cell>
          <table:table-cell table:formula="of:=&quot;, SUM(CASE WHEN area_cd = '&quot;&amp;[.A138]&amp;&quot;' THEN val ELSE 0 END( AS &quot;&amp;[.A138]" office:value-type="string" office:string-value=", SUM(CASE WHEN area_cd = 'E07000118' THEN val ELSE 0 END( AS E07000118" calcext:value-type="string">
            <text:p>, SUM(CASE WHEN area_cd = 'E07000118' THEN val ELSE 0 END( AS E07000118</text:p>
          </table:table-cell>
        </table:table-row>
        <table:table-row table:style-name="ro1">
          <table:table-cell office:value-type="string" calcext:value-type="string">
            <text:p>E07000119</text:p>
          </table:table-cell>
          <table:table-cell table:formula="of:=&quot;, SUM(CASE WHEN area_cd = '&quot;&amp;[.A139]&amp;&quot;' THEN val ELSE 0 END( AS &quot;&amp;[.A139]" office:value-type="string" office:string-value=", SUM(CASE WHEN area_cd = 'E07000119' THEN val ELSE 0 END( AS E07000119" calcext:value-type="string">
            <text:p>, SUM(CASE WHEN area_cd = 'E07000119' THEN val ELSE 0 END( AS E07000119</text:p>
          </table:table-cell>
        </table:table-row>
        <table:table-row table:style-name="ro1">
          <table:table-cell office:value-type="string" calcext:value-type="string">
            <text:p>E07000120</text:p>
          </table:table-cell>
          <table:table-cell table:formula="of:=&quot;, SUM(CASE WHEN area_cd = '&quot;&amp;[.A140]&amp;&quot;' THEN val ELSE 0 END( AS &quot;&amp;[.A140]" office:value-type="string" office:string-value=", SUM(CASE WHEN area_cd = 'E07000120' THEN val ELSE 0 END( AS E07000120" calcext:value-type="string">
            <text:p>, SUM(CASE WHEN area_cd = 'E07000120' THEN val ELSE 0 END( AS E07000120</text:p>
          </table:table-cell>
        </table:table-row>
        <table:table-row table:style-name="ro1">
          <table:table-cell office:value-type="string" calcext:value-type="string">
            <text:p>E07000121</text:p>
          </table:table-cell>
          <table:table-cell table:formula="of:=&quot;, SUM(CASE WHEN area_cd = '&quot;&amp;[.A141]&amp;&quot;' THEN val ELSE 0 END( AS &quot;&amp;[.A141]" office:value-type="string" office:string-value=", SUM(CASE WHEN area_cd = 'E07000121' THEN val ELSE 0 END( AS E07000121" calcext:value-type="string">
            <text:p>, SUM(CASE WHEN area_cd = 'E07000121' THEN val ELSE 0 END( AS E07000121</text:p>
          </table:table-cell>
        </table:table-row>
        <table:table-row table:style-name="ro1">
          <table:table-cell office:value-type="string" calcext:value-type="string">
            <text:p>E07000122</text:p>
          </table:table-cell>
          <table:table-cell table:formula="of:=&quot;, SUM(CASE WHEN area_cd = '&quot;&amp;[.A142]&amp;&quot;' THEN val ELSE 0 END( AS &quot;&amp;[.A142]" office:value-type="string" office:string-value=", SUM(CASE WHEN area_cd = 'E07000122' THEN val ELSE 0 END( AS E07000122" calcext:value-type="string">
            <text:p>, SUM(CASE WHEN area_cd = 'E07000122' THEN val ELSE 0 END( AS E07000122</text:p>
          </table:table-cell>
        </table:table-row>
        <table:table-row table:style-name="ro1">
          <table:table-cell office:value-type="string" calcext:value-type="string">
            <text:p>E07000123</text:p>
          </table:table-cell>
          <table:table-cell table:formula="of:=&quot;, SUM(CASE WHEN area_cd = '&quot;&amp;[.A143]&amp;&quot;' THEN val ELSE 0 END( AS &quot;&amp;[.A143]" office:value-type="string" office:string-value=", SUM(CASE WHEN area_cd = 'E07000123' THEN val ELSE 0 END( AS E07000123" calcext:value-type="string">
            <text:p>, SUM(CASE WHEN area_cd = 'E07000123' THEN val ELSE 0 END( AS E07000123</text:p>
          </table:table-cell>
        </table:table-row>
        <table:table-row table:style-name="ro1">
          <table:table-cell office:value-type="string" calcext:value-type="string">
            <text:p>E07000124</text:p>
          </table:table-cell>
          <table:table-cell table:formula="of:=&quot;, SUM(CASE WHEN area_cd = '&quot;&amp;[.A144]&amp;&quot;' THEN val ELSE 0 END( AS &quot;&amp;[.A144]" office:value-type="string" office:string-value=", SUM(CASE WHEN area_cd = 'E07000124' THEN val ELSE 0 END( AS E07000124" calcext:value-type="string">
            <text:p>, SUM(CASE WHEN area_cd = 'E07000124' THEN val ELSE 0 END( AS E07000124</text:p>
          </table:table-cell>
        </table:table-row>
        <table:table-row table:style-name="ro1">
          <table:table-cell office:value-type="string" calcext:value-type="string">
            <text:p>E07000125</text:p>
          </table:table-cell>
          <table:table-cell table:formula="of:=&quot;, SUM(CASE WHEN area_cd = '&quot;&amp;[.A145]&amp;&quot;' THEN val ELSE 0 END( AS &quot;&amp;[.A145]" office:value-type="string" office:string-value=", SUM(CASE WHEN area_cd = 'E07000125' THEN val ELSE 0 END( AS E07000125" calcext:value-type="string">
            <text:p>, SUM(CASE WHEN area_cd = 'E07000125' THEN val ELSE 0 END( AS E07000125</text:p>
          </table:table-cell>
        </table:table-row>
        <table:table-row table:style-name="ro1">
          <table:table-cell office:value-type="string" calcext:value-type="string">
            <text:p>E07000126</text:p>
          </table:table-cell>
          <table:table-cell table:formula="of:=&quot;, SUM(CASE WHEN area_cd = '&quot;&amp;[.A146]&amp;&quot;' THEN val ELSE 0 END( AS &quot;&amp;[.A146]" office:value-type="string" office:string-value=", SUM(CASE WHEN area_cd = 'E07000126' THEN val ELSE 0 END( AS E07000126" calcext:value-type="string">
            <text:p>, SUM(CASE WHEN area_cd = 'E07000126' THEN val ELSE 0 END( AS E07000126</text:p>
          </table:table-cell>
        </table:table-row>
        <table:table-row table:style-name="ro1">
          <table:table-cell office:value-type="string" calcext:value-type="string">
            <text:p>E07000127</text:p>
          </table:table-cell>
          <table:table-cell table:formula="of:=&quot;, SUM(CASE WHEN area_cd = '&quot;&amp;[.A147]&amp;&quot;' THEN val ELSE 0 END( AS &quot;&amp;[.A147]" office:value-type="string" office:string-value=", SUM(CASE WHEN area_cd = 'E07000127' THEN val ELSE 0 END( AS E07000127" calcext:value-type="string">
            <text:p>, SUM(CASE WHEN area_cd = 'E07000127' THEN val ELSE 0 END( AS E07000127</text:p>
          </table:table-cell>
        </table:table-row>
        <table:table-row table:style-name="ro1">
          <table:table-cell office:value-type="string" calcext:value-type="string">
            <text:p>E07000128</text:p>
          </table:table-cell>
          <table:table-cell table:formula="of:=&quot;, SUM(CASE WHEN area_cd = '&quot;&amp;[.A148]&amp;&quot;' THEN val ELSE 0 END( AS &quot;&amp;[.A148]" office:value-type="string" office:string-value=", SUM(CASE WHEN area_cd = 'E07000128' THEN val ELSE 0 END( AS E07000128" calcext:value-type="string">
            <text:p>, SUM(CASE WHEN area_cd = 'E07000128' THEN val ELSE 0 END( AS E07000128</text:p>
          </table:table-cell>
        </table:table-row>
        <table:table-row table:style-name="ro1">
          <table:table-cell office:value-type="string" calcext:value-type="string">
            <text:p>E07000129</text:p>
          </table:table-cell>
          <table:table-cell table:formula="of:=&quot;, SUM(CASE WHEN area_cd = '&quot;&amp;[.A149]&amp;&quot;' THEN val ELSE 0 END( AS &quot;&amp;[.A149]" office:value-type="string" office:string-value=", SUM(CASE WHEN area_cd = 'E07000129' THEN val ELSE 0 END( AS E07000129" calcext:value-type="string">
            <text:p>, SUM(CASE WHEN area_cd = 'E07000129' THEN val ELSE 0 END( AS E07000129</text:p>
          </table:table-cell>
        </table:table-row>
        <table:table-row table:style-name="ro1">
          <table:table-cell office:value-type="string" calcext:value-type="string">
            <text:p>E07000130</text:p>
          </table:table-cell>
          <table:table-cell table:formula="of:=&quot;, SUM(CASE WHEN area_cd = '&quot;&amp;[.A150]&amp;&quot;' THEN val ELSE 0 END( AS &quot;&amp;[.A150]" office:value-type="string" office:string-value=", SUM(CASE WHEN area_cd = 'E07000130' THEN val ELSE 0 END( AS E07000130" calcext:value-type="string">
            <text:p>, SUM(CASE WHEN area_cd = 'E07000130' THEN val ELSE 0 END( AS E07000130</text:p>
          </table:table-cell>
        </table:table-row>
        <table:table-row table:style-name="ro1">
          <table:table-cell office:value-type="string" calcext:value-type="string">
            <text:p>E07000131</text:p>
          </table:table-cell>
          <table:table-cell table:formula="of:=&quot;, SUM(CASE WHEN area_cd = '&quot;&amp;[.A151]&amp;&quot;' THEN val ELSE 0 END( AS &quot;&amp;[.A151]" office:value-type="string" office:string-value=", SUM(CASE WHEN area_cd = 'E07000131' THEN val ELSE 0 END( AS E07000131" calcext:value-type="string">
            <text:p>, SUM(CASE WHEN area_cd = 'E07000131' THEN val ELSE 0 END( AS E07000131</text:p>
          </table:table-cell>
        </table:table-row>
        <table:table-row table:style-name="ro1">
          <table:table-cell office:value-type="string" calcext:value-type="string">
            <text:p>E07000132</text:p>
          </table:table-cell>
          <table:table-cell table:formula="of:=&quot;, SUM(CASE WHEN area_cd = '&quot;&amp;[.A152]&amp;&quot;' THEN val ELSE 0 END( AS &quot;&amp;[.A152]" office:value-type="string" office:string-value=", SUM(CASE WHEN area_cd = 'E07000132' THEN val ELSE 0 END( AS E07000132" calcext:value-type="string">
            <text:p>, SUM(CASE WHEN area_cd = 'E07000132' THEN val ELSE 0 END( AS E07000132</text:p>
          </table:table-cell>
        </table:table-row>
        <table:table-row table:style-name="ro1">
          <table:table-cell office:value-type="string" calcext:value-type="string">
            <text:p>E07000133</text:p>
          </table:table-cell>
          <table:table-cell table:formula="of:=&quot;, SUM(CASE WHEN area_cd = '&quot;&amp;[.A153]&amp;&quot;' THEN val ELSE 0 END( AS &quot;&amp;[.A153]" office:value-type="string" office:string-value=", SUM(CASE WHEN area_cd = 'E07000133' THEN val ELSE 0 END( AS E07000133" calcext:value-type="string">
            <text:p>, SUM(CASE WHEN area_cd = 'E07000133' THEN val ELSE 0 END( AS E07000133</text:p>
          </table:table-cell>
        </table:table-row>
        <table:table-row table:style-name="ro1">
          <table:table-cell office:value-type="string" calcext:value-type="string">
            <text:p>E07000134</text:p>
          </table:table-cell>
          <table:table-cell table:formula="of:=&quot;, SUM(CASE WHEN area_cd = '&quot;&amp;[.A154]&amp;&quot;' THEN val ELSE 0 END( AS &quot;&amp;[.A154]" office:value-type="string" office:string-value=", SUM(CASE WHEN area_cd = 'E07000134' THEN val ELSE 0 END( AS E07000134" calcext:value-type="string">
            <text:p>, SUM(CASE WHEN area_cd = 'E07000134' THEN val ELSE 0 END( AS E07000134</text:p>
          </table:table-cell>
        </table:table-row>
        <table:table-row table:style-name="ro1">
          <table:table-cell office:value-type="string" calcext:value-type="string">
            <text:p>E07000135</text:p>
          </table:table-cell>
          <table:table-cell table:formula="of:=&quot;, SUM(CASE WHEN area_cd = '&quot;&amp;[.A155]&amp;&quot;' THEN val ELSE 0 END( AS &quot;&amp;[.A155]" office:value-type="string" office:string-value=", SUM(CASE WHEN area_cd = 'E07000135' THEN val ELSE 0 END( AS E07000135" calcext:value-type="string">
            <text:p>, SUM(CASE WHEN area_cd = 'E07000135' THEN val ELSE 0 END( AS E07000135</text:p>
          </table:table-cell>
        </table:table-row>
        <table:table-row table:style-name="ro1">
          <table:table-cell office:value-type="string" calcext:value-type="string">
            <text:p>E07000136</text:p>
          </table:table-cell>
          <table:table-cell table:formula="of:=&quot;, SUM(CASE WHEN area_cd = '&quot;&amp;[.A156]&amp;&quot;' THEN val ELSE 0 END( AS &quot;&amp;[.A156]" office:value-type="string" office:string-value=", SUM(CASE WHEN area_cd = 'E07000136' THEN val ELSE 0 END( AS E07000136" calcext:value-type="string">
            <text:p>, SUM(CASE WHEN area_cd = 'E07000136' THEN val ELSE 0 END( AS E07000136</text:p>
          </table:table-cell>
        </table:table-row>
        <table:table-row table:style-name="ro1">
          <table:table-cell office:value-type="string" calcext:value-type="string">
            <text:p>E07000137</text:p>
          </table:table-cell>
          <table:table-cell table:formula="of:=&quot;, SUM(CASE WHEN area_cd = '&quot;&amp;[.A157]&amp;&quot;' THEN val ELSE 0 END( AS &quot;&amp;[.A157]" office:value-type="string" office:string-value=", SUM(CASE WHEN area_cd = 'E07000137' THEN val ELSE 0 END( AS E07000137" calcext:value-type="string">
            <text:p>, SUM(CASE WHEN area_cd = 'E07000137' THEN val ELSE 0 END( AS E07000137</text:p>
          </table:table-cell>
        </table:table-row>
        <table:table-row table:style-name="ro1">
          <table:table-cell office:value-type="string" calcext:value-type="string">
            <text:p>E07000138</text:p>
          </table:table-cell>
          <table:table-cell table:formula="of:=&quot;, SUM(CASE WHEN area_cd = '&quot;&amp;[.A158]&amp;&quot;' THEN val ELSE 0 END( AS &quot;&amp;[.A158]" office:value-type="string" office:string-value=", SUM(CASE WHEN area_cd = 'E07000138' THEN val ELSE 0 END( AS E07000138" calcext:value-type="string">
            <text:p>, SUM(CASE WHEN area_cd = 'E07000138' THEN val ELSE 0 END( AS E07000138</text:p>
          </table:table-cell>
        </table:table-row>
        <table:table-row table:style-name="ro1">
          <table:table-cell office:value-type="string" calcext:value-type="string">
            <text:p>E07000139</text:p>
          </table:table-cell>
          <table:table-cell table:formula="of:=&quot;, SUM(CASE WHEN area_cd = '&quot;&amp;[.A159]&amp;&quot;' THEN val ELSE 0 END( AS &quot;&amp;[.A159]" office:value-type="string" office:string-value=", SUM(CASE WHEN area_cd = 'E07000139' THEN val ELSE 0 END( AS E07000139" calcext:value-type="string">
            <text:p>, SUM(CASE WHEN area_cd = 'E07000139' THEN val ELSE 0 END( AS E07000139</text:p>
          </table:table-cell>
        </table:table-row>
        <table:table-row table:style-name="ro1">
          <table:table-cell office:value-type="string" calcext:value-type="string">
            <text:p>E07000140</text:p>
          </table:table-cell>
          <table:table-cell table:formula="of:=&quot;, SUM(CASE WHEN area_cd = '&quot;&amp;[.A160]&amp;&quot;' THEN val ELSE 0 END( AS &quot;&amp;[.A160]" office:value-type="string" office:string-value=", SUM(CASE WHEN area_cd = 'E07000140' THEN val ELSE 0 END( AS E07000140" calcext:value-type="string">
            <text:p>, SUM(CASE WHEN area_cd = 'E07000140' THEN val ELSE 0 END( AS E07000140</text:p>
          </table:table-cell>
        </table:table-row>
        <table:table-row table:style-name="ro1">
          <table:table-cell office:value-type="string" calcext:value-type="string">
            <text:p>E07000141</text:p>
          </table:table-cell>
          <table:table-cell table:formula="of:=&quot;, SUM(CASE WHEN area_cd = '&quot;&amp;[.A161]&amp;&quot;' THEN val ELSE 0 END( AS &quot;&amp;[.A161]" office:value-type="string" office:string-value=", SUM(CASE WHEN area_cd = 'E07000141' THEN val ELSE 0 END( AS E07000141" calcext:value-type="string">
            <text:p>, SUM(CASE WHEN area_cd = 'E07000141' THEN val ELSE 0 END( AS E07000141</text:p>
          </table:table-cell>
        </table:table-row>
        <table:table-row table:style-name="ro1">
          <table:table-cell office:value-type="string" calcext:value-type="string">
            <text:p>E07000142</text:p>
          </table:table-cell>
          <table:table-cell table:formula="of:=&quot;, SUM(CASE WHEN area_cd = '&quot;&amp;[.A162]&amp;&quot;' THEN val ELSE 0 END( AS &quot;&amp;[.A162]" office:value-type="string" office:string-value=", SUM(CASE WHEN area_cd = 'E07000142' THEN val ELSE 0 END( AS E07000142" calcext:value-type="string">
            <text:p>, SUM(CASE WHEN area_cd = 'E07000142' THEN val ELSE 0 END( AS E07000142</text:p>
          </table:table-cell>
        </table:table-row>
        <table:table-row table:style-name="ro1">
          <table:table-cell office:value-type="string" calcext:value-type="string">
            <text:p>E07000143</text:p>
          </table:table-cell>
          <table:table-cell table:formula="of:=&quot;, SUM(CASE WHEN area_cd = '&quot;&amp;[.A163]&amp;&quot;' THEN val ELSE 0 END( AS &quot;&amp;[.A163]" office:value-type="string" office:string-value=", SUM(CASE WHEN area_cd = 'E07000143' THEN val ELSE 0 END( AS E07000143" calcext:value-type="string">
            <text:p>, SUM(CASE WHEN area_cd = 'E07000143' THEN val ELSE 0 END( AS E07000143</text:p>
          </table:table-cell>
        </table:table-row>
        <table:table-row table:style-name="ro1">
          <table:table-cell office:value-type="string" calcext:value-type="string">
            <text:p>E07000144</text:p>
          </table:table-cell>
          <table:table-cell table:formula="of:=&quot;, SUM(CASE WHEN area_cd = '&quot;&amp;[.A164]&amp;&quot;' THEN val ELSE 0 END( AS &quot;&amp;[.A164]" office:value-type="string" office:string-value=", SUM(CASE WHEN area_cd = 'E07000144' THEN val ELSE 0 END( AS E07000144" calcext:value-type="string">
            <text:p>, SUM(CASE WHEN area_cd = 'E07000144' THEN val ELSE 0 END( AS E07000144</text:p>
          </table:table-cell>
        </table:table-row>
        <table:table-row table:style-name="ro1">
          <table:table-cell office:value-type="string" calcext:value-type="string">
            <text:p>E07000145</text:p>
          </table:table-cell>
          <table:table-cell table:formula="of:=&quot;, SUM(CASE WHEN area_cd = '&quot;&amp;[.A165]&amp;&quot;' THEN val ELSE 0 END( AS &quot;&amp;[.A165]" office:value-type="string" office:string-value=", SUM(CASE WHEN area_cd = 'E07000145' THEN val ELSE 0 END( AS E07000145" calcext:value-type="string">
            <text:p>, SUM(CASE WHEN area_cd = 'E07000145' THEN val ELSE 0 END( AS E07000145</text:p>
          </table:table-cell>
        </table:table-row>
        <table:table-row table:style-name="ro1">
          <table:table-cell office:value-type="string" calcext:value-type="string">
            <text:p>E07000146</text:p>
          </table:table-cell>
          <table:table-cell table:formula="of:=&quot;, SUM(CASE WHEN area_cd = '&quot;&amp;[.A166]&amp;&quot;' THEN val ELSE 0 END( AS &quot;&amp;[.A166]" office:value-type="string" office:string-value=", SUM(CASE WHEN area_cd = 'E07000146' THEN val ELSE 0 END( AS E07000146" calcext:value-type="string">
            <text:p>, SUM(CASE WHEN area_cd = 'E07000146' THEN val ELSE 0 END( AS E07000146</text:p>
          </table:table-cell>
        </table:table-row>
        <table:table-row table:style-name="ro1">
          <table:table-cell office:value-type="string" calcext:value-type="string">
            <text:p>E07000147</text:p>
          </table:table-cell>
          <table:table-cell table:formula="of:=&quot;, SUM(CASE WHEN area_cd = '&quot;&amp;[.A167]&amp;&quot;' THEN val ELSE 0 END( AS &quot;&amp;[.A167]" office:value-type="string" office:string-value=", SUM(CASE WHEN area_cd = 'E07000147' THEN val ELSE 0 END( AS E07000147" calcext:value-type="string">
            <text:p>, SUM(CASE WHEN area_cd = 'E07000147' THEN val ELSE 0 END( AS E07000147</text:p>
          </table:table-cell>
        </table:table-row>
        <table:table-row table:style-name="ro1">
          <table:table-cell office:value-type="string" calcext:value-type="string">
            <text:p>E07000148</text:p>
          </table:table-cell>
          <table:table-cell table:formula="of:=&quot;, SUM(CASE WHEN area_cd = '&quot;&amp;[.A168]&amp;&quot;' THEN val ELSE 0 END( AS &quot;&amp;[.A168]" office:value-type="string" office:string-value=", SUM(CASE WHEN area_cd = 'E07000148' THEN val ELSE 0 END( AS E07000148" calcext:value-type="string">
            <text:p>, SUM(CASE WHEN area_cd = 'E07000148' THEN val ELSE 0 END( AS E07000148</text:p>
          </table:table-cell>
        </table:table-row>
        <table:table-row table:style-name="ro1">
          <table:table-cell office:value-type="string" calcext:value-type="string">
            <text:p>E07000149</text:p>
          </table:table-cell>
          <table:table-cell table:formula="of:=&quot;, SUM(CASE WHEN area_cd = '&quot;&amp;[.A169]&amp;&quot;' THEN val ELSE 0 END( AS &quot;&amp;[.A169]" office:value-type="string" office:string-value=", SUM(CASE WHEN area_cd = 'E07000149' THEN val ELSE 0 END( AS E07000149" calcext:value-type="string">
            <text:p>, SUM(CASE WHEN area_cd = 'E07000149' THEN val ELSE 0 END( AS E07000149</text:p>
          </table:table-cell>
        </table:table-row>
        <table:table-row table:style-name="ro1">
          <table:table-cell office:value-type="string" calcext:value-type="string">
            <text:p>E07000150</text:p>
          </table:table-cell>
          <table:table-cell table:formula="of:=&quot;, SUM(CASE WHEN area_cd = '&quot;&amp;[.A170]&amp;&quot;' THEN val ELSE 0 END( AS &quot;&amp;[.A170]" office:value-type="string" office:string-value=", SUM(CASE WHEN area_cd = 'E07000150' THEN val ELSE 0 END( AS E07000150" calcext:value-type="string">
            <text:p>, SUM(CASE WHEN area_cd = 'E07000150' THEN val ELSE 0 END( AS E07000150</text:p>
          </table:table-cell>
        </table:table-row>
        <table:table-row table:style-name="ro1">
          <table:table-cell office:value-type="string" calcext:value-type="string">
            <text:p>E07000151</text:p>
          </table:table-cell>
          <table:table-cell table:formula="of:=&quot;, SUM(CASE WHEN area_cd = '&quot;&amp;[.A171]&amp;&quot;' THEN val ELSE 0 END( AS &quot;&amp;[.A171]" office:value-type="string" office:string-value=", SUM(CASE WHEN area_cd = 'E07000151' THEN val ELSE 0 END( AS E07000151" calcext:value-type="string">
            <text:p>, SUM(CASE WHEN area_cd = 'E07000151' THEN val ELSE 0 END( AS E07000151</text:p>
          </table:table-cell>
        </table:table-row>
        <table:table-row table:style-name="ro1">
          <table:table-cell office:value-type="string" calcext:value-type="string">
            <text:p>E07000152</text:p>
          </table:table-cell>
          <table:table-cell table:formula="of:=&quot;, SUM(CASE WHEN area_cd = '&quot;&amp;[.A172]&amp;&quot;' THEN val ELSE 0 END( AS &quot;&amp;[.A172]" office:value-type="string" office:string-value=", SUM(CASE WHEN area_cd = 'E07000152' THEN val ELSE 0 END( AS E07000152" calcext:value-type="string">
            <text:p>, SUM(CASE WHEN area_cd = 'E07000152' THEN val ELSE 0 END( AS E07000152</text:p>
          </table:table-cell>
        </table:table-row>
        <table:table-row table:style-name="ro1">
          <table:table-cell office:value-type="string" calcext:value-type="string">
            <text:p>E07000153</text:p>
          </table:table-cell>
          <table:table-cell table:formula="of:=&quot;, SUM(CASE WHEN area_cd = '&quot;&amp;[.A173]&amp;&quot;' THEN val ELSE 0 END( AS &quot;&amp;[.A173]" office:value-type="string" office:string-value=", SUM(CASE WHEN area_cd = 'E07000153' THEN val ELSE 0 END( AS E07000153" calcext:value-type="string">
            <text:p>, SUM(CASE WHEN area_cd = 'E07000153' THEN val ELSE 0 END( AS E07000153</text:p>
          </table:table-cell>
        </table:table-row>
        <table:table-row table:style-name="ro1">
          <table:table-cell office:value-type="string" calcext:value-type="string">
            <text:p>E07000154</text:p>
          </table:table-cell>
          <table:table-cell table:formula="of:=&quot;, SUM(CASE WHEN area_cd = '&quot;&amp;[.A174]&amp;&quot;' THEN val ELSE 0 END( AS &quot;&amp;[.A174]" office:value-type="string" office:string-value=", SUM(CASE WHEN area_cd = 'E07000154' THEN val ELSE 0 END( AS E07000154" calcext:value-type="string">
            <text:p>, SUM(CASE WHEN area_cd = 'E07000154' THEN val ELSE 0 END( AS E07000154</text:p>
          </table:table-cell>
        </table:table-row>
        <table:table-row table:style-name="ro1">
          <table:table-cell office:value-type="string" calcext:value-type="string">
            <text:p>E07000155</text:p>
          </table:table-cell>
          <table:table-cell table:formula="of:=&quot;, SUM(CASE WHEN area_cd = '&quot;&amp;[.A175]&amp;&quot;' THEN val ELSE 0 END( AS &quot;&amp;[.A175]" office:value-type="string" office:string-value=", SUM(CASE WHEN area_cd = 'E07000155' THEN val ELSE 0 END( AS E07000155" calcext:value-type="string">
            <text:p>, SUM(CASE WHEN area_cd = 'E07000155' THEN val ELSE 0 END( AS E07000155</text:p>
          </table:table-cell>
        </table:table-row>
        <table:table-row table:style-name="ro1">
          <table:table-cell office:value-type="string" calcext:value-type="string">
            <text:p>E07000156</text:p>
          </table:table-cell>
          <table:table-cell table:formula="of:=&quot;, SUM(CASE WHEN area_cd = '&quot;&amp;[.A176]&amp;&quot;' THEN val ELSE 0 END( AS &quot;&amp;[.A176]" office:value-type="string" office:string-value=", SUM(CASE WHEN area_cd = 'E07000156' THEN val ELSE 0 END( AS E07000156" calcext:value-type="string">
            <text:p>, SUM(CASE WHEN area_cd = 'E07000156' THEN val ELSE 0 END( AS E07000156</text:p>
          </table:table-cell>
        </table:table-row>
        <table:table-row table:style-name="ro1">
          <table:table-cell office:value-type="string" calcext:value-type="string">
            <text:p>E07000163</text:p>
          </table:table-cell>
          <table:table-cell table:formula="of:=&quot;, SUM(CASE WHEN area_cd = '&quot;&amp;[.A177]&amp;&quot;' THEN val ELSE 0 END( AS &quot;&amp;[.A177]" office:value-type="string" office:string-value=", SUM(CASE WHEN area_cd = 'E07000163' THEN val ELSE 0 END( AS E07000163" calcext:value-type="string">
            <text:p>, SUM(CASE WHEN area_cd = 'E07000163' THEN val ELSE 0 END( AS E07000163</text:p>
          </table:table-cell>
        </table:table-row>
        <table:table-row table:style-name="ro1">
          <table:table-cell office:value-type="string" calcext:value-type="string">
            <text:p>E07000164</text:p>
          </table:table-cell>
          <table:table-cell table:formula="of:=&quot;, SUM(CASE WHEN area_cd = '&quot;&amp;[.A178]&amp;&quot;' THEN val ELSE 0 END( AS &quot;&amp;[.A178]" office:value-type="string" office:string-value=", SUM(CASE WHEN area_cd = 'E07000164' THEN val ELSE 0 END( AS E07000164" calcext:value-type="string">
            <text:p>, SUM(CASE WHEN area_cd = 'E07000164' THEN val ELSE 0 END( AS E07000164</text:p>
          </table:table-cell>
        </table:table-row>
        <table:table-row table:style-name="ro1">
          <table:table-cell office:value-type="string" calcext:value-type="string">
            <text:p>E07000165</text:p>
          </table:table-cell>
          <table:table-cell table:formula="of:=&quot;, SUM(CASE WHEN area_cd = '&quot;&amp;[.A179]&amp;&quot;' THEN val ELSE 0 END( AS &quot;&amp;[.A179]" office:value-type="string" office:string-value=", SUM(CASE WHEN area_cd = 'E07000165' THEN val ELSE 0 END( AS E07000165" calcext:value-type="string">
            <text:p>, SUM(CASE WHEN area_cd = 'E07000165' THEN val ELSE 0 END( AS E07000165</text:p>
          </table:table-cell>
        </table:table-row>
        <table:table-row table:style-name="ro1">
          <table:table-cell office:value-type="string" calcext:value-type="string">
            <text:p>E07000166</text:p>
          </table:table-cell>
          <table:table-cell table:formula="of:=&quot;, SUM(CASE WHEN area_cd = '&quot;&amp;[.A180]&amp;&quot;' THEN val ELSE 0 END( AS &quot;&amp;[.A180]" office:value-type="string" office:string-value=", SUM(CASE WHEN area_cd = 'E07000166' THEN val ELSE 0 END( AS E07000166" calcext:value-type="string">
            <text:p>, SUM(CASE WHEN area_cd = 'E07000166' THEN val ELSE 0 END( AS E07000166</text:p>
          </table:table-cell>
        </table:table-row>
        <table:table-row table:style-name="ro1">
          <table:table-cell office:value-type="string" calcext:value-type="string">
            <text:p>E07000167</text:p>
          </table:table-cell>
          <table:table-cell table:formula="of:=&quot;, SUM(CASE WHEN area_cd = '&quot;&amp;[.A181]&amp;&quot;' THEN val ELSE 0 END( AS &quot;&amp;[.A181]" office:value-type="string" office:string-value=", SUM(CASE WHEN area_cd = 'E07000167' THEN val ELSE 0 END( AS E07000167" calcext:value-type="string">
            <text:p>, SUM(CASE WHEN area_cd = 'E07000167' THEN val ELSE 0 END( AS E07000167</text:p>
          </table:table-cell>
        </table:table-row>
        <table:table-row table:style-name="ro1">
          <table:table-cell office:value-type="string" calcext:value-type="string">
            <text:p>E07000168</text:p>
          </table:table-cell>
          <table:table-cell table:formula="of:=&quot;, SUM(CASE WHEN area_cd = '&quot;&amp;[.A182]&amp;&quot;' THEN val ELSE 0 END( AS &quot;&amp;[.A182]" office:value-type="string" office:string-value=", SUM(CASE WHEN area_cd = 'E07000168' THEN val ELSE 0 END( AS E07000168" calcext:value-type="string">
            <text:p>, SUM(CASE WHEN area_cd = 'E07000168' THEN val ELSE 0 END( AS E07000168</text:p>
          </table:table-cell>
        </table:table-row>
        <table:table-row table:style-name="ro1">
          <table:table-cell office:value-type="string" calcext:value-type="string">
            <text:p>E07000169</text:p>
          </table:table-cell>
          <table:table-cell table:formula="of:=&quot;, SUM(CASE WHEN area_cd = '&quot;&amp;[.A183]&amp;&quot;' THEN val ELSE 0 END( AS &quot;&amp;[.A183]" office:value-type="string" office:string-value=", SUM(CASE WHEN area_cd = 'E07000169' THEN val ELSE 0 END( AS E07000169" calcext:value-type="string">
            <text:p>, SUM(CASE WHEN area_cd = 'E07000169' THEN val ELSE 0 END( AS E07000169</text:p>
          </table:table-cell>
        </table:table-row>
        <table:table-row table:style-name="ro1">
          <table:table-cell office:value-type="string" calcext:value-type="string">
            <text:p>E07000170</text:p>
          </table:table-cell>
          <table:table-cell table:formula="of:=&quot;, SUM(CASE WHEN area_cd = '&quot;&amp;[.A184]&amp;&quot;' THEN val ELSE 0 END( AS &quot;&amp;[.A184]" office:value-type="string" office:string-value=", SUM(CASE WHEN area_cd = 'E07000170' THEN val ELSE 0 END( AS E07000170" calcext:value-type="string">
            <text:p>, SUM(CASE WHEN area_cd = 'E07000170' THEN val ELSE 0 END( AS E07000170</text:p>
          </table:table-cell>
        </table:table-row>
        <table:table-row table:style-name="ro1">
          <table:table-cell office:value-type="string" calcext:value-type="string">
            <text:p>E07000171</text:p>
          </table:table-cell>
          <table:table-cell table:formula="of:=&quot;, SUM(CASE WHEN area_cd = '&quot;&amp;[.A185]&amp;&quot;' THEN val ELSE 0 END( AS &quot;&amp;[.A185]" office:value-type="string" office:string-value=", SUM(CASE WHEN area_cd = 'E07000171' THEN val ELSE 0 END( AS E07000171" calcext:value-type="string">
            <text:p>, SUM(CASE WHEN area_cd = 'E07000171' THEN val ELSE 0 END( AS E07000171</text:p>
          </table:table-cell>
        </table:table-row>
        <table:table-row table:style-name="ro1">
          <table:table-cell office:value-type="string" calcext:value-type="string">
            <text:p>E07000172</text:p>
          </table:table-cell>
          <table:table-cell table:formula="of:=&quot;, SUM(CASE WHEN area_cd = '&quot;&amp;[.A186]&amp;&quot;' THEN val ELSE 0 END( AS &quot;&amp;[.A186]" office:value-type="string" office:string-value=", SUM(CASE WHEN area_cd = 'E07000172' THEN val ELSE 0 END( AS E07000172" calcext:value-type="string">
            <text:p>, SUM(CASE WHEN area_cd = 'E07000172' THEN val ELSE 0 END( AS E07000172</text:p>
          </table:table-cell>
        </table:table-row>
        <table:table-row table:style-name="ro1">
          <table:table-cell office:value-type="string" calcext:value-type="string">
            <text:p>E07000173</text:p>
          </table:table-cell>
          <table:table-cell table:formula="of:=&quot;, SUM(CASE WHEN area_cd = '&quot;&amp;[.A187]&amp;&quot;' THEN val ELSE 0 END( AS &quot;&amp;[.A187]" office:value-type="string" office:string-value=", SUM(CASE WHEN area_cd = 'E07000173' THEN val ELSE 0 END( AS E07000173" calcext:value-type="string">
            <text:p>, SUM(CASE WHEN area_cd = 'E07000173' THEN val ELSE 0 END( AS E07000173</text:p>
          </table:table-cell>
        </table:table-row>
        <table:table-row table:style-name="ro1">
          <table:table-cell office:value-type="string" calcext:value-type="string">
            <text:p>E07000174</text:p>
          </table:table-cell>
          <table:table-cell table:formula="of:=&quot;, SUM(CASE WHEN area_cd = '&quot;&amp;[.A188]&amp;&quot;' THEN val ELSE 0 END( AS &quot;&amp;[.A188]" office:value-type="string" office:string-value=", SUM(CASE WHEN area_cd = 'E07000174' THEN val ELSE 0 END( AS E07000174" calcext:value-type="string">
            <text:p>, SUM(CASE WHEN area_cd = 'E07000174' THEN val ELSE 0 END( AS E07000174</text:p>
          </table:table-cell>
        </table:table-row>
        <table:table-row table:style-name="ro1">
          <table:table-cell office:value-type="string" calcext:value-type="string">
            <text:p>E07000175</text:p>
          </table:table-cell>
          <table:table-cell table:formula="of:=&quot;, SUM(CASE WHEN area_cd = '&quot;&amp;[.A189]&amp;&quot;' THEN val ELSE 0 END( AS &quot;&amp;[.A189]" office:value-type="string" office:string-value=", SUM(CASE WHEN area_cd = 'E07000175' THEN val ELSE 0 END( AS E07000175" calcext:value-type="string">
            <text:p>, SUM(CASE WHEN area_cd = 'E07000175' THEN val ELSE 0 END( AS E07000175</text:p>
          </table:table-cell>
        </table:table-row>
        <table:table-row table:style-name="ro1">
          <table:table-cell office:value-type="string" calcext:value-type="string">
            <text:p>E07000176</text:p>
          </table:table-cell>
          <table:table-cell table:formula="of:=&quot;, SUM(CASE WHEN area_cd = '&quot;&amp;[.A190]&amp;&quot;' THEN val ELSE 0 END( AS &quot;&amp;[.A190]" office:value-type="string" office:string-value=", SUM(CASE WHEN area_cd = 'E07000176' THEN val ELSE 0 END( AS E07000176" calcext:value-type="string">
            <text:p>, SUM(CASE WHEN area_cd = 'E07000176' THEN val ELSE 0 END( AS E07000176</text:p>
          </table:table-cell>
        </table:table-row>
        <table:table-row table:style-name="ro1">
          <table:table-cell office:value-type="string" calcext:value-type="string">
            <text:p>E07000177</text:p>
          </table:table-cell>
          <table:table-cell table:formula="of:=&quot;, SUM(CASE WHEN area_cd = '&quot;&amp;[.A191]&amp;&quot;' THEN val ELSE 0 END( AS &quot;&amp;[.A191]" office:value-type="string" office:string-value=", SUM(CASE WHEN area_cd = 'E07000177' THEN val ELSE 0 END( AS E07000177" calcext:value-type="string">
            <text:p>, SUM(CASE WHEN area_cd = 'E07000177' THEN val ELSE 0 END( AS E07000177</text:p>
          </table:table-cell>
        </table:table-row>
        <table:table-row table:style-name="ro1">
          <table:table-cell office:value-type="string" calcext:value-type="string">
            <text:p>E07000178</text:p>
          </table:table-cell>
          <table:table-cell table:formula="of:=&quot;, SUM(CASE WHEN area_cd = '&quot;&amp;[.A192]&amp;&quot;' THEN val ELSE 0 END( AS &quot;&amp;[.A192]" office:value-type="string" office:string-value=", SUM(CASE WHEN area_cd = 'E07000178' THEN val ELSE 0 END( AS E07000178" calcext:value-type="string">
            <text:p>, SUM(CASE WHEN area_cd = 'E07000178' THEN val ELSE 0 END( AS E07000178</text:p>
          </table:table-cell>
        </table:table-row>
        <table:table-row table:style-name="ro1">
          <table:table-cell office:value-type="string" calcext:value-type="string">
            <text:p>E07000179</text:p>
          </table:table-cell>
          <table:table-cell table:formula="of:=&quot;, SUM(CASE WHEN area_cd = '&quot;&amp;[.A193]&amp;&quot;' THEN val ELSE 0 END( AS &quot;&amp;[.A193]" office:value-type="string" office:string-value=", SUM(CASE WHEN area_cd = 'E07000179' THEN val ELSE 0 END( AS E07000179" calcext:value-type="string">
            <text:p>, SUM(CASE WHEN area_cd = 'E07000179' THEN val ELSE 0 END( AS E07000179</text:p>
          </table:table-cell>
        </table:table-row>
        <table:table-row table:style-name="ro1">
          <table:table-cell office:value-type="string" calcext:value-type="string">
            <text:p>E07000180</text:p>
          </table:table-cell>
          <table:table-cell table:formula="of:=&quot;, SUM(CASE WHEN area_cd = '&quot;&amp;[.A194]&amp;&quot;' THEN val ELSE 0 END( AS &quot;&amp;[.A194]" office:value-type="string" office:string-value=", SUM(CASE WHEN area_cd = 'E07000180' THEN val ELSE 0 END( AS E07000180" calcext:value-type="string">
            <text:p>, SUM(CASE WHEN area_cd = 'E07000180' THEN val ELSE 0 END( AS E07000180</text:p>
          </table:table-cell>
        </table:table-row>
        <table:table-row table:style-name="ro1">
          <table:table-cell office:value-type="string" calcext:value-type="string">
            <text:p>E07000181</text:p>
          </table:table-cell>
          <table:table-cell table:formula="of:=&quot;, SUM(CASE WHEN area_cd = '&quot;&amp;[.A195]&amp;&quot;' THEN val ELSE 0 END( AS &quot;&amp;[.A195]" office:value-type="string" office:string-value=", SUM(CASE WHEN area_cd = 'E07000181' THEN val ELSE 0 END( AS E07000181" calcext:value-type="string">
            <text:p>, SUM(CASE WHEN area_cd = 'E07000181' THEN val ELSE 0 END( AS E07000181</text:p>
          </table:table-cell>
        </table:table-row>
        <table:table-row table:style-name="ro1">
          <table:table-cell office:value-type="string" calcext:value-type="string">
            <text:p>E07000187</text:p>
          </table:table-cell>
          <table:table-cell table:formula="of:=&quot;, SUM(CASE WHEN area_cd = '&quot;&amp;[.A196]&amp;&quot;' THEN val ELSE 0 END( AS &quot;&amp;[.A196]" office:value-type="string" office:string-value=", SUM(CASE WHEN area_cd = 'E07000187' THEN val ELSE 0 END( AS E07000187" calcext:value-type="string">
            <text:p>, SUM(CASE WHEN area_cd = 'E07000187' THEN val ELSE 0 END( AS E07000187</text:p>
          </table:table-cell>
        </table:table-row>
        <table:table-row table:style-name="ro1">
          <table:table-cell office:value-type="string" calcext:value-type="string">
            <text:p>E07000188</text:p>
          </table:table-cell>
          <table:table-cell table:formula="of:=&quot;, SUM(CASE WHEN area_cd = '&quot;&amp;[.A197]&amp;&quot;' THEN val ELSE 0 END( AS &quot;&amp;[.A197]" office:value-type="string" office:string-value=", SUM(CASE WHEN area_cd = 'E07000188' THEN val ELSE 0 END( AS E07000188" calcext:value-type="string">
            <text:p>, SUM(CASE WHEN area_cd = 'E07000188' THEN val ELSE 0 END( AS E07000188</text:p>
          </table:table-cell>
        </table:table-row>
        <table:table-row table:style-name="ro1">
          <table:table-cell office:value-type="string" calcext:value-type="string">
            <text:p>E07000189</text:p>
          </table:table-cell>
          <table:table-cell table:formula="of:=&quot;, SUM(CASE WHEN area_cd = '&quot;&amp;[.A198]&amp;&quot;' THEN val ELSE 0 END( AS &quot;&amp;[.A198]" office:value-type="string" office:string-value=", SUM(CASE WHEN area_cd = 'E07000189' THEN val ELSE 0 END( AS E07000189" calcext:value-type="string">
            <text:p>, SUM(CASE WHEN area_cd = 'E07000189' THEN val ELSE 0 END( AS E07000189</text:p>
          </table:table-cell>
        </table:table-row>
        <table:table-row table:style-name="ro1">
          <table:table-cell office:value-type="string" calcext:value-type="string">
            <text:p>E07000192</text:p>
          </table:table-cell>
          <table:table-cell table:formula="of:=&quot;, SUM(CASE WHEN area_cd = '&quot;&amp;[.A199]&amp;&quot;' THEN val ELSE 0 END( AS &quot;&amp;[.A199]" office:value-type="string" office:string-value=", SUM(CASE WHEN area_cd = 'E07000192' THEN val ELSE 0 END( AS E07000192" calcext:value-type="string">
            <text:p>, SUM(CASE WHEN area_cd = 'E07000192' THEN val ELSE 0 END( AS E07000192</text:p>
          </table:table-cell>
        </table:table-row>
        <table:table-row table:style-name="ro1">
          <table:table-cell office:value-type="string" calcext:value-type="string">
            <text:p>E07000193</text:p>
          </table:table-cell>
          <table:table-cell table:formula="of:=&quot;, SUM(CASE WHEN area_cd = '&quot;&amp;[.A200]&amp;&quot;' THEN val ELSE 0 END( AS &quot;&amp;[.A200]" office:value-type="string" office:string-value=", SUM(CASE WHEN area_cd = 'E07000193' THEN val ELSE 0 END( AS E07000193" calcext:value-type="string">
            <text:p>, SUM(CASE WHEN area_cd = 'E07000193' THEN val ELSE 0 END( AS E07000193</text:p>
          </table:table-cell>
        </table:table-row>
        <table:table-row table:style-name="ro1">
          <table:table-cell office:value-type="string" calcext:value-type="string">
            <text:p>E07000194</text:p>
          </table:table-cell>
          <table:table-cell table:formula="of:=&quot;, SUM(CASE WHEN area_cd = '&quot;&amp;[.A201]&amp;&quot;' THEN val ELSE 0 END( AS &quot;&amp;[.A201]" office:value-type="string" office:string-value=", SUM(CASE WHEN area_cd = 'E07000194' THEN val ELSE 0 END( AS E07000194" calcext:value-type="string">
            <text:p>, SUM(CASE WHEN area_cd = 'E07000194' THEN val ELSE 0 END( AS E07000194</text:p>
          </table:table-cell>
        </table:table-row>
        <table:table-row table:style-name="ro1">
          <table:table-cell office:value-type="string" calcext:value-type="string">
            <text:p>E07000195</text:p>
          </table:table-cell>
          <table:table-cell table:formula="of:=&quot;, SUM(CASE WHEN area_cd = '&quot;&amp;[.A202]&amp;&quot;' THEN val ELSE 0 END( AS &quot;&amp;[.A202]" office:value-type="string" office:string-value=", SUM(CASE WHEN area_cd = 'E07000195' THEN val ELSE 0 END( AS E07000195" calcext:value-type="string">
            <text:p>, SUM(CASE WHEN area_cd = 'E07000195' THEN val ELSE 0 END( AS E07000195</text:p>
          </table:table-cell>
        </table:table-row>
        <table:table-row table:style-name="ro1">
          <table:table-cell office:value-type="string" calcext:value-type="string">
            <text:p>E07000196</text:p>
          </table:table-cell>
          <table:table-cell table:formula="of:=&quot;, SUM(CASE WHEN area_cd = '&quot;&amp;[.A203]&amp;&quot;' THEN val ELSE 0 END( AS &quot;&amp;[.A203]" office:value-type="string" office:string-value=", SUM(CASE WHEN area_cd = 'E07000196' THEN val ELSE 0 END( AS E07000196" calcext:value-type="string">
            <text:p>, SUM(CASE WHEN area_cd = 'E07000196' THEN val ELSE 0 END( AS E07000196</text:p>
          </table:table-cell>
        </table:table-row>
        <table:table-row table:style-name="ro1">
          <table:table-cell office:value-type="string" calcext:value-type="string">
            <text:p>E07000197</text:p>
          </table:table-cell>
          <table:table-cell table:formula="of:=&quot;, SUM(CASE WHEN area_cd = '&quot;&amp;[.A204]&amp;&quot;' THEN val ELSE 0 END( AS &quot;&amp;[.A204]" office:value-type="string" office:string-value=", SUM(CASE WHEN area_cd = 'E07000197' THEN val ELSE 0 END( AS E07000197" calcext:value-type="string">
            <text:p>, SUM(CASE WHEN area_cd = 'E07000197' THEN val ELSE 0 END( AS E07000197</text:p>
          </table:table-cell>
        </table:table-row>
        <table:table-row table:style-name="ro1">
          <table:table-cell office:value-type="string" calcext:value-type="string">
            <text:p>E07000198</text:p>
          </table:table-cell>
          <table:table-cell table:formula="of:=&quot;, SUM(CASE WHEN area_cd = '&quot;&amp;[.A205]&amp;&quot;' THEN val ELSE 0 END( AS &quot;&amp;[.A205]" office:value-type="string" office:string-value=", SUM(CASE WHEN area_cd = 'E07000198' THEN val ELSE 0 END( AS E07000198" calcext:value-type="string">
            <text:p>, SUM(CASE WHEN area_cd = 'E07000198' THEN val ELSE 0 END( AS E07000198</text:p>
          </table:table-cell>
        </table:table-row>
        <table:table-row table:style-name="ro1">
          <table:table-cell office:value-type="string" calcext:value-type="string">
            <text:p>E07000199</text:p>
          </table:table-cell>
          <table:table-cell table:formula="of:=&quot;, SUM(CASE WHEN area_cd = '&quot;&amp;[.A206]&amp;&quot;' THEN val ELSE 0 END( AS &quot;&amp;[.A206]" office:value-type="string" office:string-value=", SUM(CASE WHEN area_cd = 'E07000199' THEN val ELSE 0 END( AS E07000199" calcext:value-type="string">
            <text:p>, SUM(CASE WHEN area_cd = 'E07000199' THEN val ELSE 0 END( AS E07000199</text:p>
          </table:table-cell>
        </table:table-row>
        <table:table-row table:style-name="ro1">
          <table:table-cell office:value-type="string" calcext:value-type="string">
            <text:p>E07000200</text:p>
          </table:table-cell>
          <table:table-cell table:formula="of:=&quot;, SUM(CASE WHEN area_cd = '&quot;&amp;[.A207]&amp;&quot;' THEN val ELSE 0 END( AS &quot;&amp;[.A207]" office:value-type="string" office:string-value=", SUM(CASE WHEN area_cd = 'E07000200' THEN val ELSE 0 END( AS E07000200" calcext:value-type="string">
            <text:p>, SUM(CASE WHEN area_cd = 'E07000200' THEN val ELSE 0 END( AS E07000200</text:p>
          </table:table-cell>
        </table:table-row>
        <table:table-row table:style-name="ro1">
          <table:table-cell office:value-type="string" calcext:value-type="string">
            <text:p>E07000202</text:p>
          </table:table-cell>
          <table:table-cell table:formula="of:=&quot;, SUM(CASE WHEN area_cd = '&quot;&amp;[.A208]&amp;&quot;' THEN val ELSE 0 END( AS &quot;&amp;[.A208]" office:value-type="string" office:string-value=", SUM(CASE WHEN area_cd = 'E07000202' THEN val ELSE 0 END( AS E07000202" calcext:value-type="string">
            <text:p>, SUM(CASE WHEN area_cd = 'E07000202' THEN val ELSE 0 END( AS E07000202</text:p>
          </table:table-cell>
        </table:table-row>
        <table:table-row table:style-name="ro1">
          <table:table-cell office:value-type="string" calcext:value-type="string">
            <text:p>E07000203</text:p>
          </table:table-cell>
          <table:table-cell table:formula="of:=&quot;, SUM(CASE WHEN area_cd = '&quot;&amp;[.A209]&amp;&quot;' THEN val ELSE 0 END( AS &quot;&amp;[.A209]" office:value-type="string" office:string-value=", SUM(CASE WHEN area_cd = 'E07000203' THEN val ELSE 0 END( AS E07000203" calcext:value-type="string">
            <text:p>, SUM(CASE WHEN area_cd = 'E07000203' THEN val ELSE 0 END( AS E07000203</text:p>
          </table:table-cell>
        </table:table-row>
        <table:table-row table:style-name="ro1">
          <table:table-cell office:value-type="string" calcext:value-type="string">
            <text:p>E07000207</text:p>
          </table:table-cell>
          <table:table-cell table:formula="of:=&quot;, SUM(CASE WHEN area_cd = '&quot;&amp;[.A210]&amp;&quot;' THEN val ELSE 0 END( AS &quot;&amp;[.A210]" office:value-type="string" office:string-value=", SUM(CASE WHEN area_cd = 'E07000207' THEN val ELSE 0 END( AS E07000207" calcext:value-type="string">
            <text:p>, SUM(CASE WHEN area_cd = 'E07000207' THEN val ELSE 0 END( AS E07000207</text:p>
          </table:table-cell>
        </table:table-row>
        <table:table-row table:style-name="ro1">
          <table:table-cell office:value-type="string" calcext:value-type="string">
            <text:p>E07000208</text:p>
          </table:table-cell>
          <table:table-cell table:formula="of:=&quot;, SUM(CASE WHEN area_cd = '&quot;&amp;[.A211]&amp;&quot;' THEN val ELSE 0 END( AS &quot;&amp;[.A211]" office:value-type="string" office:string-value=", SUM(CASE WHEN area_cd = 'E07000208' THEN val ELSE 0 END( AS E07000208" calcext:value-type="string">
            <text:p>, SUM(CASE WHEN area_cd = 'E07000208' THEN val ELSE 0 END( AS E07000208</text:p>
          </table:table-cell>
        </table:table-row>
        <table:table-row table:style-name="ro1">
          <table:table-cell office:value-type="string" calcext:value-type="string">
            <text:p>E07000209</text:p>
          </table:table-cell>
          <table:table-cell table:formula="of:=&quot;, SUM(CASE WHEN area_cd = '&quot;&amp;[.A212]&amp;&quot;' THEN val ELSE 0 END( AS &quot;&amp;[.A212]" office:value-type="string" office:string-value=", SUM(CASE WHEN area_cd = 'E07000209' THEN val ELSE 0 END( AS E07000209" calcext:value-type="string">
            <text:p>, SUM(CASE WHEN area_cd = 'E07000209' THEN val ELSE 0 END( AS E07000209</text:p>
          </table:table-cell>
        </table:table-row>
        <table:table-row table:style-name="ro1">
          <table:table-cell office:value-type="string" calcext:value-type="string">
            <text:p>E07000210</text:p>
          </table:table-cell>
          <table:table-cell table:formula="of:=&quot;, SUM(CASE WHEN area_cd = '&quot;&amp;[.A213]&amp;&quot;' THEN val ELSE 0 END( AS &quot;&amp;[.A213]" office:value-type="string" office:string-value=", SUM(CASE WHEN area_cd = 'E07000210' THEN val ELSE 0 END( AS E07000210" calcext:value-type="string">
            <text:p>, SUM(CASE WHEN area_cd = 'E07000210' THEN val ELSE 0 END( AS E07000210</text:p>
          </table:table-cell>
        </table:table-row>
        <table:table-row table:style-name="ro1">
          <table:table-cell office:value-type="string" calcext:value-type="string">
            <text:p>E07000211</text:p>
          </table:table-cell>
          <table:table-cell table:formula="of:=&quot;, SUM(CASE WHEN area_cd = '&quot;&amp;[.A214]&amp;&quot;' THEN val ELSE 0 END( AS &quot;&amp;[.A214]" office:value-type="string" office:string-value=", SUM(CASE WHEN area_cd = 'E07000211' THEN val ELSE 0 END( AS E07000211" calcext:value-type="string">
            <text:p>, SUM(CASE WHEN area_cd = 'E07000211' THEN val ELSE 0 END( AS E07000211</text:p>
          </table:table-cell>
        </table:table-row>
        <table:table-row table:style-name="ro1">
          <table:table-cell office:value-type="string" calcext:value-type="string">
            <text:p>E07000212</text:p>
          </table:table-cell>
          <table:table-cell table:formula="of:=&quot;, SUM(CASE WHEN area_cd = '&quot;&amp;[.A215]&amp;&quot;' THEN val ELSE 0 END( AS &quot;&amp;[.A215]" office:value-type="string" office:string-value=", SUM(CASE WHEN area_cd = 'E07000212' THEN val ELSE 0 END( AS E07000212" calcext:value-type="string">
            <text:p>, SUM(CASE WHEN area_cd = 'E07000212' THEN val ELSE 0 END( AS E07000212</text:p>
          </table:table-cell>
        </table:table-row>
        <table:table-row table:style-name="ro1">
          <table:table-cell office:value-type="string" calcext:value-type="string">
            <text:p>E07000213</text:p>
          </table:table-cell>
          <table:table-cell table:formula="of:=&quot;, SUM(CASE WHEN area_cd = '&quot;&amp;[.A216]&amp;&quot;' THEN val ELSE 0 END( AS &quot;&amp;[.A216]" office:value-type="string" office:string-value=", SUM(CASE WHEN area_cd = 'E07000213' THEN val ELSE 0 END( AS E07000213" calcext:value-type="string">
            <text:p>, SUM(CASE WHEN area_cd = 'E07000213' THEN val ELSE 0 END( AS E07000213</text:p>
          </table:table-cell>
        </table:table-row>
        <table:table-row table:style-name="ro1">
          <table:table-cell office:value-type="string" calcext:value-type="string">
            <text:p>E07000214</text:p>
          </table:table-cell>
          <table:table-cell table:formula="of:=&quot;, SUM(CASE WHEN area_cd = '&quot;&amp;[.A217]&amp;&quot;' THEN val ELSE 0 END( AS &quot;&amp;[.A217]" office:value-type="string" office:string-value=", SUM(CASE WHEN area_cd = 'E07000214' THEN val ELSE 0 END( AS E07000214" calcext:value-type="string">
            <text:p>, SUM(CASE WHEN area_cd = 'E07000214' THEN val ELSE 0 END( AS E07000214</text:p>
          </table:table-cell>
        </table:table-row>
        <table:table-row table:style-name="ro1">
          <table:table-cell office:value-type="string" calcext:value-type="string">
            <text:p>E07000215</text:p>
          </table:table-cell>
          <table:table-cell table:formula="of:=&quot;, SUM(CASE WHEN area_cd = '&quot;&amp;[.A218]&amp;&quot;' THEN val ELSE 0 END( AS &quot;&amp;[.A218]" office:value-type="string" office:string-value=", SUM(CASE WHEN area_cd = 'E07000215' THEN val ELSE 0 END( AS E07000215" calcext:value-type="string">
            <text:p>, SUM(CASE WHEN area_cd = 'E07000215' THEN val ELSE 0 END( AS E07000215</text:p>
          </table:table-cell>
        </table:table-row>
        <table:table-row table:style-name="ro1">
          <table:table-cell office:value-type="string" calcext:value-type="string">
            <text:p>E07000216</text:p>
          </table:table-cell>
          <table:table-cell table:formula="of:=&quot;, SUM(CASE WHEN area_cd = '&quot;&amp;[.A219]&amp;&quot;' THEN val ELSE 0 END( AS &quot;&amp;[.A219]" office:value-type="string" office:string-value=", SUM(CASE WHEN area_cd = 'E07000216' THEN val ELSE 0 END( AS E07000216" calcext:value-type="string">
            <text:p>, SUM(CASE WHEN area_cd = 'E07000216' THEN val ELSE 0 END( AS E07000216</text:p>
          </table:table-cell>
        </table:table-row>
        <table:table-row table:style-name="ro1">
          <table:table-cell office:value-type="string" calcext:value-type="string">
            <text:p>E07000217</text:p>
          </table:table-cell>
          <table:table-cell table:formula="of:=&quot;, SUM(CASE WHEN area_cd = '&quot;&amp;[.A220]&amp;&quot;' THEN val ELSE 0 END( AS &quot;&amp;[.A220]" office:value-type="string" office:string-value=", SUM(CASE WHEN area_cd = 'E07000217' THEN val ELSE 0 END( AS E07000217" calcext:value-type="string">
            <text:p>, SUM(CASE WHEN area_cd = 'E07000217' THEN val ELSE 0 END( AS E07000217</text:p>
          </table:table-cell>
        </table:table-row>
        <table:table-row table:style-name="ro1">
          <table:table-cell office:value-type="string" calcext:value-type="string">
            <text:p>E07000218</text:p>
          </table:table-cell>
          <table:table-cell table:formula="of:=&quot;, SUM(CASE WHEN area_cd = '&quot;&amp;[.A221]&amp;&quot;' THEN val ELSE 0 END( AS &quot;&amp;[.A221]" office:value-type="string" office:string-value=", SUM(CASE WHEN area_cd = 'E07000218' THEN val ELSE 0 END( AS E07000218" calcext:value-type="string">
            <text:p>, SUM(CASE WHEN area_cd = 'E07000218' THEN val ELSE 0 END( AS E07000218</text:p>
          </table:table-cell>
        </table:table-row>
        <table:table-row table:style-name="ro1">
          <table:table-cell office:value-type="string" calcext:value-type="string">
            <text:p>E07000219</text:p>
          </table:table-cell>
          <table:table-cell table:formula="of:=&quot;, SUM(CASE WHEN area_cd = '&quot;&amp;[.A222]&amp;&quot;' THEN val ELSE 0 END( AS &quot;&amp;[.A222]" office:value-type="string" office:string-value=", SUM(CASE WHEN area_cd = 'E07000219' THEN val ELSE 0 END( AS E07000219" calcext:value-type="string">
            <text:p>, SUM(CASE WHEN area_cd = 'E07000219' THEN val ELSE 0 END( AS E07000219</text:p>
          </table:table-cell>
        </table:table-row>
        <table:table-row table:style-name="ro1">
          <table:table-cell office:value-type="string" calcext:value-type="string">
            <text:p>E07000220</text:p>
          </table:table-cell>
          <table:table-cell table:formula="of:=&quot;, SUM(CASE WHEN area_cd = '&quot;&amp;[.A223]&amp;&quot;' THEN val ELSE 0 END( AS &quot;&amp;[.A223]" office:value-type="string" office:string-value=", SUM(CASE WHEN area_cd = 'E07000220' THEN val ELSE 0 END( AS E07000220" calcext:value-type="string">
            <text:p>, SUM(CASE WHEN area_cd = 'E07000220' THEN val ELSE 0 END( AS E07000220</text:p>
          </table:table-cell>
        </table:table-row>
        <table:table-row table:style-name="ro1">
          <table:table-cell office:value-type="string" calcext:value-type="string">
            <text:p>E07000221</text:p>
          </table:table-cell>
          <table:table-cell table:formula="of:=&quot;, SUM(CASE WHEN area_cd = '&quot;&amp;[.A224]&amp;&quot;' THEN val ELSE 0 END( AS &quot;&amp;[.A224]" office:value-type="string" office:string-value=", SUM(CASE WHEN area_cd = 'E07000221' THEN val ELSE 0 END( AS E07000221" calcext:value-type="string">
            <text:p>, SUM(CASE WHEN area_cd = 'E07000221' THEN val ELSE 0 END( AS E07000221</text:p>
          </table:table-cell>
        </table:table-row>
        <table:table-row table:style-name="ro1">
          <table:table-cell office:value-type="string" calcext:value-type="string">
            <text:p>E07000222</text:p>
          </table:table-cell>
          <table:table-cell table:formula="of:=&quot;, SUM(CASE WHEN area_cd = '&quot;&amp;[.A225]&amp;&quot;' THEN val ELSE 0 END( AS &quot;&amp;[.A225]" office:value-type="string" office:string-value=", SUM(CASE WHEN area_cd = 'E07000222' THEN val ELSE 0 END( AS E07000222" calcext:value-type="string">
            <text:p>, SUM(CASE WHEN area_cd = 'E07000222' THEN val ELSE 0 END( AS E07000222</text:p>
          </table:table-cell>
        </table:table-row>
        <table:table-row table:style-name="ro1">
          <table:table-cell office:value-type="string" calcext:value-type="string">
            <text:p>E07000223</text:p>
          </table:table-cell>
          <table:table-cell table:formula="of:=&quot;, SUM(CASE WHEN area_cd = '&quot;&amp;[.A226]&amp;&quot;' THEN val ELSE 0 END( AS &quot;&amp;[.A226]" office:value-type="string" office:string-value=", SUM(CASE WHEN area_cd = 'E07000223' THEN val ELSE 0 END( AS E07000223" calcext:value-type="string">
            <text:p>, SUM(CASE WHEN area_cd = 'E07000223' THEN val ELSE 0 END( AS E07000223</text:p>
          </table:table-cell>
        </table:table-row>
        <table:table-row table:style-name="ro1">
          <table:table-cell office:value-type="string" calcext:value-type="string">
            <text:p>E07000224</text:p>
          </table:table-cell>
          <table:table-cell table:formula="of:=&quot;, SUM(CASE WHEN area_cd = '&quot;&amp;[.A227]&amp;&quot;' THEN val ELSE 0 END( AS &quot;&amp;[.A227]" office:value-type="string" office:string-value=", SUM(CASE WHEN area_cd = 'E07000224' THEN val ELSE 0 END( AS E07000224" calcext:value-type="string">
            <text:p>, SUM(CASE WHEN area_cd = 'E07000224' THEN val ELSE 0 END( AS E07000224</text:p>
          </table:table-cell>
        </table:table-row>
        <table:table-row table:style-name="ro1">
          <table:table-cell office:value-type="string" calcext:value-type="string">
            <text:p>E07000225</text:p>
          </table:table-cell>
          <table:table-cell table:formula="of:=&quot;, SUM(CASE WHEN area_cd = '&quot;&amp;[.A228]&amp;&quot;' THEN val ELSE 0 END( AS &quot;&amp;[.A228]" office:value-type="string" office:string-value=", SUM(CASE WHEN area_cd = 'E07000225' THEN val ELSE 0 END( AS E07000225" calcext:value-type="string">
            <text:p>, SUM(CASE WHEN area_cd = 'E07000225' THEN val ELSE 0 END( AS E07000225</text:p>
          </table:table-cell>
        </table:table-row>
        <table:table-row table:style-name="ro1">
          <table:table-cell office:value-type="string" calcext:value-type="string">
            <text:p>E07000226</text:p>
          </table:table-cell>
          <table:table-cell table:formula="of:=&quot;, SUM(CASE WHEN area_cd = '&quot;&amp;[.A229]&amp;&quot;' THEN val ELSE 0 END( AS &quot;&amp;[.A229]" office:value-type="string" office:string-value=", SUM(CASE WHEN area_cd = 'E07000226' THEN val ELSE 0 END( AS E07000226" calcext:value-type="string">
            <text:p>, SUM(CASE WHEN area_cd = 'E07000226' THEN val ELSE 0 END( AS E07000226</text:p>
          </table:table-cell>
        </table:table-row>
        <table:table-row table:style-name="ro1">
          <table:table-cell office:value-type="string" calcext:value-type="string">
            <text:p>E07000227</text:p>
          </table:table-cell>
          <table:table-cell table:formula="of:=&quot;, SUM(CASE WHEN area_cd = '&quot;&amp;[.A230]&amp;&quot;' THEN val ELSE 0 END( AS &quot;&amp;[.A230]" office:value-type="string" office:string-value=", SUM(CASE WHEN area_cd = 'E07000227' THEN val ELSE 0 END( AS E07000227" calcext:value-type="string">
            <text:p>, SUM(CASE WHEN area_cd = 'E07000227' THEN val ELSE 0 END( AS E07000227</text:p>
          </table:table-cell>
        </table:table-row>
        <table:table-row table:style-name="ro1">
          <table:table-cell office:value-type="string" calcext:value-type="string">
            <text:p>E07000228</text:p>
          </table:table-cell>
          <table:table-cell table:formula="of:=&quot;, SUM(CASE WHEN area_cd = '&quot;&amp;[.A231]&amp;&quot;' THEN val ELSE 0 END( AS &quot;&amp;[.A231]" office:value-type="string" office:string-value=", SUM(CASE WHEN area_cd = 'E07000228' THEN val ELSE 0 END( AS E07000228" calcext:value-type="string">
            <text:p>, SUM(CASE WHEN area_cd = 'E07000228' THEN val ELSE 0 END( AS E07000228</text:p>
          </table:table-cell>
        </table:table-row>
        <table:table-row table:style-name="ro1">
          <table:table-cell office:value-type="string" calcext:value-type="string">
            <text:p>E07000229</text:p>
          </table:table-cell>
          <table:table-cell table:formula="of:=&quot;, SUM(CASE WHEN area_cd = '&quot;&amp;[.A232]&amp;&quot;' THEN val ELSE 0 END( AS &quot;&amp;[.A232]" office:value-type="string" office:string-value=", SUM(CASE WHEN area_cd = 'E07000229' THEN val ELSE 0 END( AS E07000229" calcext:value-type="string">
            <text:p>, SUM(CASE WHEN area_cd = 'E07000229' THEN val ELSE 0 END( AS E07000229</text:p>
          </table:table-cell>
        </table:table-row>
        <table:table-row table:style-name="ro1">
          <table:table-cell office:value-type="string" calcext:value-type="string">
            <text:p>E07000234</text:p>
          </table:table-cell>
          <table:table-cell table:formula="of:=&quot;, SUM(CASE WHEN area_cd = '&quot;&amp;[.A233]&amp;&quot;' THEN val ELSE 0 END( AS &quot;&amp;[.A233]" office:value-type="string" office:string-value=", SUM(CASE WHEN area_cd = 'E07000234' THEN val ELSE 0 END( AS E07000234" calcext:value-type="string">
            <text:p>, SUM(CASE WHEN area_cd = 'E07000234' THEN val ELSE 0 END( AS E07000234</text:p>
          </table:table-cell>
        </table:table-row>
        <table:table-row table:style-name="ro1">
          <table:table-cell office:value-type="string" calcext:value-type="string">
            <text:p>E07000235</text:p>
          </table:table-cell>
          <table:table-cell table:formula="of:=&quot;, SUM(CASE WHEN area_cd = '&quot;&amp;[.A234]&amp;&quot;' THEN val ELSE 0 END( AS &quot;&amp;[.A234]" office:value-type="string" office:string-value=", SUM(CASE WHEN area_cd = 'E07000235' THEN val ELSE 0 END( AS E07000235" calcext:value-type="string">
            <text:p>, SUM(CASE WHEN area_cd = 'E07000235' THEN val ELSE 0 END( AS E07000235</text:p>
          </table:table-cell>
        </table:table-row>
        <table:table-row table:style-name="ro1">
          <table:table-cell office:value-type="string" calcext:value-type="string">
            <text:p>E07000236</text:p>
          </table:table-cell>
          <table:table-cell table:formula="of:=&quot;, SUM(CASE WHEN area_cd = '&quot;&amp;[.A235]&amp;&quot;' THEN val ELSE 0 END( AS &quot;&amp;[.A235]" office:value-type="string" office:string-value=", SUM(CASE WHEN area_cd = 'E07000236' THEN val ELSE 0 END( AS E07000236" calcext:value-type="string">
            <text:p>, SUM(CASE WHEN area_cd = 'E07000236' THEN val ELSE 0 END( AS E07000236</text:p>
          </table:table-cell>
        </table:table-row>
        <table:table-row table:style-name="ro1">
          <table:table-cell office:value-type="string" calcext:value-type="string">
            <text:p>E07000237</text:p>
          </table:table-cell>
          <table:table-cell table:formula="of:=&quot;, SUM(CASE WHEN area_cd = '&quot;&amp;[.A236]&amp;&quot;' THEN val ELSE 0 END( AS &quot;&amp;[.A236]" office:value-type="string" office:string-value=", SUM(CASE WHEN area_cd = 'E07000237' THEN val ELSE 0 END( AS E07000237" calcext:value-type="string">
            <text:p>, SUM(CASE WHEN area_cd = 'E07000237' THEN val ELSE 0 END( AS E07000237</text:p>
          </table:table-cell>
        </table:table-row>
        <table:table-row table:style-name="ro1">
          <table:table-cell office:value-type="string" calcext:value-type="string">
            <text:p>E07000238</text:p>
          </table:table-cell>
          <table:table-cell table:formula="of:=&quot;, SUM(CASE WHEN area_cd = '&quot;&amp;[.A237]&amp;&quot;' THEN val ELSE 0 END( AS &quot;&amp;[.A237]" office:value-type="string" office:string-value=", SUM(CASE WHEN area_cd = 'E07000238' THEN val ELSE 0 END( AS E07000238" calcext:value-type="string">
            <text:p>, SUM(CASE WHEN area_cd = 'E07000238' THEN val ELSE 0 END( AS E07000238</text:p>
          </table:table-cell>
        </table:table-row>
        <table:table-row table:style-name="ro1">
          <table:table-cell office:value-type="string" calcext:value-type="string">
            <text:p>E07000239</text:p>
          </table:table-cell>
          <table:table-cell table:formula="of:=&quot;, SUM(CASE WHEN area_cd = '&quot;&amp;[.A238]&amp;&quot;' THEN val ELSE 0 END( AS &quot;&amp;[.A238]" office:value-type="string" office:string-value=", SUM(CASE WHEN area_cd = 'E07000239' THEN val ELSE 0 END( AS E07000239" calcext:value-type="string">
            <text:p>, SUM(CASE WHEN area_cd = 'E07000239' THEN val ELSE 0 END( AS E07000239</text:p>
          </table:table-cell>
        </table:table-row>
        <table:table-row table:style-name="ro1">
          <table:table-cell office:value-type="string" calcext:value-type="string">
            <text:p>E07000240</text:p>
          </table:table-cell>
          <table:table-cell table:formula="of:=&quot;, SUM(CASE WHEN area_cd = '&quot;&amp;[.A239]&amp;&quot;' THEN val ELSE 0 END( AS &quot;&amp;[.A239]" office:value-type="string" office:string-value=", SUM(CASE WHEN area_cd = 'E07000240' THEN val ELSE 0 END( AS E07000240" calcext:value-type="string">
            <text:p>, SUM(CASE WHEN area_cd = 'E07000240' THEN val ELSE 0 END( AS E07000240</text:p>
          </table:table-cell>
        </table:table-row>
        <table:table-row table:style-name="ro1">
          <table:table-cell office:value-type="string" calcext:value-type="string">
            <text:p>E07000241</text:p>
          </table:table-cell>
          <table:table-cell table:formula="of:=&quot;, SUM(CASE WHEN area_cd = '&quot;&amp;[.A240]&amp;&quot;' THEN val ELSE 0 END( AS &quot;&amp;[.A240]" office:value-type="string" office:string-value=", SUM(CASE WHEN area_cd = 'E07000241' THEN val ELSE 0 END( AS E07000241" calcext:value-type="string">
            <text:p>, SUM(CASE WHEN area_cd = 'E07000241' THEN val ELSE 0 END( AS E07000241</text:p>
          </table:table-cell>
        </table:table-row>
        <table:table-row table:style-name="ro1">
          <table:table-cell office:value-type="string" calcext:value-type="string">
            <text:p>E07000242</text:p>
          </table:table-cell>
          <table:table-cell table:formula="of:=&quot;, SUM(CASE WHEN area_cd = '&quot;&amp;[.A241]&amp;&quot;' THEN val ELSE 0 END( AS &quot;&amp;[.A241]" office:value-type="string" office:string-value=", SUM(CASE WHEN area_cd = 'E07000242' THEN val ELSE 0 END( AS E07000242" calcext:value-type="string">
            <text:p>, SUM(CASE WHEN area_cd = 'E07000242' THEN val ELSE 0 END( AS E07000242</text:p>
          </table:table-cell>
        </table:table-row>
        <table:table-row table:style-name="ro1">
          <table:table-cell office:value-type="string" calcext:value-type="string">
            <text:p>E07000243</text:p>
          </table:table-cell>
          <table:table-cell table:formula="of:=&quot;, SUM(CASE WHEN area_cd = '&quot;&amp;[.A242]&amp;&quot;' THEN val ELSE 0 END( AS &quot;&amp;[.A242]" office:value-type="string" office:string-value=", SUM(CASE WHEN area_cd = 'E07000243' THEN val ELSE 0 END( AS E07000243" calcext:value-type="string">
            <text:p>, SUM(CASE WHEN area_cd = 'E07000243' THEN val ELSE 0 END( AS E07000243</text:p>
          </table:table-cell>
        </table:table-row>
        <table:table-row table:style-name="ro1">
          <table:table-cell office:value-type="string" calcext:value-type="string">
            <text:p>E07000244</text:p>
          </table:table-cell>
          <table:table-cell table:formula="of:=&quot;, SUM(CASE WHEN area_cd = '&quot;&amp;[.A243]&amp;&quot;' THEN val ELSE 0 END( AS &quot;&amp;[.A243]" office:value-type="string" office:string-value=", SUM(CASE WHEN area_cd = 'E07000244' THEN val ELSE 0 END( AS E07000244" calcext:value-type="string">
            <text:p>, SUM(CASE WHEN area_cd = 'E07000244' THEN val ELSE 0 END( AS E07000244</text:p>
          </table:table-cell>
        </table:table-row>
        <table:table-row table:style-name="ro1">
          <table:table-cell office:value-type="string" calcext:value-type="string">
            <text:p>E07000245</text:p>
          </table:table-cell>
          <table:table-cell table:formula="of:=&quot;, SUM(CASE WHEN area_cd = '&quot;&amp;[.A244]&amp;&quot;' THEN val ELSE 0 END( AS &quot;&amp;[.A244]" office:value-type="string" office:string-value=", SUM(CASE WHEN area_cd = 'E07000245' THEN val ELSE 0 END( AS E07000245" calcext:value-type="string">
            <text:p>, SUM(CASE WHEN area_cd = 'E07000245' THEN val ELSE 0 END( AS E07000245</text:p>
          </table:table-cell>
        </table:table-row>
        <table:table-row table:style-name="ro1">
          <table:table-cell office:value-type="string" calcext:value-type="string">
            <text:p>E07000246</text:p>
          </table:table-cell>
          <table:table-cell table:formula="of:=&quot;, SUM(CASE WHEN area_cd = '&quot;&amp;[.A245]&amp;&quot;' THEN val ELSE 0 END( AS &quot;&amp;[.A245]" office:value-type="string" office:string-value=", SUM(CASE WHEN area_cd = 'E07000246' THEN val ELSE 0 END( AS E07000246" calcext:value-type="string">
            <text:p>, SUM(CASE WHEN area_cd = 'E07000246' THEN val ELSE 0 END( AS E07000246</text:p>
          </table:table-cell>
        </table:table-row>
        <table:table-row table:style-name="ro1">
          <table:table-cell office:value-type="string" calcext:value-type="string">
            <text:p>E08000001</text:p>
          </table:table-cell>
          <table:table-cell table:formula="of:=&quot;, SUM(CASE WHEN area_cd = '&quot;&amp;[.A246]&amp;&quot;' THEN val ELSE 0 END( AS &quot;&amp;[.A246]" office:value-type="string" office:string-value=", SUM(CASE WHEN area_cd = 'E08000001' THEN val ELSE 0 END( AS E08000001" calcext:value-type="string">
            <text:p>, SUM(CASE WHEN area_cd = 'E08000001' THEN val ELSE 0 END( AS E08000001</text:p>
          </table:table-cell>
        </table:table-row>
        <table:table-row table:style-name="ro1">
          <table:table-cell office:value-type="string" calcext:value-type="string">
            <text:p>E08000002</text:p>
          </table:table-cell>
          <table:table-cell table:formula="of:=&quot;, SUM(CASE WHEN area_cd = '&quot;&amp;[.A247]&amp;&quot;' THEN val ELSE 0 END( AS &quot;&amp;[.A247]" office:value-type="string" office:string-value=", SUM(CASE WHEN area_cd = 'E08000002' THEN val ELSE 0 END( AS E08000002" calcext:value-type="string">
            <text:p>, SUM(CASE WHEN area_cd = 'E08000002' THEN val ELSE 0 END( AS E08000002</text:p>
          </table:table-cell>
        </table:table-row>
        <table:table-row table:style-name="ro1">
          <table:table-cell office:value-type="string" calcext:value-type="string">
            <text:p>E08000003</text:p>
          </table:table-cell>
          <table:table-cell table:formula="of:=&quot;, SUM(CASE WHEN area_cd = '&quot;&amp;[.A248]&amp;&quot;' THEN val ELSE 0 END( AS &quot;&amp;[.A248]" office:value-type="string" office:string-value=", SUM(CASE WHEN area_cd = 'E08000003' THEN val ELSE 0 END( AS E08000003" calcext:value-type="string">
            <text:p>, SUM(CASE WHEN area_cd = 'E08000003' THEN val ELSE 0 END( AS E08000003</text:p>
          </table:table-cell>
        </table:table-row>
        <table:table-row table:style-name="ro1">
          <table:table-cell office:value-type="string" calcext:value-type="string">
            <text:p>E08000004</text:p>
          </table:table-cell>
          <table:table-cell table:formula="of:=&quot;, SUM(CASE WHEN area_cd = '&quot;&amp;[.A249]&amp;&quot;' THEN val ELSE 0 END( AS &quot;&amp;[.A249]" office:value-type="string" office:string-value=", SUM(CASE WHEN area_cd = 'E08000004' THEN val ELSE 0 END( AS E08000004" calcext:value-type="string">
            <text:p>, SUM(CASE WHEN area_cd = 'E08000004' THEN val ELSE 0 END( AS E08000004</text:p>
          </table:table-cell>
        </table:table-row>
        <table:table-row table:style-name="ro1">
          <table:table-cell office:value-type="string" calcext:value-type="string">
            <text:p>E08000005</text:p>
          </table:table-cell>
          <table:table-cell table:formula="of:=&quot;, SUM(CASE WHEN area_cd = '&quot;&amp;[.A250]&amp;&quot;' THEN val ELSE 0 END( AS &quot;&amp;[.A250]" office:value-type="string" office:string-value=", SUM(CASE WHEN area_cd = 'E08000005' THEN val ELSE 0 END( AS E08000005" calcext:value-type="string">
            <text:p>, SUM(CASE WHEN area_cd = 'E08000005' THEN val ELSE 0 END( AS E08000005</text:p>
          </table:table-cell>
        </table:table-row>
        <table:table-row table:style-name="ro1">
          <table:table-cell office:value-type="string" calcext:value-type="string">
            <text:p>E08000006</text:p>
          </table:table-cell>
          <table:table-cell table:formula="of:=&quot;, SUM(CASE WHEN area_cd = '&quot;&amp;[.A251]&amp;&quot;' THEN val ELSE 0 END( AS &quot;&amp;[.A251]" office:value-type="string" office:string-value=", SUM(CASE WHEN area_cd = 'E08000006' THEN val ELSE 0 END( AS E08000006" calcext:value-type="string">
            <text:p>, SUM(CASE WHEN area_cd = 'E08000006' THEN val ELSE 0 END( AS E08000006</text:p>
          </table:table-cell>
        </table:table-row>
        <table:table-row table:style-name="ro1">
          <table:table-cell office:value-type="string" calcext:value-type="string">
            <text:p>E08000007</text:p>
          </table:table-cell>
          <table:table-cell table:formula="of:=&quot;, SUM(CASE WHEN area_cd = '&quot;&amp;[.A252]&amp;&quot;' THEN val ELSE 0 END( AS &quot;&amp;[.A252]" office:value-type="string" office:string-value=", SUM(CASE WHEN area_cd = 'E08000007' THEN val ELSE 0 END( AS E08000007" calcext:value-type="string">
            <text:p>, SUM(CASE WHEN area_cd = 'E08000007' THEN val ELSE 0 END( AS E08000007</text:p>
          </table:table-cell>
        </table:table-row>
        <table:table-row table:style-name="ro1">
          <table:table-cell office:value-type="string" calcext:value-type="string">
            <text:p>E08000008</text:p>
          </table:table-cell>
          <table:table-cell table:formula="of:=&quot;, SUM(CASE WHEN area_cd = '&quot;&amp;[.A253]&amp;&quot;' THEN val ELSE 0 END( AS &quot;&amp;[.A253]" office:value-type="string" office:string-value=", SUM(CASE WHEN area_cd = 'E08000008' THEN val ELSE 0 END( AS E08000008" calcext:value-type="string">
            <text:p>, SUM(CASE WHEN area_cd = 'E08000008' THEN val ELSE 0 END( AS E08000008</text:p>
          </table:table-cell>
        </table:table-row>
        <table:table-row table:style-name="ro1">
          <table:table-cell office:value-type="string" calcext:value-type="string">
            <text:p>E08000009</text:p>
          </table:table-cell>
          <table:table-cell table:formula="of:=&quot;, SUM(CASE WHEN area_cd = '&quot;&amp;[.A254]&amp;&quot;' THEN val ELSE 0 END( AS &quot;&amp;[.A254]" office:value-type="string" office:string-value=", SUM(CASE WHEN area_cd = 'E08000009' THEN val ELSE 0 END( AS E08000009" calcext:value-type="string">
            <text:p>, SUM(CASE WHEN area_cd = 'E08000009' THEN val ELSE 0 END( AS E08000009</text:p>
          </table:table-cell>
        </table:table-row>
        <table:table-row table:style-name="ro1">
          <table:table-cell office:value-type="string" calcext:value-type="string">
            <text:p>E08000010</text:p>
          </table:table-cell>
          <table:table-cell table:formula="of:=&quot;, SUM(CASE WHEN area_cd = '&quot;&amp;[.A255]&amp;&quot;' THEN val ELSE 0 END( AS &quot;&amp;[.A255]" office:value-type="string" office:string-value=", SUM(CASE WHEN area_cd = 'E08000010' THEN val ELSE 0 END( AS E08000010" calcext:value-type="string">
            <text:p>, SUM(CASE WHEN area_cd = 'E08000010' THEN val ELSE 0 END( AS E08000010</text:p>
          </table:table-cell>
        </table:table-row>
        <table:table-row table:style-name="ro1">
          <table:table-cell office:value-type="string" calcext:value-type="string">
            <text:p>E08000011</text:p>
          </table:table-cell>
          <table:table-cell table:formula="of:=&quot;, SUM(CASE WHEN area_cd = '&quot;&amp;[.A256]&amp;&quot;' THEN val ELSE 0 END( AS &quot;&amp;[.A256]" office:value-type="string" office:string-value=", SUM(CASE WHEN area_cd = 'E08000011' THEN val ELSE 0 END( AS E08000011" calcext:value-type="string">
            <text:p>, SUM(CASE WHEN area_cd = 'E08000011' THEN val ELSE 0 END( AS E08000011</text:p>
          </table:table-cell>
        </table:table-row>
        <table:table-row table:style-name="ro1">
          <table:table-cell office:value-type="string" calcext:value-type="string">
            <text:p>E08000012</text:p>
          </table:table-cell>
          <table:table-cell table:formula="of:=&quot;, SUM(CASE WHEN area_cd = '&quot;&amp;[.A257]&amp;&quot;' THEN val ELSE 0 END( AS &quot;&amp;[.A257]" office:value-type="string" office:string-value=", SUM(CASE WHEN area_cd = 'E08000012' THEN val ELSE 0 END( AS E08000012" calcext:value-type="string">
            <text:p>, SUM(CASE WHEN area_cd = 'E08000012' THEN val ELSE 0 END( AS E08000012</text:p>
          </table:table-cell>
        </table:table-row>
        <table:table-row table:style-name="ro1">
          <table:table-cell office:value-type="string" calcext:value-type="string">
            <text:p>E08000013</text:p>
          </table:table-cell>
          <table:table-cell table:formula="of:=&quot;, SUM(CASE WHEN area_cd = '&quot;&amp;[.A258]&amp;&quot;' THEN val ELSE 0 END( AS &quot;&amp;[.A258]" office:value-type="string" office:string-value=", SUM(CASE WHEN area_cd = 'E08000013' THEN val ELSE 0 END( AS E08000013" calcext:value-type="string">
            <text:p>, SUM(CASE WHEN area_cd = 'E08000013' THEN val ELSE 0 END( AS E08000013</text:p>
          </table:table-cell>
        </table:table-row>
        <table:table-row table:style-name="ro1">
          <table:table-cell office:value-type="string" calcext:value-type="string">
            <text:p>E08000014</text:p>
          </table:table-cell>
          <table:table-cell table:formula="of:=&quot;, SUM(CASE WHEN area_cd = '&quot;&amp;[.A259]&amp;&quot;' THEN val ELSE 0 END( AS &quot;&amp;[.A259]" office:value-type="string" office:string-value=", SUM(CASE WHEN area_cd = 'E08000014' THEN val ELSE 0 END( AS E08000014" calcext:value-type="string">
            <text:p>, SUM(CASE WHEN area_cd = 'E08000014' THEN val ELSE 0 END( AS E08000014</text:p>
          </table:table-cell>
        </table:table-row>
        <table:table-row table:style-name="ro1">
          <table:table-cell office:value-type="string" calcext:value-type="string">
            <text:p>E08000015</text:p>
          </table:table-cell>
          <table:table-cell table:formula="of:=&quot;, SUM(CASE WHEN area_cd = '&quot;&amp;[.A260]&amp;&quot;' THEN val ELSE 0 END( AS &quot;&amp;[.A260]" office:value-type="string" office:string-value=", SUM(CASE WHEN area_cd = 'E08000015' THEN val ELSE 0 END( AS E08000015" calcext:value-type="string">
            <text:p>, SUM(CASE WHEN area_cd = 'E08000015' THEN val ELSE 0 END( AS E08000015</text:p>
          </table:table-cell>
        </table:table-row>
        <table:table-row table:style-name="ro1">
          <table:table-cell office:value-type="string" calcext:value-type="string">
            <text:p>E08000016</text:p>
          </table:table-cell>
          <table:table-cell table:formula="of:=&quot;, SUM(CASE WHEN area_cd = '&quot;&amp;[.A261]&amp;&quot;' THEN val ELSE 0 END( AS &quot;&amp;[.A261]" office:value-type="string" office:string-value=", SUM(CASE WHEN area_cd = 'E08000016' THEN val ELSE 0 END( AS E08000016" calcext:value-type="string">
            <text:p>, SUM(CASE WHEN area_cd = 'E08000016' THEN val ELSE 0 END( AS E08000016</text:p>
          </table:table-cell>
        </table:table-row>
        <table:table-row table:style-name="ro1">
          <table:table-cell office:value-type="string" calcext:value-type="string">
            <text:p>E08000017</text:p>
          </table:table-cell>
          <table:table-cell table:formula="of:=&quot;, SUM(CASE WHEN area_cd = '&quot;&amp;[.A262]&amp;&quot;' THEN val ELSE 0 END( AS &quot;&amp;[.A262]" office:value-type="string" office:string-value=", SUM(CASE WHEN area_cd = 'E08000017' THEN val ELSE 0 END( AS E08000017" calcext:value-type="string">
            <text:p>, SUM(CASE WHEN area_cd = 'E08000017' THEN val ELSE 0 END( AS E08000017</text:p>
          </table:table-cell>
        </table:table-row>
        <table:table-row table:style-name="ro1">
          <table:table-cell office:value-type="string" calcext:value-type="string">
            <text:p>E08000018</text:p>
          </table:table-cell>
          <table:table-cell table:formula="of:=&quot;, SUM(CASE WHEN area_cd = '&quot;&amp;[.A263]&amp;&quot;' THEN val ELSE 0 END( AS &quot;&amp;[.A263]" office:value-type="string" office:string-value=", SUM(CASE WHEN area_cd = 'E08000018' THEN val ELSE 0 END( AS E08000018" calcext:value-type="string">
            <text:p>, SUM(CASE WHEN area_cd = 'E08000018' THEN val ELSE 0 END( AS E08000018</text:p>
          </table:table-cell>
        </table:table-row>
        <table:table-row table:style-name="ro1">
          <table:table-cell office:value-type="string" calcext:value-type="string">
            <text:p>E08000019</text:p>
          </table:table-cell>
          <table:table-cell table:formula="of:=&quot;, SUM(CASE WHEN area_cd = '&quot;&amp;[.A264]&amp;&quot;' THEN val ELSE 0 END( AS &quot;&amp;[.A264]" office:value-type="string" office:string-value=", SUM(CASE WHEN area_cd = 'E08000019' THEN val ELSE 0 END( AS E08000019" calcext:value-type="string">
            <text:p>, SUM(CASE WHEN area_cd = 'E08000019' THEN val ELSE 0 END( AS E08000019</text:p>
          </table:table-cell>
        </table:table-row>
        <table:table-row table:style-name="ro1">
          <table:table-cell office:value-type="string" calcext:value-type="string">
            <text:p>E08000021</text:p>
          </table:table-cell>
          <table:table-cell table:formula="of:=&quot;, SUM(CASE WHEN area_cd = '&quot;&amp;[.A265]&amp;&quot;' THEN val ELSE 0 END( AS &quot;&amp;[.A265]" office:value-type="string" office:string-value=", SUM(CASE WHEN area_cd = 'E08000021' THEN val ELSE 0 END( AS E08000021" calcext:value-type="string">
            <text:p>, SUM(CASE WHEN area_cd = 'E08000021' THEN val ELSE 0 END( AS E08000021</text:p>
          </table:table-cell>
        </table:table-row>
        <table:table-row table:style-name="ro1">
          <table:table-cell office:value-type="string" calcext:value-type="string">
            <text:p>E08000022</text:p>
          </table:table-cell>
          <table:table-cell table:formula="of:=&quot;, SUM(CASE WHEN area_cd = '&quot;&amp;[.A266]&amp;&quot;' THEN val ELSE 0 END( AS &quot;&amp;[.A266]" office:value-type="string" office:string-value=", SUM(CASE WHEN area_cd = 'E08000022' THEN val ELSE 0 END( AS E08000022" calcext:value-type="string">
            <text:p>, SUM(CASE WHEN area_cd = 'E08000022' THEN val ELSE 0 END( AS E08000022</text:p>
          </table:table-cell>
        </table:table-row>
        <table:table-row table:style-name="ro1">
          <table:table-cell office:value-type="string" calcext:value-type="string">
            <text:p>E08000023</text:p>
          </table:table-cell>
          <table:table-cell table:formula="of:=&quot;, SUM(CASE WHEN area_cd = '&quot;&amp;[.A267]&amp;&quot;' THEN val ELSE 0 END( AS &quot;&amp;[.A267]" office:value-type="string" office:string-value=", SUM(CASE WHEN area_cd = 'E08000023' THEN val ELSE 0 END( AS E08000023" calcext:value-type="string">
            <text:p>, SUM(CASE WHEN area_cd = 'E08000023' THEN val ELSE 0 END( AS E08000023</text:p>
          </table:table-cell>
        </table:table-row>
        <table:table-row table:style-name="ro1">
          <table:table-cell office:value-type="string" calcext:value-type="string">
            <text:p>E08000024</text:p>
          </table:table-cell>
          <table:table-cell table:formula="of:=&quot;, SUM(CASE WHEN area_cd = '&quot;&amp;[.A268]&amp;&quot;' THEN val ELSE 0 END( AS &quot;&amp;[.A268]" office:value-type="string" office:string-value=", SUM(CASE WHEN area_cd = 'E08000024' THEN val ELSE 0 END( AS E08000024" calcext:value-type="string">
            <text:p>, SUM(CASE WHEN area_cd = 'E08000024' THEN val ELSE 0 END( AS E08000024</text:p>
          </table:table-cell>
        </table:table-row>
        <table:table-row table:style-name="ro1">
          <table:table-cell office:value-type="string" calcext:value-type="string">
            <text:p>E08000025</text:p>
          </table:table-cell>
          <table:table-cell table:formula="of:=&quot;, SUM(CASE WHEN area_cd = '&quot;&amp;[.A269]&amp;&quot;' THEN val ELSE 0 END( AS &quot;&amp;[.A269]" office:value-type="string" office:string-value=", SUM(CASE WHEN area_cd = 'E08000025' THEN val ELSE 0 END( AS E08000025" calcext:value-type="string">
            <text:p>, SUM(CASE WHEN area_cd = 'E08000025' THEN val ELSE 0 END( AS E08000025</text:p>
          </table:table-cell>
        </table:table-row>
        <table:table-row table:style-name="ro1">
          <table:table-cell office:value-type="string" calcext:value-type="string">
            <text:p>E08000026</text:p>
          </table:table-cell>
          <table:table-cell table:formula="of:=&quot;, SUM(CASE WHEN area_cd = '&quot;&amp;[.A270]&amp;&quot;' THEN val ELSE 0 END( AS &quot;&amp;[.A270]" office:value-type="string" office:string-value=", SUM(CASE WHEN area_cd = 'E08000026' THEN val ELSE 0 END( AS E08000026" calcext:value-type="string">
            <text:p>, SUM(CASE WHEN area_cd = 'E08000026' THEN val ELSE 0 END( AS E08000026</text:p>
          </table:table-cell>
        </table:table-row>
        <table:table-row table:style-name="ro1">
          <table:table-cell office:value-type="string" calcext:value-type="string">
            <text:p>E08000027</text:p>
          </table:table-cell>
          <table:table-cell table:formula="of:=&quot;, SUM(CASE WHEN area_cd = '&quot;&amp;[.A271]&amp;&quot;' THEN val ELSE 0 END( AS &quot;&amp;[.A271]" office:value-type="string" office:string-value=", SUM(CASE WHEN area_cd = 'E08000027' THEN val ELSE 0 END( AS E08000027" calcext:value-type="string">
            <text:p>, SUM(CASE WHEN area_cd = 'E08000027' THEN val ELSE 0 END( AS E08000027</text:p>
          </table:table-cell>
        </table:table-row>
        <table:table-row table:style-name="ro1">
          <table:table-cell office:value-type="string" calcext:value-type="string">
            <text:p>E08000028</text:p>
          </table:table-cell>
          <table:table-cell table:formula="of:=&quot;, SUM(CASE WHEN area_cd = '&quot;&amp;[.A272]&amp;&quot;' THEN val ELSE 0 END( AS &quot;&amp;[.A272]" office:value-type="string" office:string-value=", SUM(CASE WHEN area_cd = 'E08000028' THEN val ELSE 0 END( AS E08000028" calcext:value-type="string">
            <text:p>, SUM(CASE WHEN area_cd = 'E08000028' THEN val ELSE 0 END( AS E08000028</text:p>
          </table:table-cell>
        </table:table-row>
        <table:table-row table:style-name="ro1">
          <table:table-cell office:value-type="string" calcext:value-type="string">
            <text:p>E08000029</text:p>
          </table:table-cell>
          <table:table-cell table:formula="of:=&quot;, SUM(CASE WHEN area_cd = '&quot;&amp;[.A273]&amp;&quot;' THEN val ELSE 0 END( AS &quot;&amp;[.A273]" office:value-type="string" office:string-value=", SUM(CASE WHEN area_cd = 'E08000029' THEN val ELSE 0 END( AS E08000029" calcext:value-type="string">
            <text:p>, SUM(CASE WHEN area_cd = 'E08000029' THEN val ELSE 0 END( AS E08000029</text:p>
          </table:table-cell>
        </table:table-row>
        <table:table-row table:style-name="ro1">
          <table:table-cell office:value-type="string" calcext:value-type="string">
            <text:p>E08000030</text:p>
          </table:table-cell>
          <table:table-cell table:formula="of:=&quot;, SUM(CASE WHEN area_cd = '&quot;&amp;[.A274]&amp;&quot;' THEN val ELSE 0 END( AS &quot;&amp;[.A274]" office:value-type="string" office:string-value=", SUM(CASE WHEN area_cd = 'E08000030' THEN val ELSE 0 END( AS E08000030" calcext:value-type="string">
            <text:p>, SUM(CASE WHEN area_cd = 'E08000030' THEN val ELSE 0 END( AS E08000030</text:p>
          </table:table-cell>
        </table:table-row>
        <table:table-row table:style-name="ro1">
          <table:table-cell office:value-type="string" calcext:value-type="string">
            <text:p>E08000031</text:p>
          </table:table-cell>
          <table:table-cell table:formula="of:=&quot;, SUM(CASE WHEN area_cd = '&quot;&amp;[.A275]&amp;&quot;' THEN val ELSE 0 END( AS &quot;&amp;[.A275]" office:value-type="string" office:string-value=", SUM(CASE WHEN area_cd = 'E08000031' THEN val ELSE 0 END( AS E08000031" calcext:value-type="string">
            <text:p>, SUM(CASE WHEN area_cd = 'E08000031' THEN val ELSE 0 END( AS E08000031</text:p>
          </table:table-cell>
        </table:table-row>
        <table:table-row table:style-name="ro1">
          <table:table-cell office:value-type="string" calcext:value-type="string">
            <text:p>E08000032</text:p>
          </table:table-cell>
          <table:table-cell table:formula="of:=&quot;, SUM(CASE WHEN area_cd = '&quot;&amp;[.A276]&amp;&quot;' THEN val ELSE 0 END( AS &quot;&amp;[.A276]" office:value-type="string" office:string-value=", SUM(CASE WHEN area_cd = 'E08000032' THEN val ELSE 0 END( AS E08000032" calcext:value-type="string">
            <text:p>, SUM(CASE WHEN area_cd = 'E08000032' THEN val ELSE 0 END( AS E08000032</text:p>
          </table:table-cell>
        </table:table-row>
        <table:table-row table:style-name="ro1">
          <table:table-cell office:value-type="string" calcext:value-type="string">
            <text:p>E08000033</text:p>
          </table:table-cell>
          <table:table-cell table:formula="of:=&quot;, SUM(CASE WHEN area_cd = '&quot;&amp;[.A277]&amp;&quot;' THEN val ELSE 0 END( AS &quot;&amp;[.A277]" office:value-type="string" office:string-value=", SUM(CASE WHEN area_cd = 'E08000033' THEN val ELSE 0 END( AS E08000033" calcext:value-type="string">
            <text:p>, SUM(CASE WHEN area_cd = 'E08000033' THEN val ELSE 0 END( AS E08000033</text:p>
          </table:table-cell>
        </table:table-row>
        <table:table-row table:style-name="ro1">
          <table:table-cell office:value-type="string" calcext:value-type="string">
            <text:p>E08000034</text:p>
          </table:table-cell>
          <table:table-cell table:formula="of:=&quot;, SUM(CASE WHEN area_cd = '&quot;&amp;[.A278]&amp;&quot;' THEN val ELSE 0 END( AS &quot;&amp;[.A278]" office:value-type="string" office:string-value=", SUM(CASE WHEN area_cd = 'E08000034' THEN val ELSE 0 END( AS E08000034" calcext:value-type="string">
            <text:p>, SUM(CASE WHEN area_cd = 'E08000034' THEN val ELSE 0 END( AS E08000034</text:p>
          </table:table-cell>
        </table:table-row>
        <table:table-row table:style-name="ro1">
          <table:table-cell office:value-type="string" calcext:value-type="string">
            <text:p>E08000035</text:p>
          </table:table-cell>
          <table:table-cell table:formula="of:=&quot;, SUM(CASE WHEN area_cd = '&quot;&amp;[.A279]&amp;&quot;' THEN val ELSE 0 END( AS &quot;&amp;[.A279]" office:value-type="string" office:string-value=", SUM(CASE WHEN area_cd = 'E08000035' THEN val ELSE 0 END( AS E08000035" calcext:value-type="string">
            <text:p>, SUM(CASE WHEN area_cd = 'E08000035' THEN val ELSE 0 END( AS E08000035</text:p>
          </table:table-cell>
        </table:table-row>
        <table:table-row table:style-name="ro1">
          <table:table-cell office:value-type="string" calcext:value-type="string">
            <text:p>E08000036</text:p>
          </table:table-cell>
          <table:table-cell table:formula="of:=&quot;, SUM(CASE WHEN area_cd = '&quot;&amp;[.A280]&amp;&quot;' THEN val ELSE 0 END( AS &quot;&amp;[.A280]" office:value-type="string" office:string-value=", SUM(CASE WHEN area_cd = 'E08000036' THEN val ELSE 0 END( AS E08000036" calcext:value-type="string">
            <text:p>, SUM(CASE WHEN area_cd = 'E08000036' THEN val ELSE 0 END( AS E08000036</text:p>
          </table:table-cell>
        </table:table-row>
        <table:table-row table:style-name="ro1">
          <table:table-cell office:value-type="string" calcext:value-type="string">
            <text:p>E08000037</text:p>
          </table:table-cell>
          <table:table-cell table:formula="of:=&quot;, SUM(CASE WHEN area_cd = '&quot;&amp;[.A281]&amp;&quot;' THEN val ELSE 0 END( AS &quot;&amp;[.A281]" office:value-type="string" office:string-value=", SUM(CASE WHEN area_cd = 'E08000037' THEN val ELSE 0 END( AS E08000037" calcext:value-type="string">
            <text:p>, SUM(CASE WHEN area_cd = 'E08000037' THEN val ELSE 0 END( AS E08000037</text:p>
          </table:table-cell>
        </table:table-row>
        <table:table-row table:style-name="ro1">
          <table:table-cell office:value-type="string" calcext:value-type="string">
            <text:p>E09000001</text:p>
          </table:table-cell>
          <table:table-cell table:formula="of:=&quot;, SUM(CASE WHEN area_cd = '&quot;&amp;[.A282]&amp;&quot;' THEN val ELSE 0 END( AS &quot;&amp;[.A282]" office:value-type="string" office:string-value=", SUM(CASE WHEN area_cd = 'E09000001' THEN val ELSE 0 END( AS E09000001" calcext:value-type="string">
            <text:p>, SUM(CASE WHEN area_cd = 'E09000001' THEN val ELSE 0 END( AS E09000001</text:p>
          </table:table-cell>
        </table:table-row>
        <table:table-row table:style-name="ro1">
          <table:table-cell office:value-type="string" calcext:value-type="string">
            <text:p>E09000002</text:p>
          </table:table-cell>
          <table:table-cell table:formula="of:=&quot;, SUM(CASE WHEN area_cd = '&quot;&amp;[.A283]&amp;&quot;' THEN val ELSE 0 END( AS &quot;&amp;[.A283]" office:value-type="string" office:string-value=", SUM(CASE WHEN area_cd = 'E09000002' THEN val ELSE 0 END( AS E09000002" calcext:value-type="string">
            <text:p>, SUM(CASE WHEN area_cd = 'E09000002' THEN val ELSE 0 END( AS E09000002</text:p>
          </table:table-cell>
        </table:table-row>
        <table:table-row table:style-name="ro1">
          <table:table-cell office:value-type="string" calcext:value-type="string">
            <text:p>E09000003</text:p>
          </table:table-cell>
          <table:table-cell table:formula="of:=&quot;, SUM(CASE WHEN area_cd = '&quot;&amp;[.A284]&amp;&quot;' THEN val ELSE 0 END( AS &quot;&amp;[.A284]" office:value-type="string" office:string-value=", SUM(CASE WHEN area_cd = 'E09000003' THEN val ELSE 0 END( AS E09000003" calcext:value-type="string">
            <text:p>, SUM(CASE WHEN area_cd = 'E09000003' THEN val ELSE 0 END( AS E09000003</text:p>
          </table:table-cell>
        </table:table-row>
        <table:table-row table:style-name="ro1">
          <table:table-cell office:value-type="string" calcext:value-type="string">
            <text:p>E09000004</text:p>
          </table:table-cell>
          <table:table-cell table:formula="of:=&quot;, SUM(CASE WHEN area_cd = '&quot;&amp;[.A285]&amp;&quot;' THEN val ELSE 0 END( AS &quot;&amp;[.A285]" office:value-type="string" office:string-value=", SUM(CASE WHEN area_cd = 'E09000004' THEN val ELSE 0 END( AS E09000004" calcext:value-type="string">
            <text:p>, SUM(CASE WHEN area_cd = 'E09000004' THEN val ELSE 0 END( AS E09000004</text:p>
          </table:table-cell>
        </table:table-row>
        <table:table-row table:style-name="ro1">
          <table:table-cell office:value-type="string" calcext:value-type="string">
            <text:p>E09000005</text:p>
          </table:table-cell>
          <table:table-cell table:formula="of:=&quot;, SUM(CASE WHEN area_cd = '&quot;&amp;[.A286]&amp;&quot;' THEN val ELSE 0 END( AS &quot;&amp;[.A286]" office:value-type="string" office:string-value=", SUM(CASE WHEN area_cd = 'E09000005' THEN val ELSE 0 END( AS E09000005" calcext:value-type="string">
            <text:p>, SUM(CASE WHEN area_cd = 'E09000005' THEN val ELSE 0 END( AS E09000005</text:p>
          </table:table-cell>
        </table:table-row>
        <table:table-row table:style-name="ro1">
          <table:table-cell office:value-type="string" calcext:value-type="string">
            <text:p>E09000006</text:p>
          </table:table-cell>
          <table:table-cell table:formula="of:=&quot;, SUM(CASE WHEN area_cd = '&quot;&amp;[.A287]&amp;&quot;' THEN val ELSE 0 END( AS &quot;&amp;[.A287]" office:value-type="string" office:string-value=", SUM(CASE WHEN area_cd = 'E09000006' THEN val ELSE 0 END( AS E09000006" calcext:value-type="string">
            <text:p>, SUM(CASE WHEN area_cd = 'E09000006' THEN val ELSE 0 END( AS E09000006</text:p>
          </table:table-cell>
        </table:table-row>
        <table:table-row table:style-name="ro1">
          <table:table-cell office:value-type="string" calcext:value-type="string">
            <text:p>E09000007</text:p>
          </table:table-cell>
          <table:table-cell table:formula="of:=&quot;, SUM(CASE WHEN area_cd = '&quot;&amp;[.A288]&amp;&quot;' THEN val ELSE 0 END( AS &quot;&amp;[.A288]" office:value-type="string" office:string-value=", SUM(CASE WHEN area_cd = 'E09000007' THEN val ELSE 0 END( AS E09000007" calcext:value-type="string">
            <text:p>, SUM(CASE WHEN area_cd = 'E09000007' THEN val ELSE 0 END( AS E09000007</text:p>
          </table:table-cell>
        </table:table-row>
        <table:table-row table:style-name="ro1">
          <table:table-cell office:value-type="string" calcext:value-type="string">
            <text:p>E09000008</text:p>
          </table:table-cell>
          <table:table-cell table:formula="of:=&quot;, SUM(CASE WHEN area_cd = '&quot;&amp;[.A289]&amp;&quot;' THEN val ELSE 0 END( AS &quot;&amp;[.A289]" office:value-type="string" office:string-value=", SUM(CASE WHEN area_cd = 'E09000008' THEN val ELSE 0 END( AS E09000008" calcext:value-type="string">
            <text:p>, SUM(CASE WHEN area_cd = 'E09000008' THEN val ELSE 0 END( AS E09000008</text:p>
          </table:table-cell>
        </table:table-row>
        <table:table-row table:style-name="ro1">
          <table:table-cell office:value-type="string" calcext:value-type="string">
            <text:p>E09000009</text:p>
          </table:table-cell>
          <table:table-cell table:formula="of:=&quot;, SUM(CASE WHEN area_cd = '&quot;&amp;[.A290]&amp;&quot;' THEN val ELSE 0 END( AS &quot;&amp;[.A290]" office:value-type="string" office:string-value=", SUM(CASE WHEN area_cd = 'E09000009' THEN val ELSE 0 END( AS E09000009" calcext:value-type="string">
            <text:p>, SUM(CASE WHEN area_cd = 'E09000009' THEN val ELSE 0 END( AS E09000009</text:p>
          </table:table-cell>
        </table:table-row>
        <table:table-row table:style-name="ro1">
          <table:table-cell office:value-type="string" calcext:value-type="string">
            <text:p>E09000010</text:p>
          </table:table-cell>
          <table:table-cell table:formula="of:=&quot;, SUM(CASE WHEN area_cd = '&quot;&amp;[.A291]&amp;&quot;' THEN val ELSE 0 END( AS &quot;&amp;[.A291]" office:value-type="string" office:string-value=", SUM(CASE WHEN area_cd = 'E09000010' THEN val ELSE 0 END( AS E09000010" calcext:value-type="string">
            <text:p>, SUM(CASE WHEN area_cd = 'E09000010' THEN val ELSE 0 END( AS E09000010</text:p>
          </table:table-cell>
        </table:table-row>
        <table:table-row table:style-name="ro1">
          <table:table-cell office:value-type="string" calcext:value-type="string">
            <text:p>E09000011</text:p>
          </table:table-cell>
          <table:table-cell table:formula="of:=&quot;, SUM(CASE WHEN area_cd = '&quot;&amp;[.A292]&amp;&quot;' THEN val ELSE 0 END( AS &quot;&amp;[.A292]" office:value-type="string" office:string-value=", SUM(CASE WHEN area_cd = 'E09000011' THEN val ELSE 0 END( AS E09000011" calcext:value-type="string">
            <text:p>, SUM(CASE WHEN area_cd = 'E09000011' THEN val ELSE 0 END( AS E09000011</text:p>
          </table:table-cell>
        </table:table-row>
        <table:table-row table:style-name="ro1">
          <table:table-cell office:value-type="string" calcext:value-type="string">
            <text:p>E09000012</text:p>
          </table:table-cell>
          <table:table-cell table:formula="of:=&quot;, SUM(CASE WHEN area_cd = '&quot;&amp;[.A293]&amp;&quot;' THEN val ELSE 0 END( AS &quot;&amp;[.A293]" office:value-type="string" office:string-value=", SUM(CASE WHEN area_cd = 'E09000012' THEN val ELSE 0 END( AS E09000012" calcext:value-type="string">
            <text:p>, SUM(CASE WHEN area_cd = 'E09000012' THEN val ELSE 0 END( AS E09000012</text:p>
          </table:table-cell>
        </table:table-row>
        <table:table-row table:style-name="ro1">
          <table:table-cell office:value-type="string" calcext:value-type="string">
            <text:p>E09000013</text:p>
          </table:table-cell>
          <table:table-cell table:formula="of:=&quot;, SUM(CASE WHEN area_cd = '&quot;&amp;[.A294]&amp;&quot;' THEN val ELSE 0 END( AS &quot;&amp;[.A294]" office:value-type="string" office:string-value=", SUM(CASE WHEN area_cd = 'E09000013' THEN val ELSE 0 END( AS E09000013" calcext:value-type="string">
            <text:p>, SUM(CASE WHEN area_cd = 'E09000013' THEN val ELSE 0 END( AS E09000013</text:p>
          </table:table-cell>
        </table:table-row>
        <table:table-row table:style-name="ro1">
          <table:table-cell office:value-type="string" calcext:value-type="string">
            <text:p>E09000014</text:p>
          </table:table-cell>
          <table:table-cell table:formula="of:=&quot;, SUM(CASE WHEN area_cd = '&quot;&amp;[.A295]&amp;&quot;' THEN val ELSE 0 END( AS &quot;&amp;[.A295]" office:value-type="string" office:string-value=", SUM(CASE WHEN area_cd = 'E09000014' THEN val ELSE 0 END( AS E09000014" calcext:value-type="string">
            <text:p>, SUM(CASE WHEN area_cd = 'E09000014' THEN val ELSE 0 END( AS E09000014</text:p>
          </table:table-cell>
        </table:table-row>
        <table:table-row table:style-name="ro1">
          <table:table-cell office:value-type="string" calcext:value-type="string">
            <text:p>E09000015</text:p>
          </table:table-cell>
          <table:table-cell table:formula="of:=&quot;, SUM(CASE WHEN area_cd = '&quot;&amp;[.A296]&amp;&quot;' THEN val ELSE 0 END( AS &quot;&amp;[.A296]" office:value-type="string" office:string-value=", SUM(CASE WHEN area_cd = 'E09000015' THEN val ELSE 0 END( AS E09000015" calcext:value-type="string">
            <text:p>, SUM(CASE WHEN area_cd = 'E09000015' THEN val ELSE 0 END( AS E09000015</text:p>
          </table:table-cell>
        </table:table-row>
        <table:table-row table:style-name="ro1">
          <table:table-cell office:value-type="string" calcext:value-type="string">
            <text:p>E09000016</text:p>
          </table:table-cell>
          <table:table-cell table:formula="of:=&quot;, SUM(CASE WHEN area_cd = '&quot;&amp;[.A297]&amp;&quot;' THEN val ELSE 0 END( AS &quot;&amp;[.A297]" office:value-type="string" office:string-value=", SUM(CASE WHEN area_cd = 'E09000016' THEN val ELSE 0 END( AS E09000016" calcext:value-type="string">
            <text:p>, SUM(CASE WHEN area_cd = 'E09000016' THEN val ELSE 0 END( AS E09000016</text:p>
          </table:table-cell>
        </table:table-row>
        <table:table-row table:style-name="ro1">
          <table:table-cell office:value-type="string" calcext:value-type="string">
            <text:p>E09000017</text:p>
          </table:table-cell>
          <table:table-cell table:formula="of:=&quot;, SUM(CASE WHEN area_cd = '&quot;&amp;[.A298]&amp;&quot;' THEN val ELSE 0 END( AS &quot;&amp;[.A298]" office:value-type="string" office:string-value=", SUM(CASE WHEN area_cd = 'E09000017' THEN val ELSE 0 END( AS E09000017" calcext:value-type="string">
            <text:p>, SUM(CASE WHEN area_cd = 'E09000017' THEN val ELSE 0 END( AS E09000017</text:p>
          </table:table-cell>
        </table:table-row>
        <table:table-row table:style-name="ro1">
          <table:table-cell office:value-type="string" calcext:value-type="string">
            <text:p>E09000018</text:p>
          </table:table-cell>
          <table:table-cell table:formula="of:=&quot;, SUM(CASE WHEN area_cd = '&quot;&amp;[.A299]&amp;&quot;' THEN val ELSE 0 END( AS &quot;&amp;[.A299]" office:value-type="string" office:string-value=", SUM(CASE WHEN area_cd = 'E09000018' THEN val ELSE 0 END( AS E09000018" calcext:value-type="string">
            <text:p>, SUM(CASE WHEN area_cd = 'E09000018' THEN val ELSE 0 END( AS E09000018</text:p>
          </table:table-cell>
        </table:table-row>
        <table:table-row table:style-name="ro1">
          <table:table-cell office:value-type="string" calcext:value-type="string">
            <text:p>E09000019</text:p>
          </table:table-cell>
          <table:table-cell table:formula="of:=&quot;, SUM(CASE WHEN area_cd = '&quot;&amp;[.A300]&amp;&quot;' THEN val ELSE 0 END( AS &quot;&amp;[.A300]" office:value-type="string" office:string-value=", SUM(CASE WHEN area_cd = 'E09000019' THEN val ELSE 0 END( AS E09000019" calcext:value-type="string">
            <text:p>, SUM(CASE WHEN area_cd = 'E09000019' THEN val ELSE 0 END( AS E09000019</text:p>
          </table:table-cell>
        </table:table-row>
        <table:table-row table:style-name="ro1">
          <table:table-cell office:value-type="string" calcext:value-type="string">
            <text:p>E09000020</text:p>
          </table:table-cell>
          <table:table-cell table:formula="of:=&quot;, SUM(CASE WHEN area_cd = '&quot;&amp;[.A301]&amp;&quot;' THEN val ELSE 0 END( AS &quot;&amp;[.A301]" office:value-type="string" office:string-value=", SUM(CASE WHEN area_cd = 'E09000020' THEN val ELSE 0 END( AS E09000020" calcext:value-type="string">
            <text:p>, SUM(CASE WHEN area_cd = 'E09000020' THEN val ELSE 0 END( AS E09000020</text:p>
          </table:table-cell>
        </table:table-row>
        <table:table-row table:style-name="ro1">
          <table:table-cell office:value-type="string" calcext:value-type="string">
            <text:p>E09000021</text:p>
          </table:table-cell>
          <table:table-cell table:formula="of:=&quot;, SUM(CASE WHEN area_cd = '&quot;&amp;[.A302]&amp;&quot;' THEN val ELSE 0 END( AS &quot;&amp;[.A302]" office:value-type="string" office:string-value=", SUM(CASE WHEN area_cd = 'E09000021' THEN val ELSE 0 END( AS E09000021" calcext:value-type="string">
            <text:p>, SUM(CASE WHEN area_cd = 'E09000021' THEN val ELSE 0 END( AS E09000021</text:p>
          </table:table-cell>
        </table:table-row>
        <table:table-row table:style-name="ro1">
          <table:table-cell office:value-type="string" calcext:value-type="string">
            <text:p>E09000022</text:p>
          </table:table-cell>
          <table:table-cell table:formula="of:=&quot;, SUM(CASE WHEN area_cd = '&quot;&amp;[.A303]&amp;&quot;' THEN val ELSE 0 END( AS &quot;&amp;[.A303]" office:value-type="string" office:string-value=", SUM(CASE WHEN area_cd = 'E09000022' THEN val ELSE 0 END( AS E09000022" calcext:value-type="string">
            <text:p>, SUM(CASE WHEN area_cd = 'E09000022' THEN val ELSE 0 END( AS E09000022</text:p>
          </table:table-cell>
        </table:table-row>
        <table:table-row table:style-name="ro1">
          <table:table-cell office:value-type="string" calcext:value-type="string">
            <text:p>E09000023</text:p>
          </table:table-cell>
          <table:table-cell table:formula="of:=&quot;, SUM(CASE WHEN area_cd = '&quot;&amp;[.A304]&amp;&quot;' THEN val ELSE 0 END( AS &quot;&amp;[.A304]" office:value-type="string" office:string-value=", SUM(CASE WHEN area_cd = 'E09000023' THEN val ELSE 0 END( AS E09000023" calcext:value-type="string">
            <text:p>, SUM(CASE WHEN area_cd = 'E09000023' THEN val ELSE 0 END( AS E09000023</text:p>
          </table:table-cell>
        </table:table-row>
        <table:table-row table:style-name="ro1">
          <table:table-cell office:value-type="string" calcext:value-type="string">
            <text:p>E09000024</text:p>
          </table:table-cell>
          <table:table-cell table:formula="of:=&quot;, SUM(CASE WHEN area_cd = '&quot;&amp;[.A305]&amp;&quot;' THEN val ELSE 0 END( AS &quot;&amp;[.A305]" office:value-type="string" office:string-value=", SUM(CASE WHEN area_cd = 'E09000024' THEN val ELSE 0 END( AS E09000024" calcext:value-type="string">
            <text:p>, SUM(CASE WHEN area_cd = 'E09000024' THEN val ELSE 0 END( AS E09000024</text:p>
          </table:table-cell>
        </table:table-row>
        <table:table-row table:style-name="ro1">
          <table:table-cell office:value-type="string" calcext:value-type="string">
            <text:p>E09000025</text:p>
          </table:table-cell>
          <table:table-cell table:formula="of:=&quot;, SUM(CASE WHEN area_cd = '&quot;&amp;[.A306]&amp;&quot;' THEN val ELSE 0 END( AS &quot;&amp;[.A306]" office:value-type="string" office:string-value=", SUM(CASE WHEN area_cd = 'E09000025' THEN val ELSE 0 END( AS E09000025" calcext:value-type="string">
            <text:p>, SUM(CASE WHEN area_cd = 'E09000025' THEN val ELSE 0 END( AS E09000025</text:p>
          </table:table-cell>
        </table:table-row>
        <table:table-row table:style-name="ro1">
          <table:table-cell office:value-type="string" calcext:value-type="string">
            <text:p>E09000026</text:p>
          </table:table-cell>
          <table:table-cell table:formula="of:=&quot;, SUM(CASE WHEN area_cd = '&quot;&amp;[.A307]&amp;&quot;' THEN val ELSE 0 END( AS &quot;&amp;[.A307]" office:value-type="string" office:string-value=", SUM(CASE WHEN area_cd = 'E09000026' THEN val ELSE 0 END( AS E09000026" calcext:value-type="string">
            <text:p>, SUM(CASE WHEN area_cd = 'E09000026' THEN val ELSE 0 END( AS E09000026</text:p>
          </table:table-cell>
        </table:table-row>
        <table:table-row table:style-name="ro1">
          <table:table-cell office:value-type="string" calcext:value-type="string">
            <text:p>E09000027</text:p>
          </table:table-cell>
          <table:table-cell table:formula="of:=&quot;, SUM(CASE WHEN area_cd = '&quot;&amp;[.A308]&amp;&quot;' THEN val ELSE 0 END( AS &quot;&amp;[.A308]" office:value-type="string" office:string-value=", SUM(CASE WHEN area_cd = 'E09000027' THEN val ELSE 0 END( AS E09000027" calcext:value-type="string">
            <text:p>, SUM(CASE WHEN area_cd = 'E09000027' THEN val ELSE 0 END( AS E09000027</text:p>
          </table:table-cell>
        </table:table-row>
        <table:table-row table:style-name="ro1">
          <table:table-cell office:value-type="string" calcext:value-type="string">
            <text:p>E09000028</text:p>
          </table:table-cell>
          <table:table-cell table:formula="of:=&quot;, SUM(CASE WHEN area_cd = '&quot;&amp;[.A309]&amp;&quot;' THEN val ELSE 0 END( AS &quot;&amp;[.A309]" office:value-type="string" office:string-value=", SUM(CASE WHEN area_cd = 'E09000028' THEN val ELSE 0 END( AS E09000028" calcext:value-type="string">
            <text:p>, SUM(CASE WHEN area_cd = 'E09000028' THEN val ELSE 0 END( AS E09000028</text:p>
          </table:table-cell>
        </table:table-row>
        <table:table-row table:style-name="ro1">
          <table:table-cell office:value-type="string" calcext:value-type="string">
            <text:p>E09000029</text:p>
          </table:table-cell>
          <table:table-cell table:formula="of:=&quot;, SUM(CASE WHEN area_cd = '&quot;&amp;[.A310]&amp;&quot;' THEN val ELSE 0 END( AS &quot;&amp;[.A310]" office:value-type="string" office:string-value=", SUM(CASE WHEN area_cd = 'E09000029' THEN val ELSE 0 END( AS E09000029" calcext:value-type="string">
            <text:p>, SUM(CASE WHEN area_cd = 'E09000029' THEN val ELSE 0 END( AS E09000029</text:p>
          </table:table-cell>
        </table:table-row>
        <table:table-row table:style-name="ro1">
          <table:table-cell office:value-type="string" calcext:value-type="string">
            <text:p>E09000030</text:p>
          </table:table-cell>
          <table:table-cell table:formula="of:=&quot;, SUM(CASE WHEN area_cd = '&quot;&amp;[.A311]&amp;&quot;' THEN val ELSE 0 END( AS &quot;&amp;[.A311]" office:value-type="string" office:string-value=", SUM(CASE WHEN area_cd = 'E09000030' THEN val ELSE 0 END( AS E09000030" calcext:value-type="string">
            <text:p>, SUM(CASE WHEN area_cd = 'E09000030' THEN val ELSE 0 END( AS E09000030</text:p>
          </table:table-cell>
        </table:table-row>
        <table:table-row table:style-name="ro1">
          <table:table-cell office:value-type="string" calcext:value-type="string">
            <text:p>E09000031</text:p>
          </table:table-cell>
          <table:table-cell table:formula="of:=&quot;, SUM(CASE WHEN area_cd = '&quot;&amp;[.A312]&amp;&quot;' THEN val ELSE 0 END( AS &quot;&amp;[.A312]" office:value-type="string" office:string-value=", SUM(CASE WHEN area_cd = 'E09000031' THEN val ELSE 0 END( AS E09000031" calcext:value-type="string">
            <text:p>, SUM(CASE WHEN area_cd = 'E09000031' THEN val ELSE 0 END( AS E09000031</text:p>
          </table:table-cell>
        </table:table-row>
        <table:table-row table:style-name="ro1">
          <table:table-cell office:value-type="string" calcext:value-type="string">
            <text:p>E09000032</text:p>
          </table:table-cell>
          <table:table-cell table:formula="of:=&quot;, SUM(CASE WHEN area_cd = '&quot;&amp;[.A313]&amp;&quot;' THEN val ELSE 0 END( AS &quot;&amp;[.A313]" office:value-type="string" office:string-value=", SUM(CASE WHEN area_cd = 'E09000032' THEN val ELSE 0 END( AS E09000032" calcext:value-type="string">
            <text:p>, SUM(CASE WHEN area_cd = 'E09000032' THEN val ELSE 0 END( AS E09000032</text:p>
          </table:table-cell>
        </table:table-row>
        <table:table-row table:style-name="ro1">
          <table:table-cell office:value-type="string" calcext:value-type="string">
            <text:p>E09000033</text:p>
          </table:table-cell>
          <table:table-cell table:formula="of:=&quot;, SUM(CASE WHEN area_cd = '&quot;&amp;[.A314]&amp;&quot;' THEN val ELSE 0 END( AS &quot;&amp;[.A314]" office:value-type="string" office:string-value=", SUM(CASE WHEN area_cd = 'E09000033' THEN val ELSE 0 END( AS E09000033" calcext:value-type="string">
            <text:p>, SUM(CASE WHEN area_cd = 'E09000033' THEN val ELSE 0 END( AS E09000033</text:p>
          </table:table-cell>
        </table:table-row>
        <table:table-row table:style-name="ro1">
          <table:table-cell office:value-type="string" calcext:value-type="string">
            <text:p>W06000001</text:p>
          </table:table-cell>
          <table:table-cell table:formula="of:=&quot;, SUM(CASE WHEN area_cd = '&quot;&amp;[.A315]&amp;&quot;' THEN val ELSE 0 END( AS &quot;&amp;[.A315]" office:value-type="string" office:string-value=", SUM(CASE WHEN area_cd = 'W06000001' THEN val ELSE 0 END( AS W06000001" calcext:value-type="string">
            <text:p>, SUM(CASE WHEN area_cd = 'W06000001' THEN val ELSE 0 END( AS W06000001</text:p>
          </table:table-cell>
        </table:table-row>
        <table:table-row table:style-name="ro1">
          <table:table-cell office:value-type="string" calcext:value-type="string">
            <text:p>W06000002</text:p>
          </table:table-cell>
          <table:table-cell table:formula="of:=&quot;, SUM(CASE WHEN area_cd = '&quot;&amp;[.A316]&amp;&quot;' THEN val ELSE 0 END( AS &quot;&amp;[.A316]" office:value-type="string" office:string-value=", SUM(CASE WHEN area_cd = 'W06000002' THEN val ELSE 0 END( AS W06000002" calcext:value-type="string">
            <text:p>, SUM(CASE WHEN area_cd = 'W06000002' THEN val ELSE 0 END( AS W06000002</text:p>
          </table:table-cell>
        </table:table-row>
        <table:table-row table:style-name="ro1">
          <table:table-cell office:value-type="string" calcext:value-type="string">
            <text:p>W06000003</text:p>
          </table:table-cell>
          <table:table-cell table:formula="of:=&quot;, SUM(CASE WHEN area_cd = '&quot;&amp;[.A317]&amp;&quot;' THEN val ELSE 0 END( AS &quot;&amp;[.A317]" office:value-type="string" office:string-value=", SUM(CASE WHEN area_cd = 'W06000003' THEN val ELSE 0 END( AS W06000003" calcext:value-type="string">
            <text:p>, SUM(CASE WHEN area_cd = 'W06000003' THEN val ELSE 0 END( AS W06000003</text:p>
          </table:table-cell>
        </table:table-row>
        <table:table-row table:style-name="ro1">
          <table:table-cell office:value-type="string" calcext:value-type="string">
            <text:p>W06000004</text:p>
          </table:table-cell>
          <table:table-cell table:formula="of:=&quot;, SUM(CASE WHEN area_cd = '&quot;&amp;[.A318]&amp;&quot;' THEN val ELSE 0 END( AS &quot;&amp;[.A318]" office:value-type="string" office:string-value=", SUM(CASE WHEN area_cd = 'W06000004' THEN val ELSE 0 END( AS W06000004" calcext:value-type="string">
            <text:p>, SUM(CASE WHEN area_cd = 'W06000004' THEN val ELSE 0 END( AS W06000004</text:p>
          </table:table-cell>
        </table:table-row>
        <table:table-row table:style-name="ro1">
          <table:table-cell office:value-type="string" calcext:value-type="string">
            <text:p>W06000005</text:p>
          </table:table-cell>
          <table:table-cell table:formula="of:=&quot;, SUM(CASE WHEN area_cd = '&quot;&amp;[.A319]&amp;&quot;' THEN val ELSE 0 END( AS &quot;&amp;[.A319]" office:value-type="string" office:string-value=", SUM(CASE WHEN area_cd = 'W06000005' THEN val ELSE 0 END( AS W06000005" calcext:value-type="string">
            <text:p>, SUM(CASE WHEN area_cd = 'W06000005' THEN val ELSE 0 END( AS W06000005</text:p>
          </table:table-cell>
        </table:table-row>
        <table:table-row table:style-name="ro1">
          <table:table-cell office:value-type="string" calcext:value-type="string">
            <text:p>W06000006</text:p>
          </table:table-cell>
          <table:table-cell table:formula="of:=&quot;, SUM(CASE WHEN area_cd = '&quot;&amp;[.A320]&amp;&quot;' THEN val ELSE 0 END( AS &quot;&amp;[.A320]" office:value-type="string" office:string-value=", SUM(CASE WHEN area_cd = 'W06000006' THEN val ELSE 0 END( AS W06000006" calcext:value-type="string">
            <text:p>, SUM(CASE WHEN area_cd = 'W06000006' THEN val ELSE 0 END( AS W06000006</text:p>
          </table:table-cell>
        </table:table-row>
        <table:table-row table:style-name="ro1">
          <table:table-cell office:value-type="string" calcext:value-type="string">
            <text:p>W06000008</text:p>
          </table:table-cell>
          <table:table-cell table:formula="of:=&quot;, SUM(CASE WHEN area_cd = '&quot;&amp;[.A321]&amp;&quot;' THEN val ELSE 0 END( AS &quot;&amp;[.A321]" office:value-type="string" office:string-value=", SUM(CASE WHEN area_cd = 'W06000008' THEN val ELSE 0 END( AS W06000008" calcext:value-type="string">
            <text:p>, SUM(CASE WHEN area_cd = 'W06000008' THEN val ELSE 0 END( AS W06000008</text:p>
          </table:table-cell>
        </table:table-row>
        <table:table-row table:style-name="ro1">
          <table:table-cell office:value-type="string" calcext:value-type="string">
            <text:p>W06000009</text:p>
          </table:table-cell>
          <table:table-cell table:formula="of:=&quot;, SUM(CASE WHEN area_cd = '&quot;&amp;[.A322]&amp;&quot;' THEN val ELSE 0 END( AS &quot;&amp;[.A322]" office:value-type="string" office:string-value=", SUM(CASE WHEN area_cd = 'W06000009' THEN val ELSE 0 END( AS W06000009" calcext:value-type="string">
            <text:p>, SUM(CASE WHEN area_cd = 'W06000009' THEN val ELSE 0 END( AS W06000009</text:p>
          </table:table-cell>
        </table:table-row>
        <table:table-row table:style-name="ro1">
          <table:table-cell office:value-type="string" calcext:value-type="string">
            <text:p>W06000010</text:p>
          </table:table-cell>
          <table:table-cell table:formula="of:=&quot;, SUM(CASE WHEN area_cd = '&quot;&amp;[.A323]&amp;&quot;' THEN val ELSE 0 END( AS &quot;&amp;[.A323]" office:value-type="string" office:string-value=", SUM(CASE WHEN area_cd = 'W06000010' THEN val ELSE 0 END( AS W06000010" calcext:value-type="string">
            <text:p>, SUM(CASE WHEN area_cd = 'W06000010' THEN val ELSE 0 END( AS W06000010</text:p>
          </table:table-cell>
        </table:table-row>
        <table:table-row table:style-name="ro1">
          <table:table-cell office:value-type="string" calcext:value-type="string">
            <text:p>W06000011</text:p>
          </table:table-cell>
          <table:table-cell table:formula="of:=&quot;, SUM(CASE WHEN area_cd = '&quot;&amp;[.A324]&amp;&quot;' THEN val ELSE 0 END( AS &quot;&amp;[.A324]" office:value-type="string" office:string-value=", SUM(CASE WHEN area_cd = 'W06000011' THEN val ELSE 0 END( AS W06000011" calcext:value-type="string">
            <text:p>, SUM(CASE WHEN area_cd = 'W06000011' THEN val ELSE 0 END( AS W06000011</text:p>
          </table:table-cell>
        </table:table-row>
        <table:table-row table:style-name="ro1">
          <table:table-cell office:value-type="string" calcext:value-type="string">
            <text:p>W06000012</text:p>
          </table:table-cell>
          <table:table-cell table:formula="of:=&quot;, SUM(CASE WHEN area_cd = '&quot;&amp;[.A325]&amp;&quot;' THEN val ELSE 0 END( AS &quot;&amp;[.A325]" office:value-type="string" office:string-value=", SUM(CASE WHEN area_cd = 'W06000012' THEN val ELSE 0 END( AS W06000012" calcext:value-type="string">
            <text:p>, SUM(CASE WHEN area_cd = 'W06000012' THEN val ELSE 0 END( AS W06000012</text:p>
          </table:table-cell>
        </table:table-row>
        <table:table-row table:style-name="ro1">
          <table:table-cell office:value-type="string" calcext:value-type="string">
            <text:p>W06000013</text:p>
          </table:table-cell>
          <table:table-cell table:formula="of:=&quot;, SUM(CASE WHEN area_cd = '&quot;&amp;[.A326]&amp;&quot;' THEN val ELSE 0 END( AS &quot;&amp;[.A326]" office:value-type="string" office:string-value=", SUM(CASE WHEN area_cd = 'W06000013' THEN val ELSE 0 END( AS W06000013" calcext:value-type="string">
            <text:p>, SUM(CASE WHEN area_cd = 'W06000013' THEN val ELSE 0 END( AS W06000013</text:p>
          </table:table-cell>
        </table:table-row>
        <table:table-row table:style-name="ro1">
          <table:table-cell office:value-type="string" calcext:value-type="string">
            <text:p>W06000014</text:p>
          </table:table-cell>
          <table:table-cell table:formula="of:=&quot;, SUM(CASE WHEN area_cd = '&quot;&amp;[.A327]&amp;&quot;' THEN val ELSE 0 END( AS &quot;&amp;[.A327]" office:value-type="string" office:string-value=", SUM(CASE WHEN area_cd = 'W06000014' THEN val ELSE 0 END( AS W06000014" calcext:value-type="string">
            <text:p>, SUM(CASE WHEN area_cd = 'W06000014' THEN val ELSE 0 END( AS W06000014</text:p>
          </table:table-cell>
        </table:table-row>
        <table:table-row table:style-name="ro1">
          <table:table-cell office:value-type="string" calcext:value-type="string">
            <text:p>W06000015</text:p>
          </table:table-cell>
          <table:table-cell table:formula="of:=&quot;, SUM(CASE WHEN area_cd = '&quot;&amp;[.A328]&amp;&quot;' THEN val ELSE 0 END( AS &quot;&amp;[.A328]" office:value-type="string" office:string-value=", SUM(CASE WHEN area_cd = 'W06000015' THEN val ELSE 0 END( AS W06000015" calcext:value-type="string">
            <text:p>, SUM(CASE WHEN area_cd = 'W06000015' THEN val ELSE 0 END( AS W06000015</text:p>
          </table:table-cell>
        </table:table-row>
        <table:table-row table:style-name="ro1">
          <table:table-cell office:value-type="string" calcext:value-type="string">
            <text:p>W06000016</text:p>
          </table:table-cell>
          <table:table-cell table:formula="of:=&quot;, SUM(CASE WHEN area_cd = '&quot;&amp;[.A329]&amp;&quot;' THEN val ELSE 0 END( AS &quot;&amp;[.A329]" office:value-type="string" office:string-value=", SUM(CASE WHEN area_cd = 'W06000016' THEN val ELSE 0 END( AS W06000016" calcext:value-type="string">
            <text:p>, SUM(CASE WHEN area_cd = 'W06000016' THEN val ELSE 0 END( AS W06000016</text:p>
          </table:table-cell>
        </table:table-row>
        <table:table-row table:style-name="ro1">
          <table:table-cell office:value-type="string" calcext:value-type="string">
            <text:p>W06000018</text:p>
          </table:table-cell>
          <table:table-cell table:formula="of:=&quot;, SUM(CASE WHEN area_cd = '&quot;&amp;[.A330]&amp;&quot;' THEN val ELSE 0 END( AS &quot;&amp;[.A330]" office:value-type="string" office:string-value=", SUM(CASE WHEN area_cd = 'W06000018' THEN val ELSE 0 END( AS W06000018" calcext:value-type="string">
            <text:p>, SUM(CASE WHEN area_cd = 'W06000018' THEN val ELSE 0 END( AS W06000018</text:p>
          </table:table-cell>
        </table:table-row>
        <table:table-row table:style-name="ro1">
          <table:table-cell office:value-type="string" calcext:value-type="string">
            <text:p>W06000019</text:p>
          </table:table-cell>
          <table:table-cell table:formula="of:=&quot;, SUM(CASE WHEN area_cd = '&quot;&amp;[.A331]&amp;&quot;' THEN val ELSE 0 END( AS &quot;&amp;[.A331]" office:value-type="string" office:string-value=", SUM(CASE WHEN area_cd = 'W06000019' THEN val ELSE 0 END( AS W06000019" calcext:value-type="string">
            <text:p>, SUM(CASE WHEN area_cd = 'W06000019' THEN val ELSE 0 END( AS W06000019</text:p>
          </table:table-cell>
        </table:table-row>
        <table:table-row table:style-name="ro1">
          <table:table-cell office:value-type="string" calcext:value-type="string">
            <text:p>W06000020</text:p>
          </table:table-cell>
          <table:table-cell table:formula="of:=&quot;, SUM(CASE WHEN area_cd = '&quot;&amp;[.A332]&amp;&quot;' THEN val ELSE 0 END( AS &quot;&amp;[.A332]" office:value-type="string" office:string-value=", SUM(CASE WHEN area_cd = 'W06000020' THEN val ELSE 0 END( AS W06000020" calcext:value-type="string">
            <text:p>, SUM(CASE WHEN area_cd = 'W06000020' THEN val ELSE 0 END( AS W06000020</text:p>
          </table:table-cell>
        </table:table-row>
        <table:table-row table:style-name="ro1">
          <table:table-cell office:value-type="string" calcext:value-type="string">
            <text:p>W06000021</text:p>
          </table:table-cell>
          <table:table-cell table:formula="of:=&quot;, SUM(CASE WHEN area_cd = '&quot;&amp;[.A333]&amp;&quot;' THEN val ELSE 0 END( AS &quot;&amp;[.A333]" office:value-type="string" office:string-value=", SUM(CASE WHEN area_cd = 'W06000021' THEN val ELSE 0 END( AS W06000021" calcext:value-type="string">
            <text:p>, SUM(CASE WHEN area_cd = 'W06000021' THEN val ELSE 0 END( AS W06000021</text:p>
          </table:table-cell>
        </table:table-row>
        <table:table-row table:style-name="ro1">
          <table:table-cell office:value-type="string" calcext:value-type="string">
            <text:p>W06000022</text:p>
          </table:table-cell>
          <table:table-cell table:formula="of:=&quot;, SUM(CASE WHEN area_cd = '&quot;&amp;[.A334]&amp;&quot;' THEN val ELSE 0 END( AS &quot;&amp;[.A334]" office:value-type="string" office:string-value=", SUM(CASE WHEN area_cd = 'W06000022' THEN val ELSE 0 END( AS W06000022" calcext:value-type="string">
            <text:p>, SUM(CASE WHEN area_cd = 'W06000022' THEN val ELSE 0 END( AS W06000022</text:p>
          </table:table-cell>
        </table:table-row>
        <table:table-row table:style-name="ro1">
          <table:table-cell office:value-type="string" calcext:value-type="string">
            <text:p>W06000023</text:p>
          </table:table-cell>
          <table:table-cell table:formula="of:=&quot;, SUM(CASE WHEN area_cd = '&quot;&amp;[.A335]&amp;&quot;' THEN val ELSE 0 END( AS &quot;&amp;[.A335]" office:value-type="string" office:string-value=", SUM(CASE WHEN area_cd = 'W06000023' THEN val ELSE 0 END( AS W06000023" calcext:value-type="string">
            <text:p>, SUM(CASE WHEN area_cd = 'W06000023' THEN val ELSE 0 END( AS W06000023</text:p>
          </table:table-cell>
        </table:table-row>
        <table:table-row table:style-name="ro1">
          <table:table-cell office:value-type="string" calcext:value-type="string">
            <text:p>W06000024</text:p>
          </table:table-cell>
          <table:table-cell table:formula="of:=&quot;, SUM(CASE WHEN area_cd = '&quot;&amp;[.A336]&amp;&quot;' THEN val ELSE 0 END( AS &quot;&amp;[.A336]" office:value-type="string" office:string-value=", SUM(CASE WHEN area_cd = 'W06000024' THEN val ELSE 0 END( AS W06000024" calcext:value-type="string">
            <text:p>, SUM(CASE WHEN area_cd = 'W06000024' THEN val ELSE 0 END( AS W06000024</text:p>
          </table:table-cell>
        </table:table-row>
        <table:table-row table:style-name="ro1">
          <table:table-cell/>
          <table:table-cell office:value-type="string" calcext:value-type="string">
            <text:p>FROM (</text:p>
          </table:table-cell>
        </table:table-row>
        <table:table-row table:style-name="ro1">
          <table:table-cell/>
          <table:table-cell office:value-type="string" calcext:value-type="string">
            <text:p>SELECT admin_geography as area_cd, k.Week, k.WC, SUM(v4_0) as val</text:p>
          </table:table-cell>
        </table:table-row>
        <table:table-row table:style-name="ro1">
          <table:table-cell/>
          <table:table-cell office:value-type="string" calcext:value-type="string">
            <text:p>FROM weekly_deaths w</text:p>
          </table:table-cell>
        </table:table-row>
        <table:table-row table:style-name="ro1">
          <table:table-cell/>
          <table:table-cell office:value-type="string" calcext:value-type="string">
            <text:p>INNER JOIN week_key k ON(w.week = k.Week)</text:p>
          </table:table-cell>
        </table:table-row>
        <table:table-row table:style-name="ro1">
          <table:table-cell/>
          <table:table-cell office:value-type="string" calcext:value-type="string">
            <text:p>--INNER JOIN (SELECT DISTINCT laua, hlthau FROM spatial_map_sm) m ON(w.admin_geography = m.laua)</text:p>
          </table:table-cell>
        </table:table-row>
        <table:table-row table:style-name="ro1">
          <table:table-cell/>
          <table:table-cell office:value-type="string" calcext:value-type="string">
            <text:p>WHERE cause_of_death = 'covid-19'</text:p>
          </table:table-cell>
        </table:table-row>
        <table:table-row table:style-name="ro1">
          <table:table-cell/>
          <table:table-cell office:value-type="string" calcext:value-type="string">
            <text:p>--WHERE cause_of_death = 'all-causes'</text:p>
          </table:table-cell>
        </table:table-row>
        <table:table-row table:style-name="ro1">
          <table:table-cell/>
          <table:table-cell office:value-type="string" calcext:value-type="string">
            <text:p>AND place_of_death != 'hospital'</text:p>
          </table:table-cell>
        </table:table-row>
        <table:table-row table:style-name="ro1">
          <table:table-cell/>
          <table:table-cell office:value-type="string" calcext:value-type="string">
            <text:p>GROUP BY admin_geography, w.week</text:p>
          </table:table-cell>
        </table:table-row>
        <table:table-row table:style-name="ro1">
          <table:table-cell/>
          <table:table-cell office:value-type="string" calcext:value-type="string">
            <text:p>) ORDER BY W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5:26:17.80177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3:57:45.010727919</meta:creation-date>
    <dc:date>2020-10-14T15:26:42.189283299</dc:date>
    <meta:editing-duration>PT11M55S</meta:editing-duration>
    <meta:editing-cycles>4</meta:editing-cycles>
    <meta:generator>LibreOffice/6.4.6.2$Linux_X86_64 LibreOffice_project/40$Build-2</meta:generator>
    <meta:document-statistic meta:table-count="1" meta:cell-count="682" meta:object-count="0"/>
  </office:meta>
</office:document-meta>
</file>